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0.907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5.999cm" svg:height="8.999cm" svg:x="17.452cm" svg:y="211.27cm">
            <draw:object draw:notify-on-update-of-ranges="test.C371:test.C371 test.C372:test.C497 test.D371:test.D371 test.D372:test.D497 test.E371:test.E371 test.E372:test.E4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4cm" svg:x="18.083cm" svg:y="99.422cm">
            <draw:object draw:notify-on-update-of-ranges="test.C93:test.C93 test.C94:test.C240 test.D93:test.D93 test.D94:test.D240 test.E93:test.E93 test.E94:test.E2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4124720549545" calcext:value-type="float">
            <text:p>5.54124720549545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7.35642254459641" calcext:value-type="float">
            <text:p>7.35642254459641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.54290178321172" calcext:value-type="float">
            <text:p>5.54290178321172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7.35642254459641" calcext:value-type="float">
            <text:p>7.35642254459641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.54271426216438" calcext:value-type="float">
            <text:p>5.54271426216438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7.35642254459641" calcext:value-type="float">
            <text:p>7.35642254459641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.54271426216438" calcext:value-type="float">
            <text:p>5.54271426216438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7.35642254459641" calcext:value-type="float">
            <text:p>7.35642254459641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.50875238145773" calcext:value-type="float">
            <text:p>5.5087523814577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7.35642254459641" calcext:value-type="float">
            <text:p>7.356422544596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9083266623242" calcext:value-type="float">
            <text:p>5.49083266623242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7.35642254459641" calcext:value-type="float">
            <text:p>7.3564225445964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4677561632627" calcext:value-type="float">
            <text:p>5.4677561632627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7.35642254459641" calcext:value-type="float">
            <text:p>7.35642254459641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.44843867639227" calcext:value-type="float">
            <text:p>5.44843867639227</text:p>
          </table:table-cell>
          <table:table-cell table:number-columns-repeated="3" office:value-type="float" office:value="-75" calcext:value-type="float">
            <text:p>-75</text:p>
          </table:table-cell>
          <table:table-cell office:value-type="float" office:value="7.35642254459641" calcext:value-type="float">
            <text:p>7.35642254459641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.42328516292185" calcext:value-type="float">
            <text:p>5.42328516292185</text:p>
          </table:table-cell>
          <table:table-cell office:value-type="float" office:value="-62" calcext:value-type="float">
            <text:p>-62</text:p>
          </table:table-cell>
          <table:table-cell office:value-type="float" office:value="-74" calcext:value-type="float">
            <text:p>-74</text:p>
          </table:table-cell>
          <table:table-cell office:value-type="float" office:value="-74.99" calcext:value-type="float">
            <text:p>-74.99</text:p>
          </table:table-cell>
          <table:table-cell office:value-type="float" office:value="7.35077844791265" calcext:value-type="float">
            <text:p>7.35077844791265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0880735937938" calcext:value-type="float">
            <text:p>5.4088073593793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9801" calcext:value-type="float">
            <text:p>-74.9801</text:p>
          </table:table-cell>
          <table:table-cell office:value-type="float" office:value="7.34519505781028" calcext:value-type="float">
            <text:p>7.345195057810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0432034044414" calcext:value-type="float">
            <text:p>5.4043203404441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970299" calcext:value-type="float">
            <text:p>-74.970299</text:p>
          </table:table-cell>
          <table:table-cell office:value-type="float" office:value="7.3396716791621" calcext:value-type="float">
            <text:p>7.3396716791621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40284282288115" calcext:value-type="float">
            <text:p>5.4028428228811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96059601" calcext:value-type="float">
            <text:p>-74.96059601</text:p>
          </table:table-cell>
          <table:table-cell office:value-type="float" office:value="7.33420762564127" calcext:value-type="float">
            <text:p>7.33420762564127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.40269141924074" calcext:value-type="float">
            <text:p>5.40269141924074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74.9509900499" calcext:value-type="float">
            <text:p>-74.9509900499</text:p>
          </table:table-cell>
          <table:table-cell office:value-type="float" office:value="7.32880221959353" calcext:value-type="float">
            <text:p>7.32880221959353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.40525792187017" calcext:value-type="float">
            <text:p>5.40525792187017</text:p>
          </table:table-cell>
          <table:table-cell office:value-type="float" office:value="-61" calcext:value-type="float">
            <text:p>-61</text:p>
          </table:table-cell>
          <table:table-cell office:value-type="float" office:value="-74" calcext:value-type="float">
            <text:p>-74</text:p>
          </table:table-cell>
          <table:table-cell office:value-type="float" office:value="-74.941480149401" calcext:value-type="float">
            <text:p>-74.941480149401</text:p>
          </table:table-cell>
          <table:table-cell office:value-type="float" office:value="7.32345479191157" calcext:value-type="float">
            <text:p>7.3234547919115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.41284761276417" calcext:value-type="float">
            <text:p>5.4128476127641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9320653479069" calcext:value-type="float">
            <text:p>-74.9320653479069</text:p>
          </table:table-cell>
          <table:table-cell office:value-type="float" office:value="7.31816468191161" calcext:value-type="float">
            <text:p>7.318164681911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2727948410472" calcext:value-type="float">
            <text:p>5.4272794841047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9227446944279" calcext:value-type="float">
            <text:p>-74.9227446944279</text:p>
          </table:table-cell>
          <table:table-cell office:value-type="float" office:value="7.31293123721192" calcext:value-type="float">
            <text:p>7.31293123721192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.43748300878503" calcext:value-type="float">
            <text:p>5.4374830087850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9135172474836" calcext:value-type="float">
            <text:p>-74.9135172474836</text:p>
          </table:table-cell>
          <table:table-cell office:value-type="float" office:value="7.3077538136135" calcext:value-type="float">
            <text:p>7.3077538136135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43801527571801" calcext:value-type="float">
            <text:p>5.43801527571801</text:p>
          </table:table-cell>
          <table:table-cell office:value-type="float" office:value="-62" calcext:value-type="float">
            <text:p>-62</text:p>
          </table:table-cell>
          <table:table-cell office:value-type="float" office:value="-74" calcext:value-type="float">
            <text:p>-74</text:p>
          </table:table-cell>
          <table:table-cell office:value-type="float" office:value="-74.9043820750087" calcext:value-type="float">
            <text:p>-74.9043820750087</text:p>
          </table:table-cell>
          <table:table-cell office:value-type="float" office:value="7.30263177498267" calcext:value-type="float">
            <text:p>7.30263177498267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.44161117607046" calcext:value-type="float">
            <text:p>5.4416111760704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8953382542586" calcext:value-type="float">
            <text:p>-74.8953382542586</text:p>
          </table:table-cell>
          <table:table-cell office:value-type="float" office:value="7.2975644931357" calcext:value-type="float">
            <text:p>7.2975644931357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4749330802489" calcext:value-type="float">
            <text:p>5.4474933080248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8863848717161" calcext:value-type="float">
            <text:p>-74.8863848717161</text:p>
          </table:table-cell>
          <table:table-cell office:value-type="float" office:value="7.29255134772529" calcext:value-type="float">
            <text:p>7.2925513477252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480817965204" calcext:value-type="float">
            <text:p>5.448081796520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8775210229989" calcext:value-type="float">
            <text:p>-74.8775210229989</text:p>
          </table:table-cell>
          <table:table-cell office:value-type="float" office:value="7.28759172612897" calcext:value-type="float">
            <text:p>7.28759172612897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.45211024287202" calcext:value-type="float">
            <text:p>5.4521102428720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8687458127689" calcext:value-type="float">
            <text:p>-74.8687458127689</text:p>
          </table:table-cell>
          <table:table-cell office:value-type="float" office:value="7.28268502333934" calcext:value-type="float">
            <text:p>7.28268502333934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46387952574164" calcext:value-type="float">
            <text:p>5.4638795257416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8600583546412" calcext:value-type="float">
            <text:p>-74.8600583546412</text:p>
          </table:table-cell>
          <table:table-cell office:value-type="float" office:value="7.27783064185614" calcext:value-type="float">
            <text:p>7.27783064185614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.46112396671824" calcext:value-type="float">
            <text:p>5.4611239667182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4.7814577710948" calcext:value-type="float">
            <text:p>-74.7814577710948</text:p>
          </table:table-cell>
          <table:table-cell office:value-type="float" office:value="7.23405698810456" calcext:value-type="float">
            <text:p>7.23405698810456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.47968683128047" calcext:value-type="float">
            <text:p>5.47968683128047</text:p>
          </table:table-cell>
          <table:table-cell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office:value-type="float" office:value="-74.7736431933838" calcext:value-type="float">
            <text:p>-74.7736431933838</text:p>
          </table:table-cell>
          <table:table-cell office:value-type="float" office:value="7.22971936675775" calcext:value-type="float">
            <text:p>7.229719366757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9326511368045" calcext:value-type="float">
            <text:p>5.4932651136804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76590676145" calcext:value-type="float">
            <text:p>-74.76590676145</text:p>
          </table:table-cell>
          <table:table-cell office:value-type="float" office:value="7.22542768363246" calcext:value-type="float">
            <text:p>7.22542768363246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.51462760477239" calcext:value-type="float">
            <text:p>5.5146276047723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7582476938355" calcext:value-type="float">
            <text:p>-74.7582476938355</text:p>
          </table:table-cell>
          <table:table-cell office:value-type="float" office:value="7.2211814268719" calcext:value-type="float">
            <text:p>7.2211814268719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.57929196780974" calcext:value-type="float">
            <text:p>5.57929196780974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74.7506652168971" calcext:value-type="float">
            <text:p>-74.7506652168971</text:p>
          </table:table-cell>
          <table:table-cell office:value-type="float" office:value="7.21698009082719" calcext:value-type="float">
            <text:p>7.21698009082719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.75851635502993" calcext:value-type="float">
            <text:p>5.7585163550299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7431585647281" calcext:value-type="float">
            <text:p>-74.7431585647281</text:p>
          </table:table-cell>
          <table:table-cell office:value-type="float" office:value="7.21282317597227" calcext:value-type="float">
            <text:p>7.21282317597227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.74306489689836" calcext:value-type="float">
            <text:p>5.7430648968983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7357269790809" calcext:value-type="float">
            <text:p>-74.7357269790809</text:p>
          </table:table-cell>
          <table:table-cell office:value-type="float" office:value="7.20871018882009" calcext:value-type="float">
            <text:p>7.208710188820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5391777693117" calcext:value-type="float">
            <text:p>5.85391777693117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4.72836970929" calcext:value-type="float">
            <text:p>-74.72836970929</text:p>
          </table:table-cell>
          <table:table-cell office:value-type="float" office:value="7.20464064184019" calcext:value-type="float">
            <text:p>7.20464064184019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.86388402502042" calcext:value-type="float">
            <text:p>5.8638840250204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7210860121971" calcext:value-type="float">
            <text:p>-74.7210860121971</text:p>
          </table:table-cell>
          <table:table-cell office:value-type="float" office:value="7.20061405337754" calcext:value-type="float">
            <text:p>7.20061405337754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.88172869404689" calcext:value-type="float">
            <text:p>5.8817286940468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7138751520752" calcext:value-type="float">
            <text:p>-74.7138751520752</text:p>
          </table:table-cell>
          <table:table-cell office:value-type="float" office:value="7.19662994757266" calcext:value-type="float">
            <text:p>7.19662994757266</text:p>
          </table:table-cell>
          <table:table-cell table:number-columns-repeated="4"/>
        </table:table-row>
        <table:table-row table:style-name="ro1">
          <table:table-cell office:value-type="float" office:value="7.603" calcext:value-type="float">
            <text:p>7.603</text:p>
          </table:table-cell>
          <table:table-cell office:value-type="float" office:value="5.94603390172072" calcext:value-type="float">
            <text:p>5.94603390172072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4.6967364005544" calcext:value-type="float">
            <text:p>-74.6967364005544</text:p>
          </table:table-cell>
          <table:table-cell office:value-type="float" office:value="7.18716938040259" calcext:value-type="float">
            <text:p>7.18716938040259</text:p>
          </table:table-cell>
          <table:table-cell table:number-columns-repeated="4"/>
        </table:table-row>
        <table:table-row table:style-name="ro1">
          <table:table-cell office:value-type="float" office:value="7.803" calcext:value-type="float">
            <text:p>7.803</text:p>
          </table:table-cell>
          <table:table-cell office:value-type="float" office:value="5.87102211023711" calcext:value-type="float">
            <text:p>5.87102211023711</text:p>
          </table:table-cell>
          <table:table-cell office:value-type="float" office:value="-73" calcext:value-type="float">
            <text:p>-73</text:p>
          </table:table-cell>
          <table:table-cell office:value-type="float" office:value="-64" calcext:value-type="float">
            <text:p>-64</text:p>
          </table:table-cell>
          <table:table-cell office:value-type="float" office:value="-74.5897690365489" calcext:value-type="float">
            <text:p>-74.5897690365489</text:p>
          </table:table-cell>
          <table:table-cell office:value-type="float" office:value="7.12840393421585" calcext:value-type="float">
            <text:p>7.12840393421585</text:p>
          </table:table-cell>
          <table:table-cell table:number-columns-repeated="4"/>
        </table:table-row>
        <table:table-row table:style-name="ro1">
          <table:table-cell office:value-type="float" office:value="8.003" calcext:value-type="float">
            <text:p>8.003</text:p>
          </table:table-cell>
          <table:table-cell office:value-type="float" office:value="5.84141954224906" calcext:value-type="float">
            <text:p>5.84141954224906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74.4838713461834" calcext:value-type="float">
            <text:p>-74.4838713461834</text:p>
          </table:table-cell>
          <table:table-cell office:value-type="float" office:value="7.0706994641" calcext:value-type="float">
            <text:p>7.0706994641</text:p>
          </table:table-cell>
          <table:table-cell table:number-columns-repeated="4"/>
        </table:table-row>
        <table:table-row table:style-name="ro1">
          <table:table-cell office:value-type="float" office:value="8.203" calcext:value-type="float">
            <text:p>8.203</text:p>
          </table:table-cell>
          <table:table-cell office:value-type="float" office:value="5.84285795295519" calcext:value-type="float">
            <text:p>5.84285795295519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4.3790326327216" calcext:value-type="float">
            <text:p>-74.3790326327216</text:p>
          </table:table-cell>
          <table:table-cell office:value-type="float" office:value="7.01403218572404" calcext:value-type="float">
            <text:p>7.01403218572404</text:p>
          </table:table-cell>
          <table:table-cell table:number-columns-repeated="4"/>
        </table:table-row>
        <table:table-row table:style-name="ro1">
          <table:table-cell office:value-type="float" office:value="8.403" calcext:value-type="float">
            <text:p>8.403</text:p>
          </table:table-cell>
          <table:table-cell office:value-type="float" office:value="5.78716882337524" calcext:value-type="float">
            <text:p>5.78716882337524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74.3552423063943" calcext:value-type="float">
            <text:p>-74.3552423063943</text:p>
          </table:table-cell>
          <table:table-cell office:value-type="float" office:value="7.00123642405228" calcext:value-type="float">
            <text:p>7.00123642405228</text:p>
          </table:table-cell>
          <table:table-cell table:number-columns-repeated="4"/>
        </table:table-row>
        <table:table-row table:style-name="ro1">
          <table:table-cell office:value-type="float" office:value="8.603" calcext:value-type="float">
            <text:p>8.603</text:p>
          </table:table-cell>
          <table:table-cell office:value-type="float" office:value="5.69570353959507" calcext:value-type="float">
            <text:p>5.69570353959507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-74.3316898833304" calcext:value-type="float">
            <text:p>-74.3316898833304</text:p>
          </table:table-cell>
          <table:table-cell office:value-type="float" office:value="6.98859161457546" calcext:value-type="float">
            <text:p>6.98859161457546</text:p>
          </table:table-cell>
          <table:table-cell table:number-columns-repeated="4"/>
        </table:table-row>
        <table:table-row table:style-name="ro1">
          <table:table-cell office:value-type="float" office:value="8.803" calcext:value-type="float">
            <text:p>8.803</text:p>
          </table:table-cell>
          <table:table-cell office:value-type="float" office:value="5.54292220504214" calcext:value-type="float">
            <text:p>5.5429222050421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4.3083729844971" calcext:value-type="float">
            <text:p>-74.3083729844971</text:p>
          </table:table-cell>
          <table:table-cell office:value-type="float" office:value="6.9760957494744" calcext:value-type="float">
            <text:p>6.9760957494744</text:p>
          </table:table-cell>
          <table:table-cell table:number-columns-repeated="4"/>
        </table:table-row>
        <table:table-row table:style-name="ro1">
          <table:table-cell office:value-type="float" office:value="9.003" calcext:value-type="float">
            <text:p>9.003</text:p>
          </table:table-cell>
          <table:table-cell office:value-type="float" office:value="5.40731187741879" calcext:value-type="float">
            <text:p>5.40731187741879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4.2752892546521" calcext:value-type="float">
            <text:p>-74.2752892546521</text:p>
          </table:table-cell>
          <table:table-cell office:value-type="float" office:value="6.95840402961929" calcext:value-type="float">
            <text:p>6.95840402961929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.40731187741879" calcext:value-type="float">
            <text:p>5.4073118774187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4.2325363621056" calcext:value-type="float">
            <text:p>-74.2325363621056</text:p>
          </table:table-cell>
          <table:table-cell office:value-type="float" office:value="6.93560810429105" calcext:value-type="float">
            <text:p>6.93560810429105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.40731187741879" calcext:value-type="float">
            <text:p>5.4073118774187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4.1902109984845" calcext:value-type="float">
            <text:p>-74.1902109984845</text:p>
          </table:table-cell>
          <table:table-cell office:value-type="float" office:value="6.91311370263882" calcext:value-type="float">
            <text:p>6.91311370263882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.84715776240467" calcext:value-type="float">
            <text:p>5.8471577624046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4.1483088884997" calcext:value-type="float">
            <text:p>-74.1483088884997</text:p>
          </table:table-cell>
          <table:table-cell office:value-type="float" office:value="6.89091611163968" calcext:value-type="float">
            <text:p>6.89091611163968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5.94813691406445" calcext:value-type="float">
            <text:p>5.94813691406445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4.0968257996147" calcext:value-type="float">
            <text:p>-74.0968257996147</text:p>
          </table:table-cell>
          <table:table-cell office:value-type="float" office:value="6.86374056906133" calcext:value-type="float">
            <text:p>6.863740569061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1685728429393" calcext:value-type="float">
            <text:p>6.01685728429393</text:p>
          </table:table-cell>
          <table:table-cell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office:value-type="float" office:value="-74.0358575416186" calcext:value-type="float">
            <text:p>-74.0358575416186</text:p>
          </table:table-cell>
          <table:table-cell office:value-type="float" office:value="6.83169681875124" calcext:value-type="float">
            <text:p>6.83169681875124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.01644216223542" calcext:value-type="float">
            <text:p>6.0164421622354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3.9854989662024" calcext:value-type="float">
            <text:p>-73.9854989662024</text:p>
          </table:table-cell>
          <table:table-cell office:value-type="float" office:value="6.8053421588963" calcext:value-type="float">
            <text:p>6.8053421588963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.05061136499948" calcext:value-type="float">
            <text:p>6.0506113649994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73.9256439765404" calcext:value-type="float">
            <text:p>-73.9256439765404</text:p>
          </table:table-cell>
          <table:table-cell office:value-type="float" office:value="6.77414984745783" calcext:value-type="float">
            <text:p>6.77414984745783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6.13535694465907" calcext:value-type="float">
            <text:p>6.1353569446590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73.866387536775" calcext:value-type="float">
            <text:p>-73.866387536775</text:p>
          </table:table-cell>
          <table:table-cell office:value-type="float" office:value="6.74341029396233" calcext:value-type="float">
            <text:p>6.74341029396233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.12968947759847" calcext:value-type="float">
            <text:p>6.1296894775984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73.7977236614072" calcext:value-type="float">
            <text:p>-73.7977236614072</text:p>
          </table:table-cell>
          <table:table-cell office:value-type="float" office:value="6.70796501208294" calcext:value-type="float">
            <text:p>6.70796501208294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6.13298736747029" calcext:value-type="float">
            <text:p>6.13298736747029</text:p>
          </table:table-cell>
          <table:table-cell office:value-type="float" office:value="-69" calcext:value-type="float">
            <text:p>-69</text:p>
          </table:table-cell>
          <table:table-cell office:value-type="float" office:value="-20" calcext:value-type="float">
            <text:p>-20</text:p>
          </table:table-cell>
          <table:table-cell office:value-type="float" office:value="-73.2597464247931" calcext:value-type="float">
            <text:p>-73.2597464247931</text:p>
          </table:table-cell>
          <table:table-cell office:value-type="float" office:value="6.43662509545513" calcext:value-type="float">
            <text:p>6.43662509545513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6.01819763800646" calcext:value-type="float">
            <text:p>6.01819763800646</text:p>
          </table:table-cell>
          <table:table-cell office:value-type="float" office:value="-67" calcext:value-type="float">
            <text:p>-67</text:p>
          </table:table-cell>
          <table:table-cell office:value-type="float" office:value="-20" calcext:value-type="float">
            <text:p>-20</text:p>
          </table:table-cell>
          <table:table-cell office:value-type="float" office:value="-72.7271489605452" calcext:value-type="float">
            <text:p>-72.7271489605452</text:p>
          </table:table-cell>
          <table:table-cell office:value-type="float" office:value="6.17881177269755" calcext:value-type="float">
            <text:p>6.17881177269755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6.00404484487234" calcext:value-type="float">
            <text:p>6.00404484487234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72.1998774709398" calcext:value-type="float">
            <text:p>-72.1998774709398</text:p>
          </table:table-cell>
          <table:table-cell office:value-type="float" office:value="5.93375005881782" calcext:value-type="float">
            <text:p>5.9337500588178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97414262479862" calcext:value-type="float">
            <text:p>5.97414262479862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71.9778786962304" calcext:value-type="float">
            <text:p>-71.9778786962304</text:p>
          </table:table-cell>
          <table:table-cell office:value-type="float" office:value="5.83350117761115" calcext:value-type="float">
            <text:p>5.83350117761115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5.92410091592497" calcext:value-type="float">
            <text:p>5.92410091592497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71.8980999092681" calcext:value-type="float">
            <text:p>-71.8980999092681</text:p>
          </table:table-cell>
          <table:table-cell office:value-type="float" office:value="5.79789034036787" calcext:value-type="float">
            <text:p>5.79789034036787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5.85586053554133" calcext:value-type="float">
            <text:p>5.8558605355413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71.8191189101754" calcext:value-type="float">
            <text:p>-71.8191189101754</text:p>
          </table:table-cell>
          <table:table-cell office:value-type="float" office:value="5.76284975366993" calcext:value-type="float">
            <text:p>5.76284975366993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5.77175361231075" calcext:value-type="float">
            <text:p>5.7717536123107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1.7409277210736" calcext:value-type="float">
            <text:p>-71.7409277210736</text:p>
          </table:table-cell>
          <table:table-cell office:value-type="float" office:value="5.72836818507543" calcext:value-type="float">
            <text:p>5.72836818507543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5.68667117650723" calcext:value-type="float">
            <text:p>5.68667117650723</text:p>
          </table:table-cell>
          <table:table-cell office:value-type="float" office:value="-50" calcext:value-type="float">
            <text:p>-50</text:p>
          </table:table-cell>
          <table:table-cell office:value-type="float" office:value="-64" calcext:value-type="float">
            <text:p>-64</text:p>
          </table:table-cell>
          <table:table-cell office:value-type="float" office:value="-71.6635184438629" calcext:value-type="float">
            <text:p>-71.6635184438629</text:p>
          </table:table-cell>
          <table:table-cell office:value-type="float" office:value="5.6944346695907" calcext:value-type="float">
            <text:p>5.694434669590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59470109015688" calcext:value-type="float">
            <text:p>5.59470109015688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1.5868832594243" calcext:value-type="float">
            <text:p>-71.5868832594243</text:p>
          </table:table-cell>
          <table:table-cell office:value-type="float" office:value="5.66103850223577" calcext:value-type="float">
            <text:p>5.66103850223577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5.51817483667545" calcext:value-type="float">
            <text:p>5.5181748366754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1.51101442683" calcext:value-type="float">
            <text:p>-71.51101442683</text:p>
          </table:table-cell>
          <table:table-cell office:value-type="float" office:value="5.6281692308441" calcext:value-type="float">
            <text:p>5.6281692308441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5.44753922869804" calcext:value-type="float">
            <text:p>5.44753922869804</text:p>
          </table:table-cell>
          <table:table-cell office:value-type="float" office:value="-65" calcext:value-type="float">
            <text:p>-65</text:p>
          </table:table-cell>
          <table:table-cell office:value-type="float" office:value="-51" calcext:value-type="float">
            <text:p>-51</text:p>
          </table:table-cell>
          <table:table-cell office:value-type="float" office:value="-71.3059042825617" calcext:value-type="float">
            <text:p>-71.3059042825617</text:p>
          </table:table-cell>
          <table:table-cell office:value-type="float" office:value="5.54025995471797" calcext:value-type="float">
            <text:p>5.54025995471797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5.36432059623988" calcext:value-type="float">
            <text:p>5.36432059623988</text:p>
          </table:table-cell>
          <table:table-cell office:value-type="float" office:value="-64" calcext:value-type="float">
            <text:p>-64</text:p>
          </table:table-cell>
          <table:table-cell office:value-type="float" office:value="-15" calcext:value-type="float">
            <text:p>-15</text:p>
          </table:table-cell>
          <table:table-cell office:value-type="float" office:value="-70.7428452397361" calcext:value-type="float">
            <text:p>-70.7428452397361</text:p>
          </table:table-cell>
          <table:table-cell office:value-type="float" office:value="5.3059299005671" calcext:value-type="float">
            <text:p>5.3059299005671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5.27467953735384" calcext:value-type="float">
            <text:p>5.27467953735384</text:p>
          </table:table-cell>
          <table:table-cell office:value-type="float" office:value="-51" calcext:value-type="float">
            <text:p>-51</text:p>
          </table:table-cell>
          <table:table-cell office:value-type="float" office:value="-15" calcext:value-type="float">
            <text:p>-15</text:p>
          </table:table-cell>
          <table:table-cell office:value-type="float" office:value="-70.1854167873388" calcext:value-type="float">
            <text:p>-70.1854167873388</text:p>
          </table:table-cell>
          <table:table-cell office:value-type="float" office:value="5.08370755700129" calcext:value-type="float">
            <text:p>5.083707557001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18909233983093" calcext:value-type="float">
            <text:p>5.18909233983093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69.6335626194654" calcext:value-type="float">
            <text:p>-69.6335626194654</text:p>
          </table:table-cell>
          <table:table-cell office:value-type="float" office:value="4.87287668007823" calcext:value-type="float">
            <text:p>4.87287668007823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5.12460319046808" calcext:value-type="float">
            <text:p>5.12460319046808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69.0872269932707" calcext:value-type="float">
            <text:p>-69.0872269932707</text:p>
          </table:table-cell>
          <table:table-cell office:value-type="float" office:value="4.67276815061119" calcext:value-type="float">
            <text:p>4.67276815061119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5.06659561136185" calcext:value-type="float">
            <text:p>5.0665956113618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68.546354723338" calcext:value-type="float">
            <text:p>-68.546354723338</text:p>
          </table:table-cell>
          <table:table-cell office:value-type="float" office:value="4.4827565876483" calcext:value-type="float">
            <text:p>4.4827565876483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.99762827544957" calcext:value-type="float">
            <text:p>4.99762827544957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68.0108911761046" calcext:value-type="float">
            <text:p>-68.0108911761046</text:p>
          </table:table-cell>
          <table:table-cell office:value-type="float" office:value="4.30225722445097" calcext:value-type="float">
            <text:p>4.30225722445097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.90790104423287" calcext:value-type="float">
            <text:p>4.90790104423287</text:p>
          </table:table-cell>
          <table:table-cell office:value-type="float" office:value="-15" calcext:value-type="float">
            <text:p>-15</text:p>
          </table:table-cell>
          <table:table-cell office:value-type="float" office:value="-30" calcext:value-type="float">
            <text:p>-30</text:p>
          </table:table-cell>
          <table:table-cell office:value-type="float" office:value="-67.6307822643436" calcext:value-type="float">
            <text:p>-67.6307822643436</text:p>
          </table:table-cell>
          <table:table-cell office:value-type="float" office:value="4.17855454355816" calcext:value-type="float">
            <text:p>4.178554543558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81682709369862" calcext:value-type="float">
            <text:p>4.81682709369862</text:p>
          </table:table-cell>
          <table:table-cell office:value-type="float" office:value="-15" calcext:value-type="float">
            <text:p>-15</text:p>
          </table:table-cell>
          <table:table-cell office:value-type="float" office:value="-61" calcext:value-type="float">
            <text:p>-61</text:p>
          </table:table-cell>
          <table:table-cell office:value-type="float" office:value="-67.5644744417001" calcext:value-type="float">
            <text:p>-67.5644744417001</text:p>
          </table:table-cell>
          <table:table-cell office:value-type="float" office:value="4.15734259257123" calcext:value-type="float">
            <text:p>4.15734259257123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.73269985317042" calcext:value-type="float">
            <text:p>4.73269985317042</text:p>
          </table:table-cell>
          <table:table-cell office:value-type="float" office:value="-30" calcext:value-type="float">
            <text:p>-30</text:p>
          </table:table-cell>
          <table:table-cell office:value-type="float" office:value="-62" calcext:value-type="float">
            <text:p>-62</text:p>
          </table:table-cell>
          <table:table-cell office:value-type="float" office:value="-67.5088296972831" calcext:value-type="float">
            <text:p>-67.5088296972831</text:p>
          </table:table-cell>
          <table:table-cell office:value-type="float" office:value="4.13962489361095" calcext:value-type="float">
            <text:p>4.13962489361095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.6628469137449" calcext:value-type="float">
            <text:p>4.6628469137449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7.4537414003103" calcext:value-type="float">
            <text:p>-67.4537414003103</text:p>
          </table:table-cell>
          <table:table-cell office:value-type="float" office:value="4.12215875285618" calcext:value-type="float">
            <text:p>4.12215875285618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.5745518196832" calcext:value-type="float">
            <text:p>4.5745518196832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7.3992039863072" calcext:value-type="float">
            <text:p>-67.3992039863072</text:p>
          </table:table-cell>
          <table:table-cell office:value-type="float" office:value="4.104939866938" calcext:value-type="float">
            <text:p>4.104939866938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.49605056692934" calcext:value-type="float">
            <text:p>4.4960505669293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7.3552119464442" calcext:value-type="float">
            <text:p>-67.3552119464442</text:p>
          </table:table-cell>
          <table:table-cell office:value-type="float" office:value="4.0911028542436" calcext:value-type="float">
            <text:p>4.091102854243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4375798698145" calcext:value-type="float">
            <text:p>4.4375798698145</text:p>
          </table:table-cell>
          <table:table-cell office:value-type="float" office:value="-64" calcext:value-type="float">
            <text:p>-64</text:p>
          </table:table-cell>
          <table:table-cell office:value-type="float" office:value="-49" calcext:value-type="float">
            <text:p>-49</text:p>
          </table:table-cell>
          <table:table-cell office:value-type="float" office:value="-67.1716598269797" calcext:value-type="float">
            <text:p>-67.1716598269797</text:p>
          </table:table-cell>
          <table:table-cell office:value-type="float" office:value="4.03387089343908" calcext:value-type="float">
            <text:p>4.03387089343908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.38090789783953" calcext:value-type="float">
            <text:p>4.38090789783953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66.9899432287099" calcext:value-type="float">
            <text:p>-66.9899432287099</text:p>
          </table:table-cell>
          <table:table-cell office:value-type="float" office:value="3.97799995879895" calcext:value-type="float">
            <text:p>3.97799995879895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.31267959510526" calcext:value-type="float">
            <text:p>4.31267959510526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66.9600437964228" calcext:value-type="float">
            <text:p>-66.9600437964228</text:p>
          </table:table-cell>
          <table:table-cell office:value-type="float" office:value="3.96888144789081" calcext:value-type="float">
            <text:p>3.96888144789081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.23358657065568" calcext:value-type="float">
            <text:p>4.23358657065568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.9404433584586" calcext:value-type="float">
            <text:p>-66.9404433584586</text:p>
          </table:table-cell>
          <table:table-cell office:value-type="float" office:value="3.96291519437739" calcext:value-type="float">
            <text:p>3.96291519437739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.14026639494686" calcext:value-type="float">
            <text:p>4.14026639494686</text:p>
          </table:table-cell>
          <table:table-cell office:value-type="float" office:value="-49" calcext:value-type="float">
            <text:p>-49</text:p>
          </table:table-cell>
          <table:table-cell office:value-type="float" office:value="-65" calcext:value-type="float">
            <text:p>-65</text:p>
          </table:table-cell>
          <table:table-cell office:value-type="float" office:value="-66.921038924874" calcext:value-type="float">
            <text:p>-66.921038924874</text:p>
          </table:table-cell>
          <table:table-cell office:value-type="float" office:value="3.95701743817896" calcext:value-type="float">
            <text:p>3.9570174381789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0455280607634" calcext:value-type="float">
            <text:p>4.045528060763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6.9018285356253" calcext:value-type="float">
            <text:p>-66.9018285356253</text:p>
          </table:table-cell>
          <table:table-cell office:value-type="float" office:value="3.95118730562318" calcext:value-type="float">
            <text:p>3.95118730562318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93988464948445" calcext:value-type="float">
            <text:p>3.93988464948445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6.882810250269" calcext:value-type="float">
            <text:p>-66.882810250269</text:p>
          </table:table-cell>
          <table:table-cell office:value-type="float" office:value="3.94542393593085" calcext:value-type="float">
            <text:p>3.94542393593085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.86024497916255" calcext:value-type="float">
            <text:p>3.86024497916255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6.8639821477663" calcext:value-type="float">
            <text:p>-66.8639821477663</text:p>
          </table:table-cell>
          <table:table-cell office:value-type="float" office:value="3.93972648099153" calcext:value-type="float">
            <text:p>3.93972648099153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3.74445500589355" calcext:value-type="float">
            <text:p>3.7444550058935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8553423262887" calcext:value-type="float">
            <text:p>-66.8553423262887</text:p>
          </table:table-cell>
          <table:table-cell office:value-type="float" office:value="3.93711479304102" calcext:value-type="float">
            <text:p>3.93711479304102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.60432061442208" calcext:value-type="float">
            <text:p>3.60432061442208</text:p>
          </table:table-cell>
          <table:table-cell office:value-type="float" office:value="-22" calcext:value-type="float">
            <text:p>-22</text:p>
          </table:table-cell>
          <table:table-cell office:value-type="float" office:value="-70" calcext:value-type="float">
            <text:p>-70</text:p>
          </table:table-cell>
          <table:table-cell office:value-type="float" office:value="-66.8867889030258" calcext:value-type="float">
            <text:p>-66.8867889030258</text:p>
          </table:table-cell>
          <table:table-cell office:value-type="float" office:value="3.94662894539705" calcext:value-type="float">
            <text:p>3.946628945397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49933151629656" calcext:value-type="float">
            <text:p>3.49933151629656</text:p>
          </table:table-cell>
          <table:table-cell office:value-type="float" office:value="-53" calcext:value-type="float">
            <text:p>-53</text:p>
          </table:table-cell>
          <table:table-cell office:value-type="float" office:value="-70" calcext:value-type="float">
            <text:p>-70</text:p>
          </table:table-cell>
          <table:table-cell office:value-type="float" office:value="-66.9179210139955" calcext:value-type="float">
            <text:p>-66.9179210139955</text:p>
          </table:table-cell>
          <table:table-cell office:value-type="float" office:value="3.95607060355414" calcext:value-type="float">
            <text:p>3.95607060355414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.43160961781136" calcext:value-type="float">
            <text:p>3.4316096178113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6.9487418038556" calcext:value-type="float">
            <text:p>-66.9487418038556</text:p>
          </table:table-cell>
          <table:table-cell office:value-type="float" office:value="3.9654400948759" calcext:value-type="float">
            <text:p>3.9654400948759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.35193161473809" calcext:value-type="float">
            <text:p>3.3519316147380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.979254385817" calcext:value-type="float">
            <text:p>-66.979254385817</text:p>
          </table:table-cell>
          <table:table-cell office:value-type="float" office:value="3.97473774990954" calcext:value-type="float">
            <text:p>3.97473774990954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.24013691374789" calcext:value-type="float">
            <text:p>3.2401369137478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7.0094618419588" calcext:value-type="float">
            <text:p>-67.0094618419588</text:p>
          </table:table-cell>
          <table:table-cell office:value-type="float" office:value="3.98396390226421" calcext:value-type="float">
            <text:p>3.98396390226421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.14979543003046" calcext:value-type="float">
            <text:p>3.14979543003046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7.0393672235393" calcext:value-type="float">
            <text:p>-67.0393672235393</text:p>
          </table:table-cell>
          <table:table-cell office:value-type="float" office:value="3.99311888849129" calcext:value-type="float">
            <text:p>3.993118888491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425434181376" calcext:value-type="float">
            <text:p>3.0425434181376</text:p>
          </table:table-cell>
          <table:table-cell office:value-type="float" office:value="-8" calcext:value-type="float">
            <text:p>-8</text:p>
          </table:table-cell>
          <table:table-cell office:value-type="float" office:value="-70" calcext:value-type="float">
            <text:p>-70</text:p>
          </table:table-cell>
          <table:table-cell office:value-type="float" office:value="-67.0689735513039" calcext:value-type="float">
            <text:p>-67.0689735513039</text:p>
          </table:table-cell>
          <table:table-cell office:value-type="float" office:value="4.00220304796678" calcext:value-type="float">
            <text:p>4.00220304796678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.938836327639" calcext:value-type="float">
            <text:p>2.93883632763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7.1082838157908" calcext:value-type="float">
            <text:p>-67.1082838157908</text:p>
          </table:table-cell>
          <table:table-cell office:value-type="float" office:value="4.01429662719162" calcext:value-type="float">
            <text:p>4.01429662719162</text:p>
          </table:table-cell>
          <table:table-cell table:number-columns-repeated="4"/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9145516537441" calcext:value-type="float">
            <text:p>5.69145516537441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.692344661032" calcext:value-type="float">
            <text:p>5.692344661032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.68948992977275" calcext:value-type="float">
            <text:p>5.68948992977275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.68651201447561" calcext:value-type="float">
            <text:p>5.686512014475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.66966894455915" calcext:value-type="float">
            <text:p>5.66966894455915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5034178086581" calcext:value-type="float">
            <text:p>5.6503417808658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01" calcext:value-type="float">
            <text:p>-74.01</text:p>
          </table:table-cell>
          <table:table-cell office:value-type="float" office:value="6.81815180771216" calcext:value-type="float">
            <text:p>6.81815180771216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63455815305647" calcext:value-type="float">
            <text:p>5.63455815305647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0199" calcext:value-type="float">
            <text:p>-74.0199</text:p>
          </table:table-cell>
          <table:table-cell office:value-type="float" office:value="6.8233345701875" calcext:value-type="float">
            <text:p>6.8233345701875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.61996647503761" calcext:value-type="float">
            <text:p>5.61996647503761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029701" calcext:value-type="float">
            <text:p>-74.029701</text:p>
          </table:table-cell>
          <table:table-cell office:value-type="float" office:value="6.82846938576533" calcext:value-type="float">
            <text:p>6.8284693857653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.60905029839701" calcext:value-type="float">
            <text:p>5.6090502983970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03940399" calcext:value-type="float">
            <text:p>-74.03940399</text:p>
          </table:table-cell>
          <table:table-cell office:value-type="float" office:value="6.83355665955052" calcext:value-type="float">
            <text:p>6.83355665955052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59810125230856" calcext:value-type="float">
            <text:p>5.59810125230856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74.0190099501" calcext:value-type="float">
            <text:p>-74.0190099501</text:p>
          </table:table-cell>
          <table:table-cell office:value-type="float" office:value="6.82286845782435" calcext:value-type="float">
            <text:p>6.822868457824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765086219601" calcext:value-type="float">
            <text:p>5.5765086219601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73.998819850599" calcext:value-type="float">
            <text:p>-73.998819850599</text:p>
          </table:table-cell>
          <table:table-cell office:value-type="float" office:value="6.81230360543921" calcext:value-type="float">
            <text:p>6.81230360543921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56096589720663" calcext:value-type="float">
            <text:p>5.5609658972066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3.978831652093" calcext:value-type="float">
            <text:p>-73.978831652093</text:p>
          </table:table-cell>
          <table:table-cell office:value-type="float" office:value="6.8018605162097" calcext:value-type="float">
            <text:p>6.8018605162097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.54622350164717" calcext:value-type="float">
            <text:p>5.5462235016471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3.9590433355721" calcext:value-type="float">
            <text:p>-73.9590433355721</text:p>
          </table:table-cell>
          <table:table-cell office:value-type="float" office:value="6.79153762761049" calcext:value-type="float">
            <text:p>6.79153762761049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.53571735998742" calcext:value-type="float">
            <text:p>5.53571735998742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73.8594529022164" calcext:value-type="float">
            <text:p>-73.8594529022164</text:p>
          </table:table-cell>
          <table:table-cell office:value-type="float" office:value="6.73982204947772" calcext:value-type="float">
            <text:p>6.73982204947772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.51946146746233" calcext:value-type="float">
            <text:p>5.51946146746233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73.8608583731942" calcext:value-type="float">
            <text:p>-73.8608583731942</text:p>
          </table:table-cell>
          <table:table-cell office:value-type="float" office:value="6.74054913947647" calcext:value-type="float">
            <text:p>6.740549139476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0886817241467" calcext:value-type="float">
            <text:p>5.5088681724146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622497894622" calcext:value-type="float">
            <text:p>-73.8622497894622</text:p>
          </table:table-cell>
          <table:table-cell office:value-type="float" office:value="6.74126903584079" calcext:value-type="float">
            <text:p>6.74126903584079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.50026116208985" calcext:value-type="float">
            <text:p>5.5002611620898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636272915676" calcext:value-type="float">
            <text:p>-73.8636272915676</text:p>
          </table:table-cell>
          <table:table-cell office:value-type="float" office:value="6.74198180897755" calcext:value-type="float">
            <text:p>6.74198180897755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49150503967413" calcext:value-type="float">
            <text:p>5.49150503967413</text:p>
          </table:table-cell>
          <table:table-cell office:value-type="float" office:value="-60" calcext:value-type="float">
            <text:p>-60</text:p>
          </table:table-cell>
          <table:table-cell office:value-type="float" office:value="-73" calcext:value-type="float">
            <text:p>-73</text:p>
          </table:table-cell>
          <table:table-cell office:value-type="float" office:value="-73.854991018652" calcext:value-type="float">
            <text:p>-73.854991018652</text:p>
          </table:table-cell>
          <table:table-cell office:value-type="float" office:value="6.73751431023958" calcext:value-type="float">
            <text:p>6.73751431023958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.47886073565152" calcext:value-type="float">
            <text:p>5.4788607356515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564411084654" calcext:value-type="float">
            <text:p>-73.8564411084654</text:p>
          </table:table-cell>
          <table:table-cell office:value-type="float" office:value="6.73826422724981" calcext:value-type="float">
            <text:p>6.73826422724981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6901451901772" calcext:value-type="float">
            <text:p>5.4690145190177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3.8678766973808" calcext:value-type="float">
            <text:p>-73.8678766973808</text:p>
          </table:table-cell>
          <table:table-cell office:value-type="float" office:value="6.74418109160362" calcext:value-type="float">
            <text:p>6.744181091603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6539952257607" calcext:value-type="float">
            <text:p>5.46539952257607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3.879197930407" calcext:value-type="float">
            <text:p>-73.879197930407</text:p>
          </table:table-cell>
          <table:table-cell office:value-type="float" office:value="6.75004390521859" calcext:value-type="float">
            <text:p>6.75004390521859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.46283200729205" calcext:value-type="float">
            <text:p>5.4628320072920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-73.8904059511029" calcext:value-type="float">
            <text:p>-73.8904059511029</text:p>
          </table:table-cell>
          <table:table-cell office:value-type="float" office:value="6.75585311111646" calcext:value-type="float">
            <text:p>6.75585311111646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45769427058195" calcext:value-type="float">
            <text:p>5.4576942705819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.9015018915919" calcext:value-type="float">
            <text:p>-73.9015018915919</text:p>
          </table:table-cell>
          <table:table-cell office:value-type="float" office:value="6.76160914970289" calcext:value-type="float">
            <text:p>6.76160914970289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.45468621103159" calcext:value-type="float">
            <text:p>5.4546862110315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3.9124868726759" calcext:value-type="float">
            <text:p>-73.9124868726759</text:p>
          </table:table-cell>
          <table:table-cell office:value-type="float" office:value="6.76731245876106" calcext:value-type="float">
            <text:p>6.76731245876106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.4520588204115" calcext:value-type="float">
            <text:p>5.452058820411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.9233620039492" calcext:value-type="float">
            <text:p>-73.9233620039492</text:p>
          </table:table-cell>
          <table:table-cell office:value-type="float" office:value="6.77296347344599" calcext:value-type="float">
            <text:p>6.772963473445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4477853544674" calcext:value-type="float">
            <text:p>5.44477853544674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3.9041283839097" calcext:value-type="float">
            <text:p>-73.9041283839097</text:p>
          </table:table-cell>
          <table:table-cell office:value-type="float" office:value="6.76297236486409" calcext:value-type="float">
            <text:p>6.76297236486409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.43427991455074" calcext:value-type="float">
            <text:p>5.4342799145507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3.8850871000706" calcext:value-type="float">
            <text:p>-73.8850871000706</text:p>
          </table:table-cell>
          <table:table-cell office:value-type="float" office:value="6.75309568544302" calcext:value-type="float">
            <text:p>6.75309568544302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.41529226270737" calcext:value-type="float">
            <text:p>5.41529226270737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3.8662362290699" calcext:value-type="float">
            <text:p>-73.8662362290699</text:p>
          </table:table-cell>
          <table:table-cell office:value-type="float" office:value="6.74333198120037" calcext:value-type="float">
            <text:p>6.74333198120037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.38816944808856" calcext:value-type="float">
            <text:p>5.38816944808856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73.8475738667792" calcext:value-type="float">
            <text:p>-73.8475738667792</text:p>
          </table:table-cell>
          <table:table-cell office:value-type="float" office:value="6.73367981950296" calcext:value-type="float">
            <text:p>6.73367981950296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.35160243020184" calcext:value-type="float">
            <text:p>5.35160243020184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73.8290981281114" calcext:value-type="float">
            <text:p>-73.8290981281114</text:p>
          </table:table-cell>
          <table:table-cell office:value-type="float" office:value="6.72413778869736" calcext:value-type="float">
            <text:p>6.724137788697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2111145165274" calcext:value-type="float">
            <text:p>5.3211114516527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3.8108071468303" calcext:value-type="float">
            <text:p>-73.8108071468303</text:p>
          </table:table-cell>
          <table:table-cell office:value-type="float" office:value="6.71470449774802" calcext:value-type="float">
            <text:p>6.71470449774802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.25552340688655" calcext:value-type="float">
            <text:p>5.2555234068865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3.792699075362" calcext:value-type="float">
            <text:p>-73.792699075362</text:p>
          </table:table-cell>
          <table:table-cell office:value-type="float" office:value="6.70537857588257" calcext:value-type="float">
            <text:p>6.70537857588257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.15195473396714" calcext:value-type="float">
            <text:p>5.1519547339671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3.7747720846083" calcext:value-type="float">
            <text:p>-73.7747720846083</text:p>
          </table:table-cell>
          <table:table-cell office:value-type="float" office:value="6.69615867224427" calcext:value-type="float">
            <text:p>6.69615867224427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.01280500820866" calcext:value-type="float">
            <text:p>5.0128050082086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3.7470243637623" calcext:value-type="float">
            <text:p>-73.7470243637623</text:p>
          </table:table-cell>
          <table:table-cell office:value-type="float" office:value="6.6819129291899" calcext:value-type="float">
            <text:p>6.6819129291899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.89166091325404" calcext:value-type="float">
            <text:p>4.8916609132540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3.7195541201246" calcext:value-type="float">
            <text:p>-73.7195541201246</text:p>
          </table:table-cell>
          <table:table-cell office:value-type="float" office:value="6.66783949779333" calcext:value-type="float">
            <text:p>6.6678394977933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8948082580103" calcext:value-type="float">
            <text:p>4.7894808258010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3.6723585789234" calcext:value-type="float">
            <text:p>-73.6723585789234</text:p>
          </table:table-cell>
          <table:table-cell office:value-type="float" office:value="6.64372966563595" calcext:value-type="float">
            <text:p>6.64372966563595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.71256765899545" calcext:value-type="float">
            <text:p>4.71256765899545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3.6256349931341" calcext:value-type="float">
            <text:p>-73.6256349931341</text:p>
          </table:table-cell>
          <table:table-cell office:value-type="float" office:value="6.61994680680039" calcext:value-type="float">
            <text:p>6.61994680680039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.62367461334848" calcext:value-type="float">
            <text:p>4.62367461334848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73.5593786432028" calcext:value-type="float">
            <text:p>-73.5593786432028</text:p>
          </table:table-cell>
          <table:table-cell office:value-type="float" office:value="6.58636742966791" calcext:value-type="float">
            <text:p>6.58636742966791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.54930296313008" calcext:value-type="float">
            <text:p>4.54930296313008</text:p>
          </table:table-cell>
          <table:table-cell office:value-type="float" office:value="-61" calcext:value-type="float">
            <text:p>-61</text:p>
          </table:table-cell>
          <table:table-cell office:value-type="float" office:value="-69" calcext:value-type="float">
            <text:p>-69</text:p>
          </table:table-cell>
          <table:table-cell office:value-type="float" office:value="-73.5137848567708" calcext:value-type="float">
            <text:p>-73.5137848567708</text:p>
          </table:table-cell>
          <table:table-cell office:value-type="float" office:value="6.56335903202251" calcext:value-type="float">
            <text:p>6.56335903202251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.44198797959926" calcext:value-type="float">
            <text:p>4.4419879795992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3.4786470082031" calcext:value-type="float">
            <text:p>-73.4786470082031</text:p>
          </table:table-cell>
          <table:table-cell office:value-type="float" office:value="6.54568196276252" calcext:value-type="float">
            <text:p>6.545681962762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4122678622253" calcext:value-type="float">
            <text:p>4.3412267862225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3.443860538121" calcext:value-type="float">
            <text:p>-73.443860538121</text:p>
          </table:table-cell>
          <table:table-cell office:value-type="float" office:value="6.52822856243484" calcext:value-type="float">
            <text:p>6.52822856243484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.25783024313621" calcext:value-type="float">
            <text:p>4.25783024313621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73.4094219327398" calcext:value-type="float">
            <text:p>-73.4094219327398</text:p>
          </table:table-cell>
          <table:table-cell office:value-type="float" office:value="6.51099553850956" calcext:value-type="float">
            <text:p>6.51099553850956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.21689726354693" calcext:value-type="float">
            <text:p>4.2168972635469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3.3753277134124" calcext:value-type="float">
            <text:p>-73.3753277134124</text:p>
          </table:table-cell>
          <table:table-cell office:value-type="float" office:value="6.49397965634917" calcext:value-type="float">
            <text:p>6.49397965634917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.14103190277928" calcext:value-type="float">
            <text:p>4.14103190277928</text:p>
          </table:table-cell>
          <table:table-cell office:value-type="float" office:value="-70" calcext:value-type="float">
            <text:p>-70</text:p>
          </table:table-cell>
          <table:table-cell office:value-type="float" office:value="-58" calcext:value-type="float">
            <text:p>-58</text:p>
          </table:table-cell>
          <table:table-cell office:value-type="float" office:value="-73.2215744362783" calcext:value-type="float">
            <text:p>-73.2215744362783</text:p>
          </table:table-cell>
          <table:table-cell office:value-type="float" office:value="6.4177946155607" calcext:value-type="float">
            <text:p>6.4177946155607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.06537166448495" calcext:value-type="float">
            <text:p>4.06537166448495</text:p>
          </table:table-cell>
          <table:table-cell office:value-type="float" office:value="-70" calcext:value-type="float">
            <text:p>-70</text:p>
          </table:table-cell>
          <table:table-cell office:value-type="float" office:value="-58" calcext:value-type="float">
            <text:p>-58</text:p>
          </table:table-cell>
          <table:table-cell office:value-type="float" office:value="-73.0693586919155" calcext:value-type="float">
            <text:p>-73.0693586919155</text:p>
          </table:table-cell>
          <table:table-cell office:value-type="float" office:value="6.34325187334757" calcext:value-type="float">
            <text:p>6.343251873347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9117849014109" calcext:value-type="float">
            <text:p>3.99117849014109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72.9186651049964" calcext:value-type="float">
            <text:p>-72.9186651049964</text:p>
          </table:table-cell>
          <table:table-cell office:value-type="float" office:value="6.27030746236722" calcext:value-type="float">
            <text:p>6.27030746236722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.9406851852722" calcext:value-type="float">
            <text:p>3.9406851852722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72.8694784539464" calcext:value-type="float">
            <text:p>-72.8694784539464</text:p>
          </table:table-cell>
          <table:table-cell office:value-type="float" office:value="6.24668033050172" calcext:value-type="float">
            <text:p>6.24668033050172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.88766051241487" calcext:value-type="float">
            <text:p>3.88766051241487</text:p>
          </table:table-cell>
          <table:table-cell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office:value-type="float" office:value="-72.8207836694069" calcext:value-type="float">
            <text:p>-72.8207836694069</text:p>
          </table:table-cell>
          <table:table-cell office:value-type="float" office:value="6.22337716941275" calcext:value-type="float">
            <text:p>6.22337716941275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.83633527468138" calcext:value-type="float">
            <text:p>3.8363352746813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72.7725758327129" calcext:value-type="float">
            <text:p>-72.7725758327129</text:p>
          </table:table-cell>
          <table:table-cell office:value-type="float" office:value="6.20039267350941" calcext:value-type="float">
            <text:p>6.20039267350941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.78266788658194" calcext:value-type="float">
            <text:p>3.7826678865819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72.7248500743858" calcext:value-type="float">
            <text:p>-72.7248500743858</text:p>
          </table:table-cell>
          <table:table-cell office:value-type="float" office:value="6.17772164204672" calcext:value-type="float">
            <text:p>6.1777216420467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0287926077463" calcext:value-type="float">
            <text:p>3.70287926077463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72.6676015736419" calcext:value-type="float">
            <text:p>-72.6676015736419</text:p>
          </table:table-cell>
          <table:table-cell office:value-type="float" office:value="6.15063637666923" calcext:value-type="float">
            <text:p>6.15063637666923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.60505843656921" calcext:value-type="float">
            <text:p>3.60505843656921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72.4909255579055" calcext:value-type="float">
            <text:p>-72.4909255579055</text:p>
          </table:table-cell>
          <table:table-cell office:value-type="float" office:value="6.06779433179655" calcext:value-type="float">
            <text:p>6.06779433179655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.52420308725226" calcext:value-type="float">
            <text:p>3.5242030872522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72.4360163023264" calcext:value-type="float">
            <text:p>-72.4360163023264</text:p>
          </table:table-cell>
          <table:table-cell office:value-type="float" office:value="6.04227578089041" calcext:value-type="float">
            <text:p>6.04227578089041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.46204153654754" calcext:value-type="float">
            <text:p>3.46204153654754</text:p>
          </table:table-cell>
          <table:table-cell office:value-type="float" office:value="-38" calcext:value-type="float">
            <text:p>-38</text:p>
          </table:table-cell>
          <table:table-cell office:value-type="float" office:value="-67" calcext:value-type="float">
            <text:p>-67</text:p>
          </table:table-cell>
          <table:table-cell office:value-type="float" office:value="-72.3816561393032" calcext:value-type="float">
            <text:p>-72.3816561393032</text:p>
          </table:table-cell>
          <table:table-cell office:value-type="float" office:value="6.01711813266507" calcext:value-type="float">
            <text:p>6.01711813266507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.41046712056242" calcext:value-type="float">
            <text:p>3.4104671205624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2.3278395779101" calcext:value-type="float">
            <text:p>-72.3278395779101</text:p>
          </table:table-cell>
          <table:table-cell office:value-type="float" office:value="5.99231524289927" calcext:value-type="float">
            <text:p>5.9923152428992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5988231342918" calcext:value-type="float">
            <text:p>3.35988231342918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72.264561182131" calcext:value-type="float">
            <text:p>-72.264561182131</text:p>
          </table:table-cell>
          <table:table-cell office:value-type="float" office:value="5.96328234853165" calcext:value-type="float">
            <text:p>5.96328234853165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.2801229657623" calcext:value-type="float">
            <text:p>3.280122965762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72.2019155703097" calcext:value-type="float">
            <text:p>-72.2019155703097</text:p>
          </table:table-cell>
          <table:table-cell office:value-type="float" office:value="5.93467834739526" calcext:value-type="float">
            <text:p>5.93467834739526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.20102837229902" calcext:value-type="float">
            <text:p>3.20102837229902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72.1198964146066" calcext:value-type="float">
            <text:p>-72.1198964146066</text:p>
          </table:table-cell>
          <table:table-cell office:value-type="float" office:value="5.89743569142534" calcext:value-type="float">
            <text:p>5.89743569142534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.13802168724534" calcext:value-type="float">
            <text:p>3.13802168724534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72.0386974504606" calcext:value-type="float">
            <text:p>-72.0386974504606</text:p>
          </table:table-cell>
          <table:table-cell office:value-type="float" office:value="5.86079568648366" calcext:value-type="float">
            <text:p>5.86079568648366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.07858540582379" calcext:value-type="float">
            <text:p>3.07858540582379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71.948310475956" calcext:value-type="float">
            <text:p>-71.948310475956</text:p>
          </table:table-cell>
          <table:table-cell office:value-type="float" office:value="5.82027737986248" calcext:value-type="float">
            <text:p>5.820277379862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2129662907717" calcext:value-type="float">
            <text:p>3.02129662907717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1.8588273711964" calcext:value-type="float">
            <text:p>-71.8588273711964</text:p>
          </table:table-cell>
          <table:table-cell office:value-type="float" office:value="5.78044019607409" calcext:value-type="float">
            <text:p>5.78044019607409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.96781997107064" calcext:value-type="float">
            <text:p>2.96781997107064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71.7702390974844" calcext:value-type="float">
            <text:p>-71.7702390974844</text:p>
          </table:table-cell>
          <table:table-cell office:value-type="float" office:value="5.74126998150653" calcext:value-type="float">
            <text:p>5.74126998150653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.8940127056795" calcext:value-type="float">
            <text:p>2.894012705679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71.6825367065096" calcext:value-type="float">
            <text:p>-71.6825367065096</text:p>
          </table:table-cell>
          <table:table-cell office:value-type="float" office:value="5.70275293741312" calcext:value-type="float">
            <text:p>5.70275293741312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8076293452368" calcext:value-type="float">
            <text:p>2.8076293452368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71.5857113394445" calcext:value-type="float">
            <text:p>-71.5857113394445</text:p>
          </table:table-cell>
          <table:table-cell office:value-type="float" office:value="5.66052932501144" calcext:value-type="float">
            <text:p>5.66052932501144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.75568199020154" calcext:value-type="float">
            <text:p>2.7556819902015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71.48985422605" calcext:value-type="float">
            <text:p>-71.48985422605</text:p>
          </table:table-cell>
          <table:table-cell office:value-type="float" office:value="5.61903590938501" calcext:value-type="float">
            <text:p>5.619035909385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71461313092008" calcext:value-type="float">
            <text:p>2.71461313092008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71.3949556837895" calcext:value-type="float">
            <text:p>-71.3949556837895</text:p>
          </table:table-cell>
          <table:table-cell office:value-type="float" office:value="5.57825704752493" calcext:value-type="float">
            <text:p>5.57825704752493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.67952997756386" calcext:value-type="float">
            <text:p>2.6795299775638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1.3010061269516" calcext:value-type="float">
            <text:p>-71.3010061269516</text:p>
          </table:table-cell>
          <table:table-cell office:value-type="float" office:value="5.53817750021637" calcext:value-type="float">
            <text:p>5.53817750021637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62739603031884" calcext:value-type="float">
            <text:p>2.6273960303188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1.2079960656821" calcext:value-type="float">
            <text:p>-71.2079960656821</text:p>
          </table:table-cell>
          <table:table-cell office:value-type="float" office:value="5.49878241993491" calcext:value-type="float">
            <text:p>5.49878241993491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.57008652186683" calcext:value-type="float">
            <text:p>2.57008652186683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71.1159161050253" calcext:value-type="float">
            <text:p>-71.1159161050253</text:p>
          </table:table-cell>
          <table:table-cell office:value-type="float" office:value="5.46005733915243" calcext:value-type="float">
            <text:p>5.46005733915243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.53166257632013" calcext:value-type="float">
            <text:p>2.5316625763201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1.0247569439751" calcext:value-type="float">
            <text:p>-71.0247569439751</text:p>
          </table:table-cell>
          <table:table-cell office:value-type="float" office:value="5.42198815903724" calcext:value-type="float">
            <text:p>5.4219881590372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0054292519702" calcext:value-type="float">
            <text:p>2.50054292519702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0.9345093745353" calcext:value-type="float">
            <text:p>-70.9345093745353</text:p>
          </table:table-cell>
          <table:table-cell office:value-type="float" office:value="5.38456113853375" calcext:value-type="float">
            <text:p>5.38456113853375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.46030621887727" calcext:value-type="float">
            <text:p>2.46030621887727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0.84516428079" calcext:value-type="float">
            <text:p>-70.84516428079</text:p>
          </table:table-cell>
          <table:table-cell office:value-type="float" office:value="5.34776288380763" calcext:value-type="float">
            <text:p>5.34776288380763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.43534871830191" calcext:value-type="float">
            <text:p>2.43534871830191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70.7467126379821" calcext:value-type="float">
            <text:p>-70.7467126379821</text:p>
          </table:table-cell>
          <table:table-cell office:value-type="float" office:value="5.30750511359906" calcext:value-type="float">
            <text:p>5.30750511359906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.41298900540467" calcext:value-type="float">
            <text:p>2.41298900540467</text:p>
          </table:table-cell>
          <table:table-cell office:value-type="float" office:value="-45" calcext:value-type="float">
            <text:p>-45</text:p>
          </table:table-cell>
          <table:table-cell office:value-type="float" office:value="-62" calcext:value-type="float">
            <text:p>-62</text:p>
          </table:table-cell>
          <table:table-cell office:value-type="float" office:value="-70.6592455116023" calcext:value-type="float">
            <text:p>-70.6592455116023</text:p>
          </table:table-cell>
          <table:table-cell office:value-type="float" office:value="5.271993308871" calcext:value-type="float">
            <text:p>5.271993308871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.36499824324742" calcext:value-type="float">
            <text:p>2.36499824324742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0.5726530564862" calcext:value-type="float">
            <text:p>-70.5726530564862</text:p>
          </table:table-cell>
          <table:table-cell office:value-type="float" office:value="5.23707067995016" calcext:value-type="float">
            <text:p>5.237070679950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0264684868545" calcext:value-type="float">
            <text:p>2.3026468486854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0.4869265259214" calcext:value-type="float">
            <text:p>-70.4869265259214</text:p>
          </table:table-cell>
          <table:table-cell office:value-type="float" office:value="5.20272515767438" calcext:value-type="float">
            <text:p>5.20272515767438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.22923695239194" calcext:value-type="float">
            <text:p>2.22923695239194</text:p>
          </table:table-cell>
          <table:table-cell office:value-type="float" office:value="1" calcext:value-type="float">
            <text:p>1</text:p>
          </table:table-cell>
          <table:table-cell office:value-type="float" office:value="-63" calcext:value-type="float">
            <text:p>-63</text:p>
          </table:table-cell>
          <table:table-cell office:value-type="float" office:value="-70.4120572606622" calcext:value-type="float">
            <text:p>-70.4120572606622</text:p>
          </table:table-cell>
          <table:table-cell office:value-type="float" office:value="5.17291380613915" calcext:value-type="float">
            <text:p>5.17291380613915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.15933850284183" calcext:value-type="float">
            <text:p>2.15933850284183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70.3479366880555" calcext:value-type="float">
            <text:p>-70.3479366880555</text:p>
          </table:table-cell>
          <table:table-cell office:value-type="float" office:value="5.14751818554962" calcext:value-type="float">
            <text:p>5.14751818554962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.11738276409429" calcext:value-type="float">
            <text:p>2.11738276409429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70.284457321175" calcext:value-type="float">
            <text:p>-70.284457321175</text:p>
          </table:table-cell>
          <table:table-cell office:value-type="float" office:value="5.122499335147" calcext:value-type="float">
            <text:p>5.122499335147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07991709923909" calcext:value-type="float">
            <text:p>2.07991709923909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0.2216127479632" calcext:value-type="float">
            <text:p>-70.2216127479632</text:p>
          </table:table-cell>
          <table:table-cell office:value-type="float" office:value="5.09785045816397" calcext:value-type="float">
            <text:p>5.0978504581639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3767457906908" calcext:value-type="float">
            <text:p>2.0376745790690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0.1893966204836" calcext:value-type="float">
            <text:p>-70.1893966204836</text:p>
          </table:table-cell>
          <table:table-cell office:value-type="float" office:value="5.08526068121442" calcext:value-type="float">
            <text:p>5.08526068121442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.97057099094387" calcext:value-type="float">
            <text:p>1.9705709909438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0.1575026542788" calcext:value-type="float">
            <text:p>-70.1575026542788</text:p>
          </table:table-cell>
          <table:table-cell office:value-type="float" office:value="5.0728274294839" calcext:value-type="float">
            <text:p>5.0728274294839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.90772896675121" calcext:value-type="float">
            <text:p>1.90772896675121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70.005927627736" calcext:value-type="float">
            <text:p>-70.005927627736</text:p>
          </table:table-cell>
          <table:table-cell office:value-type="float" office:value="5.01415306773174" calcext:value-type="float">
            <text:p>5.01415306773174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.84364049094366" calcext:value-type="float">
            <text:p>1.84364049094366</text:p>
          </table:table-cell>
          <table:table-cell office:value-type="float" office:value="-55" calcext:value-type="float">
            <text:p>-55</text:p>
          </table:table-cell>
          <table:table-cell office:value-type="float" office:value="-68" calcext:value-type="float">
            <text:p>-68</text:p>
          </table:table-cell>
          <table:table-cell office:value-type="float" office:value="-69.9858683514586" calcext:value-type="float">
            <text:p>-69.9858683514586</text:p>
          </table:table-cell>
          <table:table-cell office:value-type="float" office:value="5.00643918551812" calcext:value-type="float">
            <text:p>5.00643918551812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.77462458298638" calcext:value-type="float">
            <text:p>1.7746245829863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.966009667944" calcext:value-type="float">
            <text:p>-69.966009667944</text:p>
          </table:table-cell>
          <table:table-cell office:value-type="float" office:value="4.9988141319762" calcext:value-type="float">
            <text:p>4.998814131976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3918054570399" calcext:value-type="float">
            <text:p>1.73918054570399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9663495712646" calcext:value-type="float">
            <text:p>-69.9663495712646</text:p>
          </table:table-cell>
          <table:table-cell office:value-type="float" office:value="4.9989445454596" calcext:value-type="float">
            <text:p>4.9989445454596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.70974468288904" calcext:value-type="float">
            <text:p>1.70974468288904</text:p>
          </table:table-cell>
          <table:table-cell office:value-type="float" office:value="-41" calcext:value-type="float">
            <text:p>-41</text:p>
          </table:table-cell>
          <table:table-cell office:value-type="float" office:value="-70" calcext:value-type="float">
            <text:p>-70</text:p>
          </table:table-cell>
          <table:table-cell office:value-type="float" office:value="-69.966686075552" calcext:value-type="float">
            <text:p>-69.966686075552</text:p>
          </table:table-cell>
          <table:table-cell office:value-type="float" office:value="4.99907365815965" calcext:value-type="float">
            <text:p>4.99907365815965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.66647682273867" calcext:value-type="float">
            <text:p>1.6664768227386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670192147965" calcext:value-type="float">
            <text:p>-69.9670192147965</text:p>
          </table:table-cell>
          <table:table-cell office:value-type="float" office:value="4.99920148301756" calcext:value-type="float">
            <text:p>4.99920148301756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.61181038900545" calcext:value-type="float">
            <text:p>1.6118103890054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.9773490226485" calcext:value-type="float">
            <text:p>-69.9773490226485</text:p>
          </table:table-cell>
          <table:table-cell office:value-type="float" office:value="5.00316663184264" calcext:value-type="float">
            <text:p>5.00316663184264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58518329839368" calcext:value-type="float">
            <text:p>1.58518329839368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9.987575532422" calcext:value-type="float">
            <text:p>-69.987575532422</text:p>
          </table:table-cell>
          <table:table-cell office:value-type="float" office:value="5.00709522713708" calcext:value-type="float">
            <text:p>5.0070952271370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6938731057957" calcext:value-type="float">
            <text:p>1.5693873105795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9.9976997770978" calcext:value-type="float">
            <text:p>-69.9976997770978</text:p>
          </table:table-cell>
          <table:table-cell office:value-type="float" office:value="5.0109875751711" calcext:value-type="float">
            <text:p>5.0109875751711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54918081568395" calcext:value-type="float">
            <text:p>1.54918081568395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9877227793268" calcext:value-type="float">
            <text:p>-69.9877227793268</text:p>
          </table:table-cell>
          <table:table-cell office:value-type="float" office:value="5.0071518157324" calcext:value-type="float">
            <text:p>5.0071518157324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51644017676705" calcext:value-type="float">
            <text:p>1.51644017676705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9778455515335" calcext:value-type="float">
            <text:p>-69.9778455515335</text:p>
          </table:table-cell>
          <table:table-cell office:value-type="float" office:value="5.00335730615775" calcext:value-type="float">
            <text:p>5.00335730615775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50554236744645" calcext:value-type="float">
            <text:p>1.50554236744645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69.8480670960182" calcext:value-type="float">
            <text:p>-69.8480670960182</text:p>
          </table:table-cell>
          <table:table-cell office:value-type="float" office:value="4.95376693316108" calcext:value-type="float">
            <text:p>4.95376693316108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.48134617185456" calcext:value-type="float">
            <text:p>1.48134617185456</text:p>
          </table:table-cell>
          <table:table-cell office:value-type="float" office:value="-10" calcext:value-type="float">
            <text:p>-10</text:p>
          </table:table-cell>
          <table:table-cell office:value-type="float" office:value="-69" calcext:value-type="float">
            <text:p>-69</text:p>
          </table:table-cell>
          <table:table-cell office:value-type="float" office:value="-69.839586425058" calcext:value-type="float">
            <text:p>-69.839586425058</text:p>
          </table:table-cell>
          <table:table-cell office:value-type="float" office:value="4.95054349843372" calcext:value-type="float">
            <text:p>4.9505434984337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6657649329107" calcext:value-type="float">
            <text:p>1.46657649329107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9.8511905608074" calcext:value-type="float">
            <text:p>-69.8511905608074</text:p>
          </table:table-cell>
          <table:table-cell office:value-type="float" office:value="4.95495466576196" calcext:value-type="float">
            <text:p>4.95495466576196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.47370545935061" calcext:value-type="float">
            <text:p>1.4737054593506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9.8626786551993" calcext:value-type="float">
            <text:p>-69.8626786551993</text:p>
          </table:table-cell>
          <table:table-cell office:value-type="float" office:value="4.95932559320135" calcext:value-type="float">
            <text:p>4.95932559320135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.46791025263453" calcext:value-type="float">
            <text:p>1.46791025263453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office:value-type="float" office:value="-69.8740518686473" calcext:value-type="float">
            <text:p>-69.8740518686473</text:p>
          </table:table-cell>
          <table:table-cell office:value-type="float" office:value="4.96365660944984" calcext:value-type="float">
            <text:p>4.96365660944984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.45591982634245" calcext:value-type="float">
            <text:p>1.4559198263424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9.8853113499608" calcext:value-type="float">
            <text:p>-69.8853113499608</text:p>
          </table:table-cell>
          <table:table-cell office:value-type="float" office:value="4.96794804128846" calcext:value-type="float">
            <text:p>4.96794804128846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.44216617624893" calcext:value-type="float">
            <text:p>1.44216617624893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69.9064582364612" calcext:value-type="float">
            <text:p>-69.9064582364612</text:p>
          </table:table-cell>
          <table:table-cell office:value-type="float" office:value="4.9760179832089" calcext:value-type="float">
            <text:p>4.976017983208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300346992687" calcext:value-type="float">
            <text:p>1.430034699268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69.9373936540966" calcext:value-type="float">
            <text:p>-69.9373936540966</text:p>
          </table:table-cell>
          <table:table-cell office:value-type="float" office:value="4.98784698373148" calcext:value-type="float">
            <text:p>4.98784698373148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.40761320005307" calcext:value-type="float">
            <text:p>1.4076132000530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9.9680197175557" calcext:value-type="float">
            <text:p>-69.9680197175557</text:p>
          </table:table-cell>
          <table:table-cell office:value-type="float" office:value="4.99958539356178" calcext:value-type="float">
            <text:p>4.99958539356178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.37735513611902" calcext:value-type="float">
            <text:p>1.37735513611902</text:p>
          </table:table-cell>
          <table:table-cell office:value-type="float" office:value="-46" calcext:value-type="float">
            <text:p>-46</text:p>
          </table:table-cell>
          <table:table-cell office:value-type="float" office:value="-74" calcext:value-type="float">
            <text:p>-74</text:p>
          </table:table-cell>
          <table:table-cell office:value-type="float" office:value="-70.0083395203801" calcext:value-type="float">
            <text:p>-70.0083395203801</text:p>
          </table:table-cell>
          <table:table-cell office:value-type="float" office:value="5.01508137167102" calcext:value-type="float">
            <text:p>5.01508137167102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.33873394328688" calcext:value-type="float">
            <text:p>1.3387339432868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.0482561251763" calcext:value-type="float">
            <text:p>-70.0482561251763</text:p>
          </table:table-cell>
          <table:table-cell office:value-type="float" office:value="5.0304697005266" calcext:value-type="float">
            <text:p>5.0304697005266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.30211302119673" calcext:value-type="float">
            <text:p>1.30211302119673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.0877735639245" calcext:value-type="float">
            <text:p>-70.0877735639245</text:p>
          </table:table-cell>
          <table:table-cell office:value-type="float" office:value="5.04575065742491" calcext:value-type="float">
            <text:p>5.0457506574249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8747065219067" calcext:value-type="float">
            <text:p>1.28747065219067</text:p>
          </table:table-cell>
          <table:table-cell office:value-type="float" office:value="-63" calcext:value-type="float">
            <text:p>-63</text:p>
          </table:table-cell>
          <table:table-cell office:value-type="float" office:value="-73" calcext:value-type="float">
            <text:p>-73</text:p>
          </table:table-cell>
          <table:table-cell office:value-type="float" office:value="-70.1168958282853" calcext:value-type="float">
            <text:p>-70.1168958282853</text:p>
          </table:table-cell>
          <table:table-cell office:value-type="float" office:value="5.05704161617665" calcext:value-type="float">
            <text:p>5.05704161617665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.26771784321379" calcext:value-type="float">
            <text:p>1.2677178432137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0.1457268700024" calcext:value-type="float">
            <text:p>-70.1457268700024</text:p>
          </table:table-cell>
          <table:table-cell office:value-type="float" office:value="5.06824455339223" calcext:value-type="float">
            <text:p>5.06824455339223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.24573071313352" calcext:value-type="float">
            <text:p>1.24573071313352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70.1142696013024" calcext:value-type="float">
            <text:p>-70.1142696013024</text:p>
          </table:table-cell>
          <table:table-cell office:value-type="float" office:value="5.05602236915516" calcext:value-type="float">
            <text:p>5.05602236915516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.22472391192907" calcext:value-type="float">
            <text:p>1.22472391192907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70.0831269052894" calcext:value-type="float">
            <text:p>-70.0831269052894</text:p>
          </table:table-cell>
          <table:table-cell office:value-type="float" office:value="5.04395144042524" calcext:value-type="float">
            <text:p>5.04395144042524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.21620495413888" calcext:value-type="float">
            <text:p>1.2162049541388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70.0522956362365" calcext:value-type="float">
            <text:p>-70.0522956362365</text:p>
          </table:table-cell>
          <table:table-cell office:value-type="float" office:value="5.03202960893829" calcext:value-type="float">
            <text:p>5.0320296089382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1393997811389" calcext:value-type="float">
            <text:p>1.2139399781138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0.0217726798741" calcext:value-type="float">
            <text:p>-70.0217726798741</text:p>
          </table:table-cell>
          <table:table-cell office:value-type="float" office:value="5.02025475303684" calcext:value-type="float">
            <text:p>5.02025475303684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.22750490392345" calcext:value-type="float">
            <text:p>1.22750490392345</text:p>
          </table:table-cell>
          <table:table-cell office:value-type="float" office:value="-64" calcext:value-type="float">
            <text:p>-64</text:p>
          </table:table-cell>
          <table:table-cell office:value-type="float" office:value="-73" calcext:value-type="float">
            <text:p>-73</text:p>
          </table:table-cell>
          <table:table-cell office:value-type="float" office:value="-70.0515549530754" calcext:value-type="float">
            <text:p>-70.0515549530754</text:p>
          </table:table-cell>
          <table:table-cell office:value-type="float" office:value="5.03174354853368" calcext:value-type="float">
            <text:p>5.03174354853368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.24704077303388" calcext:value-type="float">
            <text:p>1.24704077303388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0.0910394035446" calcext:value-type="float">
            <text:p>-70.0910394035446</text:p>
          </table:table-cell>
          <table:table-cell office:value-type="float" office:value="5.04701559619758" calcext:value-type="float">
            <text:p>5.04701559619758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.26466497166233" calcext:value-type="float">
            <text:p>1.2646649716623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1301290095092" calcext:value-type="float">
            <text:p>-70.1301290095092</text:p>
          </table:table-cell>
          <table:table-cell office:value-type="float" office:value="5.06218058275623" calcext:value-type="float">
            <text:p>5.06218058275623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.27954084370068" calcext:value-type="float">
            <text:p>1.27954084370068</text:p>
          </table:table-cell>
          <table:table-cell office:value-type="float" office:value="-51" calcext:value-type="float">
            <text:p>-51</text:p>
          </table:table-cell>
          <table:table-cell office:value-type="float" office:value="-73" calcext:value-type="float">
            <text:p>-73</text:p>
          </table:table-cell>
          <table:table-cell office:value-type="float" office:value="-70.1588277194141" calcext:value-type="float">
            <text:p>-70.1588277194141</text:p>
          </table:table-cell>
          <table:table-cell office:value-type="float" office:value="5.07334337499012" calcext:value-type="float">
            <text:p>5.0733433749901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8209682555866" calcext:value-type="float">
            <text:p>1.2820968255586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18723944222" calcext:value-type="float">
            <text:p>-70.18723944222</text:p>
          </table:table-cell>
          <table:table-cell office:value-type="float" office:value="5.08441878658762" calcext:value-type="float">
            <text:p>5.08441878658762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.28285716275011" calcext:value-type="float">
            <text:p>1.2828571627501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2253670477978" calcext:value-type="float">
            <text:p>-70.2253670477978</text:p>
          </table:table-cell>
          <table:table-cell office:value-type="float" office:value="5.09931963155173" calcext:value-type="float">
            <text:p>5.09931963155173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.28909429451148" calcext:value-type="float">
            <text:p>1.2890942945114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2631133773198" calcext:value-type="float">
            <text:p>-70.2631133773198</text:p>
          </table:table-cell>
          <table:table-cell office:value-type="float" office:value="5.11411448451091" calcext:value-type="float">
            <text:p>5.11411448451091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.29028826612918" calcext:value-type="float">
            <text:p>1.2902882661291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2904822435466" calcext:value-type="float">
            <text:p>-70.2904822435466</text:p>
          </table:table-cell>
          <table:table-cell office:value-type="float" office:value="5.12486867969221" calcext:value-type="float">
            <text:p>5.12486867969221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.31949538060515" calcext:value-type="float">
            <text:p>1.31949538060515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70.3275774211111" calcext:value-type="float">
            <text:p>-70.3275774211111</text:p>
          </table:table-cell>
          <table:table-cell office:value-type="float" office:value="5.13948079293662" calcext:value-type="float">
            <text:p>5.139480792936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7175329044801" calcext:value-type="float">
            <text:p>1.37175329044801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0.3643016469" calcext:value-type="float">
            <text:p>-70.3643016469</text:p>
          </table:table-cell>
          <table:table-cell office:value-type="float" office:value="5.15398782411457" calcext:value-type="float">
            <text:p>5.15398782411457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.4561110193175" calcext:value-type="float">
            <text:p>1.45611101931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400658630431" calcext:value-type="float">
            <text:p>-70.400658630431</text:p>
          </table:table-cell>
          <table:table-cell office:value-type="float" office:value="5.16839012090691" calcext:value-type="float">
            <text:p>5.16839012090691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.53484382908762" calcext:value-type="float">
            <text:p>1.53484382908762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70.3866520441267" calcext:value-type="float">
            <text:p>-70.3866520441267</text:p>
          </table:table-cell>
          <table:table-cell office:value-type="float" office:value="5.16283685331479" calcext:value-type="float">
            <text:p>5.16283685331479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.60352975676793" calcext:value-type="float">
            <text:p>1.6035297567679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4227855236854" calcext:value-type="float">
            <text:p>-70.4227855236854</text:p>
          </table:table-cell>
          <table:table-cell office:value-type="float" office:value="5.17717506488083" calcext:value-type="float">
            <text:p>5.17717506488083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.66605381959548" calcext:value-type="float">
            <text:p>1.6660538195954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4585576684486" calcext:value-type="float">
            <text:p>-70.4585576684486</text:p>
          </table:table-cell>
          <table:table-cell office:value-type="float" office:value="5.19140911868748" calcext:value-type="float">
            <text:p>5.1914091186874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69818744849035" calcext:value-type="float">
            <text:p>1.69818744849035</text:p>
          </table:table-cell>
          <table:table-cell office:value-type="float" office:value="-61" calcext:value-type="float">
            <text:p>-61</text:p>
          </table:table-cell>
          <table:table-cell office:value-type="float" office:value="-74" calcext:value-type="float">
            <text:p>-74</text:p>
          </table:table-cell>
          <table:table-cell office:value-type="float" office:value="-70.4939720917641" calcext:value-type="float">
            <text:p>-70.4939720917641</text:p>
          </table:table-cell>
          <table:table-cell office:value-type="float" office:value="5.20553938144754" calcext:value-type="float">
            <text:p>5.20553938144754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.72409522378471" calcext:value-type="float">
            <text:p>1.72409522378471</text:p>
          </table:table-cell>
          <table:table-cell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70.5390323708464" calcext:value-type="float">
            <text:p>-70.5390323708464</text:p>
          </table:table-cell>
          <table:table-cell office:value-type="float" office:value="5.22357392972235" calcext:value-type="float">
            <text:p>5.22357392972235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.73123267372156" calcext:value-type="float">
            <text:p>1.7312326737215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0.593642047138" calcext:value-type="float">
            <text:p>-70.593642047138</text:p>
          </table:table-cell>
          <table:table-cell office:value-type="float" office:value="5.24551421453869" calcext:value-type="float">
            <text:p>5.24551421453869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.74919600394901" calcext:value-type="float">
            <text:p>1.7491960039490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0.6477056266666" calcext:value-type="float">
            <text:p>-70.6477056266666</text:p>
          </table:table-cell>
          <table:table-cell office:value-type="float" office:value="5.26732587207542" calcext:value-type="float">
            <text:p>5.26732587207542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.79539485928409" calcext:value-type="float">
            <text:p>1.7953948592840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0.7012285703999" calcext:value-type="float">
            <text:p>-70.7012285703999</text:p>
          </table:table-cell>
          <table:table-cell office:value-type="float" office:value="5.2890087521288" calcext:value-type="float">
            <text:p>5.289008752128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84188671226403" calcext:value-type="float">
            <text:p>1.8418867122640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0.7542162846959" calcext:value-type="float">
            <text:p>-70.7542162846959</text:p>
          </table:table-cell>
          <table:table-cell office:value-type="float" office:value="5.31056272508017" calcext:value-type="float">
            <text:p>5.31056272508017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.88721453488681" calcext:value-type="float">
            <text:p>1.8872145348868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0.816674121849" calcext:value-type="float">
            <text:p>-70.816674121849</text:p>
          </table:table-cell>
          <table:table-cell office:value-type="float" office:value="5.33608170426203" calcext:value-type="float">
            <text:p>5.33608170426203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.96220783317531" calcext:value-type="float">
            <text:p>1.96220783317531</text:p>
          </table:table-cell>
          <table:table-cell office:value-type="float" office:value="-63" calcext:value-type="float">
            <text:p>-63</text:p>
          </table:table-cell>
          <table:table-cell office:value-type="float" office:value="-71" calcext:value-type="float">
            <text:p>-71</text:p>
          </table:table-cell>
          <table:table-cell office:value-type="float" office:value="-70.8185073806305" calcext:value-type="float">
            <text:p>-70.8185073806305</text:p>
          </table:table-cell>
          <table:table-cell office:value-type="float" office:value="5.33683258546625" calcext:value-type="float">
            <text:p>5.33683258546625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.00789163796281" calcext:value-type="float">
            <text:p>2.00789163796281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70.8703223068242" calcext:value-type="float">
            <text:p>-70.8703223068242</text:p>
          </table:table-cell>
          <table:table-cell office:value-type="float" office:value="5.35809912195154" calcext:value-type="float">
            <text:p>5.35809912195154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.08099076885258" calcext:value-type="float">
            <text:p>2.0809907688525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0.9316190837559" calcext:value-type="float">
            <text:p>-70.9316190837559</text:p>
          </table:table-cell>
          <table:table-cell office:value-type="float" office:value="5.38336677065979" calcext:value-type="float">
            <text:p>5.3833667706597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16674403891144" calcext:value-type="float">
            <text:p>2.1667440389114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0.9923028929184" calcext:value-type="float">
            <text:p>-70.9923028929184</text:p>
          </table:table-cell>
          <table:table-cell office:value-type="float" office:value="5.40849911646705" calcext:value-type="float">
            <text:p>5.40849911646705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.25206881566361" calcext:value-type="float">
            <text:p>2.25206881566361</text:p>
          </table:table-cell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office:value-type="float" office:value="-71.0523798639892" calcext:value-type="float">
            <text:p>-71.0523798639892</text:p>
          </table:table-cell>
          <table:table-cell office:value-type="float" office:value="5.43349571373821" calcext:value-type="float">
            <text:p>5.43349571373821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.31779819883252" calcext:value-type="float">
            <text:p>2.31779819883252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1.1118560653493" calcext:value-type="float">
            <text:p>-71.1118560653493</text:p>
          </table:table-cell>
          <table:table-cell office:value-type="float" office:value="5.45835614355714" calcext:value-type="float">
            <text:p>5.45835614355714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378941333971" calcext:value-type="float">
            <text:p>2.37894133397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1707375046958" calcext:value-type="float">
            <text:p>-71.1707375046958</text:p>
          </table:table-cell>
          <table:table-cell office:value-type="float" office:value="5.48308001333374" calcext:value-type="float">
            <text:p>5.48308001333374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.43492661495499" calcext:value-type="float">
            <text:p>2.4349266149549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2290301296488" calcext:value-type="float">
            <text:p>-71.2290301296488</text:p>
          </table:table-cell>
          <table:table-cell office:value-type="float" office:value="5.5076669564108" calcext:value-type="float">
            <text:p>5.507666956410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46895894064003" calcext:value-type="float">
            <text:p>2.4689589406400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2867398283523" calcext:value-type="float">
            <text:p>-71.2867398283523</text:p>
          </table:table-cell>
          <table:table-cell office:value-type="float" office:value="5.53211663167099" calcext:value-type="float">
            <text:p>5.53211663167099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.50191025818357" calcext:value-type="float">
            <text:p>2.5019102581835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1.3238724300688" calcext:value-type="float">
            <text:p>-71.3238724300688</text:p>
          </table:table-cell>
          <table:table-cell office:value-type="float" office:value="5.54790583307865" calcext:value-type="float">
            <text:p>5.54790583307865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.55269120159433" calcext:value-type="float">
            <text:p>2.55269120159433</text:p>
          </table:table-cell>
          <table:table-cell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office:value-type="float" office:value="-71.3806337057681" calcext:value-type="float">
            <text:p>-71.3806337057681</text:p>
          </table:table-cell>
          <table:table-cell office:value-type="float" office:value="5.57212850389952" calcext:value-type="float">
            <text:p>5.57212850389952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.63745625563975" calcext:value-type="float">
            <text:p>2.6374562556397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4368273687104" calcext:value-type="float">
            <text:p>-71.4368273687104</text:p>
          </table:table-cell>
          <table:table-cell office:value-type="float" office:value="5.59621312383402" calcext:value-type="float">
            <text:p>5.59621312383402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.71164884538756" calcext:value-type="float">
            <text:p>2.7116488453875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4924590950233" calcext:value-type="float">
            <text:p>-71.4924590950233</text:p>
          </table:table-cell>
          <table:table-cell office:value-type="float" office:value="5.62015944162628" calcext:value-type="float">
            <text:p>5.6201594416262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77813718354162" calcext:value-type="float">
            <text:p>2.77813718354162</text:p>
          </table:table-cell>
          <table:table-cell office:value-type="float" office:value="-66" calcext:value-type="float">
            <text:p>-66</text:p>
          </table:table-cell>
          <table:table-cell office:value-type="float" office:value="-77" calcext:value-type="float">
            <text:p>-77</text:p>
          </table:table-cell>
          <table:table-cell office:value-type="float" office:value="-71.5475345040731" calcext:value-type="float">
            <text:p>-71.5475345040731</text:p>
          </table:table-cell>
          <table:table-cell office:value-type="float" office:value="5.64396722973877" calcext:value-type="float">
            <text:p>5.64396722973877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.8393351229898" calcext:value-type="float">
            <text:p>2.839335122989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6020591590324" calcext:value-type="float">
            <text:p>-71.6020591590324</text:p>
          </table:table-cell>
          <table:table-cell office:value-type="float" office:value="5.66763628396277" calcext:value-type="float">
            <text:p>5.66763628396277</text:p>
          </table:table-cell>
          <table:table-cell table:number-columns-repeated="4"/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1</text:p>
          </table:table-cell>
        </table:table-row>
        <table:table-row table:style-name="ro1">
          <table:table-cell office:value-type="float" office:value="4.997" calcext:value-type="float">
            <text:p>4.997</text:p>
          </table:table-cell>
          <table:table-cell office:value-type="float" office:value="4.66521562316522" calcext:value-type="float">
            <text:p>4.66521562316522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4.64158883361278" calcext:value-type="float">
            <text:p>4.64158883361278</text:p>
          </table:table-cell>
          <table:table-cell table:number-columns-repeated="4"/>
        </table:table-row>
        <table:table-row table:style-name="ro1">
          <table:table-cell office:value-type="float" office:value="5.197" calcext:value-type="float">
            <text:p>5.197</text:p>
          </table:table-cell>
          <table:table-cell office:value-type="float" office:value="4.77105377878655" calcext:value-type="float">
            <text:p>4.77105377878655</text:p>
          </table:table-cell>
          <table:table-cell office:value-type="float" office:value="-68" calcext:value-type="float">
            <text:p>-68</text:p>
          </table:table-cell>
          <table:table-cell office:value-type="float" office:value="-76" calcext:value-type="float">
            <text:p>-76</text:p>
          </table:table-cell>
          <table:table-cell office:value-type="float" office:value="-69.07" calcext:value-type="float">
            <text:p>-69.07</text:p>
          </table:table-cell>
          <table:table-cell office:value-type="float" office:value="4.66659380314289" calcext:value-type="float">
            <text:p>4.66659380314289</text:p>
          </table:table-cell>
          <table:table-cell table:number-columns-repeated="4"/>
        </table:table-row>
        <table:table-row table:style-name="ro1">
          <table:table-cell office:value-type="float" office:value="5.397" calcext:value-type="float">
            <text:p>5.397</text:p>
          </table:table-cell>
          <table:table-cell office:value-type="float" office:value="4.97799746485416" calcext:value-type="float">
            <text:p>4.9779974648541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69.1393" calcext:value-type="float">
            <text:p>-69.1393</text:p>
          </table:table-cell>
          <table:table-cell office:value-type="float" office:value="4.69148141245394" calcext:value-type="float">
            <text:p>4.69148141245394</text:p>
          </table:table-cell>
          <table:table-cell table:number-columns-repeated="4"/>
        </table:table-row>
        <table:table-row table:style-name="ro1">
          <table:table-cell office:value-type="float" office:value="5.597" calcext:value-type="float">
            <text:p>5.597</text:p>
          </table:table-cell>
          <table:table-cell office:value-type="float" office:value="5.04607591205511" calcext:value-type="float">
            <text:p>5.04607591205511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69.207907" calcext:value-type="float">
            <text:p>-69.207907</text:p>
          </table:table-cell>
          <table:table-cell office:value-type="float" office:value="4.71625088821436" calcext:value-type="float">
            <text:p>4.71625088821436</text:p>
          </table:table-cell>
          <table:table-cell table:number-columns-repeated="4"/>
        </table:table-row>
        <table:table-row table:style-name="ro1">
          <table:table-cell office:value-type="float" office:value="5.797" calcext:value-type="float">
            <text:p>5.797</text:p>
          </table:table-cell>
          <table:table-cell office:value-type="float" office:value="5.08466050096137" calcext:value-type="float">
            <text:p>5.08466050096137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69.27582793" calcext:value-type="float">
            <text:p>-69.27582793</text:p>
          </table:table-cell>
          <table:table-cell office:value-type="float" office:value="4.74090148654094" calcext:value-type="float">
            <text:p>4.74090148654094</text:p>
          </table:table-cell>
          <table:table-cell table:number-columns-repeated="4"/>
        </table:table-row>
        <table:table-row table:style-name="ro1">
          <table:table-cell office:value-type="float" office:value="5.997" calcext:value-type="float">
            <text:p>5.997</text:p>
          </table:table-cell>
          <table:table-cell office:value-type="float" office:value="5.13647708064117" calcext:value-type="float">
            <text:p>5.1364770806411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9.3430696507" calcext:value-type="float">
            <text:p>-69.3430696507</text:p>
          </table:table-cell>
          <table:table-cell office:value-type="float" office:value="4.76543249265537" calcext:value-type="float">
            <text:p>4.76543249265537</text:p>
          </table:table-cell>
          <table:table-cell table:number-columns-repeated="4"/>
        </table:table-row>
        <table:table-row table:style-name="ro1">
          <table:table-cell office:value-type="float" office:value="6.197" calcext:value-type="float">
            <text:p>6.197</text:p>
          </table:table-cell>
          <table:table-cell office:value-type="float" office:value="5.13647708064117" calcext:value-type="float">
            <text:p>5.13647708064117</text:p>
          </table:table-cell>
          <table:table-cell office:value-type="float" office:value="-76" calcext:value-type="float">
            <text:p>-76</text:p>
          </table:table-cell>
          <table:table-cell office:value-type="float" office:value="-68" calcext:value-type="float">
            <text:p>-68</text:p>
          </table:table-cell>
          <table:table-cell office:value-type="float" office:value="-69.329638954193" calcext:value-type="float">
            <text:p>-69.329638954193</text:p>
          </table:table-cell>
          <table:table-cell office:value-type="float" office:value="4.76052260601273" calcext:value-type="float">
            <text:p>4.76052260601273</text:p>
          </table:table-cell>
          <table:table-cell table:number-columns-repeated="4"/>
        </table:table-row>
        <table:table-row table:style-name="ro1">
          <table:table-cell office:value-type="float" office:value="6.397" calcext:value-type="float">
            <text:p>6.397</text:p>
          </table:table-cell>
          <table:table-cell office:value-type="float" office:value="5.14667587486258" calcext:value-type="float">
            <text:p>5.14667587486258</text:p>
          </table:table-cell>
          <table:table-cell office:value-type="float" office:value="-76" calcext:value-type="float">
            <text:p>-76</text:p>
          </table:table-cell>
          <table:table-cell office:value-type="float" office:value="-68" calcext:value-type="float">
            <text:p>-68</text:p>
          </table:table-cell>
          <table:table-cell office:value-type="float" office:value="-69.3163425646511" calcext:value-type="float">
            <text:p>-69.3163425646511</text:p>
          </table:table-cell>
          <table:table-cell office:value-type="float" office:value="4.7556668013454" calcext:value-type="float">
            <text:p>4.7556668013454</text:p>
          </table:table-cell>
          <table:table-cell table:number-columns-repeated="4"/>
        </table:table-row>
        <table:table-row table:style-name="ro1">
          <table:table-cell office:value-type="float" office:value="6.597" calcext:value-type="float">
            <text:p>6.597</text:p>
          </table:table-cell>
          <table:table-cell office:value-type="float" office:value="5.15093727881534" calcext:value-type="float">
            <text:p>5.1509372788153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9.3031791390046" calcext:value-type="float">
            <text:p>-69.3031791390046</text:p>
          </table:table-cell>
          <table:table-cell office:value-type="float" office:value="4.75086443368789" calcext:value-type="float">
            <text:p>4.75086443368789</text:p>
          </table:table-cell>
          <table:table-cell table:number-columns-repeated="4"/>
        </table:table-row>
        <table:table-row table:style-name="ro1">
          <table:table-cell office:value-type="float" office:value="6.797" calcext:value-type="float">
            <text:p>6.797</text:p>
          </table:table-cell>
          <table:table-cell office:value-type="float" office:value="5.1762833964319" calcext:value-type="float">
            <text:p>5.176283396431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9.2701473476145" calcext:value-type="float">
            <text:p>-69.2701473476145</text:p>
          </table:table-cell>
          <table:table-cell office:value-type="float" office:value="4.73883490019887" calcext:value-type="float">
            <text:p>4.73883490019887</text:p>
          </table:table-cell>
          <table:table-cell table:number-columns-repeated="4"/>
        </table:table-row>
        <table:table-row table:style-name="ro1">
          <table:table-cell office:value-type="float" office:value="6.997" calcext:value-type="float">
            <text:p>6.997</text:p>
          </table:table-cell>
          <table:table-cell office:value-type="float" office:value="5.29530294893644" calcext:value-type="float">
            <text:p>5.29530294893644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69.3274458741384" calcext:value-type="float">
            <text:p>-69.3274458741384</text:p>
          </table:table-cell>
          <table:table-cell office:value-type="float" office:value="4.75972135793594" calcext:value-type="float">
            <text:p>4.75972135793594</text:p>
          </table:table-cell>
          <table:table-cell table:number-columns-repeated="4"/>
        </table:table-row>
        <table:table-row table:style-name="ro1">
          <table:table-cell office:value-type="float" office:value="7.197" calcext:value-type="float">
            <text:p>7.197</text:p>
          </table:table-cell>
          <table:table-cell office:value-type="float" office:value="5.43947781137872" calcext:value-type="float">
            <text:p>5.43947781137872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69.384171415397" calcext:value-type="float">
            <text:p>-69.384171415397</text:p>
          </table:table-cell>
          <table:table-cell office:value-type="float" office:value="4.78048963076057" calcext:value-type="float">
            <text:p>4.78048963076057</text:p>
          </table:table-cell>
          <table:table-cell table:number-columns-repeated="4"/>
        </table:table-row>
        <table:table-row table:style-name="ro1">
          <table:table-cell office:value-type="float" office:value="7.397" calcext:value-type="float">
            <text:p>7.397</text:p>
          </table:table-cell>
          <table:table-cell office:value-type="float" office:value="5.53535551709906" calcext:value-type="float">
            <text:p>5.53535551709906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69.440329701243" calcext:value-type="float">
            <text:p>-69.440329701243</text:p>
          </table:table-cell>
          <table:table-cell office:value-type="float" office:value="4.80113948379907" calcext:value-type="float">
            <text:p>4.80113948379907</text:p>
          </table:table-cell>
          <table:table-cell table:number-columns-repeated="4"/>
        </table:table-row>
        <table:table-row table:style-name="ro1">
          <table:table-cell office:value-type="float" office:value="7.597" calcext:value-type="float">
            <text:p>7.597</text:p>
          </table:table-cell>
          <table:table-cell office:value-type="float" office:value="5.61047188393096" calcext:value-type="float">
            <text:p>5.61047188393096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69.4959264042306" calcext:value-type="float">
            <text:p>-69.4959264042306</text:p>
          </table:table-cell>
          <table:table-cell office:value-type="float" office:value="4.82167070283486" calcext:value-type="float">
            <text:p>4.82167070283486</text:p>
          </table:table-cell>
          <table:table-cell table:number-columns-repeated="4"/>
        </table:table-row>
        <table:table-row table:style-name="ro1">
          <table:table-cell office:value-type="float" office:value="7.797" calcext:value-type="float">
            <text:p>7.797</text:p>
          </table:table-cell>
          <table:table-cell office:value-type="float" office:value="5.61873006294205" calcext:value-type="float">
            <text:p>5.6187300629420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9.5509671401883" calcext:value-type="float">
            <text:p>-69.5509671401883</text:p>
          </table:table-cell>
          <table:table-cell office:value-type="float" office:value="4.84208309397349" calcext:value-type="float">
            <text:p>4.84208309397349</text:p>
          </table:table-cell>
          <table:table-cell table:number-columns-repeated="4"/>
        </table:table-row>
        <table:table-row table:style-name="ro1">
          <table:table-cell office:value-type="float" office:value="7.997" calcext:value-type="float">
            <text:p>7.997</text:p>
          </table:table-cell>
          <table:table-cell office:value-type="float" office:value="5.61873006294205" calcext:value-type="float">
            <text:p>5.6187300629420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69.5954574687864" calcext:value-type="float">
            <text:p>-69.5954574687864</text:p>
          </table:table-cell>
          <table:table-cell office:value-type="float" office:value="4.85864590328579" calcext:value-type="float">
            <text:p>4.85864590328579</text:p>
          </table:table-cell>
          <table:table-cell table:number-columns-repeated="4"/>
        </table:table-row>
        <table:table-row table:style-name="ro1">
          <table:table-cell office:value-type="float" office:value="8.197" calcext:value-type="float">
            <text:p>8.197</text:p>
          </table:table-cell>
          <table:table-cell office:value-type="float" office:value="5.61780321487977" calcext:value-type="float">
            <text:p>5.6178032148797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69.6395028940985" calcext:value-type="float">
            <text:p>-69.6395028940985</text:p>
          </table:table-cell>
          <table:table-cell office:value-type="float" office:value="4.87509889155849" calcext:value-type="float">
            <text:p>4.87509889155849</text:p>
          </table:table-cell>
          <table:table-cell table:number-columns-repeated="4"/>
        </table:table-row>
        <table:table-row table:style-name="ro1">
          <table:table-cell office:value-type="float" office:value="8.397" calcext:value-type="float">
            <text:p>8.397</text:p>
          </table:table-cell>
          <table:table-cell office:value-type="float" office:value="5.58346285558639" calcext:value-type="float">
            <text:p>5.5834628555863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9.6831078651576" calcext:value-type="float">
            <text:p>-69.6831078651576</text:p>
          </table:table-cell>
          <table:table-cell office:value-type="float" office:value="4.89144223166731" calcext:value-type="float">
            <text:p>4.89144223166731</text:p>
          </table:table-cell>
          <table:table-cell table:number-columns-repeated="4"/>
        </table:table-row>
        <table:table-row table:style-name="ro1">
          <table:table-cell office:value-type="float" office:value="8.597" calcext:value-type="float">
            <text:p>8.597</text:p>
          </table:table-cell>
          <table:table-cell office:value-type="float" office:value="5.58346285558639" calcext:value-type="float">
            <text:p>5.5834628555863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9.606276786506" calcext:value-type="float">
            <text:p>-69.606276786506</text:p>
          </table:table-cell>
          <table:table-cell office:value-type="float" office:value="4.86268226326843" calcext:value-type="float">
            <text:p>4.86268226326843</text:p>
          </table:table-cell>
          <table:table-cell table:number-columns-repeated="4"/>
        </table:table-row>
        <table:table-row table:style-name="ro1">
          <table:table-cell office:value-type="float" office:value="8.797" calcext:value-type="float">
            <text:p>8.797</text:p>
          </table:table-cell>
          <table:table-cell office:value-type="float" office:value="5.58346285558639" calcext:value-type="float">
            <text:p>5.58346285558639</text:p>
          </table:table-cell>
          <table:table-cell office:value-type="float" office:value="-62" calcext:value-type="float">
            <text:p>-62</text:p>
          </table:table-cell>
          <table:table-cell office:value-type="float" office:value="-74" calcext:value-type="float">
            <text:p>-74</text:p>
          </table:table-cell>
          <table:table-cell office:value-type="float" office:value="-69.6502140186409" calcext:value-type="float">
            <text:p>-69.6502140186409</text:p>
          </table:table-cell>
          <table:table-cell office:value-type="float" office:value="4.87910840306178" calcext:value-type="float">
            <text:p>4.87910840306178</text:p>
          </table:table-cell>
          <table:table-cell table:number-columns-repeated="4"/>
        </table:table-row>
        <table:table-row table:style-name="ro1">
          <table:table-cell office:value-type="float" office:value="8.997" calcext:value-type="float">
            <text:p>8.997</text:p>
          </table:table-cell>
          <table:table-cell office:value-type="float" office:value="5.59106923054682" calcext:value-type="float">
            <text:p>5.5910692305468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9.6937118784545" calcext:value-type="float">
            <text:p>-69.6937118784545</text:p>
          </table:table-cell>
          <table:table-cell office:value-type="float" office:value="4.8954249388014" calcext:value-type="float">
            <text:p>4.8954249388014</text:p>
          </table:table-cell>
          <table:table-cell table:number-columns-repeated="4"/>
        </table:table-row>
        <table:table-row table:style-name="ro1">
          <table:table-cell office:value-type="float" office:value="9.197" calcext:value-type="float">
            <text:p>9.197</text:p>
          </table:table-cell>
          <table:table-cell office:value-type="float" office:value="5.6372162802262" calcext:value-type="float">
            <text:p>5.637216280226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69.73677475967" calcext:value-type="float">
            <text:p>-69.73677475967</text:p>
          </table:table-cell>
          <table:table-cell office:value-type="float" office:value="4.91163205799742" calcext:value-type="float">
            <text:p>4.91163205799742</text:p>
          </table:table-cell>
          <table:table-cell table:number-columns-repeated="4"/>
        </table:table-row>
        <table:table-row table:style-name="ro1">
          <table:table-cell office:value-type="float" office:value="9.397" calcext:value-type="float">
            <text:p>9.397</text:p>
          </table:table-cell>
          <table:table-cell office:value-type="float" office:value="5.66088969771646" calcext:value-type="float">
            <text:p>5.66088969771646</text:p>
          </table:table-cell>
          <table:table-cell office:value-type="float" office:value="-61" calcext:value-type="float">
            <text:p>-61</text:p>
          </table:table-cell>
          <table:table-cell office:value-type="float" office:value="-74" calcext:value-type="float">
            <text:p>-74</text:p>
          </table:table-cell>
          <table:table-cell office:value-type="float" office:value="-69.7794070120733" calcext:value-type="float">
            <text:p>-69.7794070120733</text:p>
          </table:table-cell>
          <table:table-cell office:value-type="float" office:value="4.9277299596221" calcext:value-type="float">
            <text:p>4.9277299596221</text:p>
          </table:table-cell>
          <table:table-cell table:number-columns-repeated="4"/>
        </table:table-row>
        <table:table-row table:style-name="ro1">
          <table:table-cell office:value-type="float" office:value="9.597" calcext:value-type="float">
            <text:p>9.597</text:p>
          </table:table-cell>
          <table:table-cell office:value-type="float" office:value="5.68426821593798" calcext:value-type="float">
            <text:p>5.6842682159379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69.8216129419525" calcext:value-type="float">
            <text:p>-69.8216129419525</text:p>
          </table:table-cell>
          <table:table-cell office:value-type="float" office:value="4.9437188538497" calcext:value-type="float">
            <text:p>4.9437188538497</text:p>
          </table:table-cell>
          <table:table-cell table:number-columns-repeated="4"/>
        </table:table-row>
        <table:table-row table:style-name="ro1">
          <table:table-cell office:value-type="float" office:value="9.797" calcext:value-type="float">
            <text:p>9.797</text:p>
          </table:table-cell>
          <table:table-cell office:value-type="float" office:value="5.68753544256184" calcext:value-type="float">
            <text:p>5.6875354425618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9.863396812533" calcext:value-type="float">
            <text:p>-69.863396812533</text:p>
          </table:table-cell>
          <table:table-cell office:value-type="float" office:value="4.95959896179901" calcext:value-type="float">
            <text:p>4.95959896179901</text:p>
          </table:table-cell>
          <table:table-cell table:number-columns-repeated="4"/>
        </table:table-row>
        <table:table-row table:style-name="ro1">
          <table:table-cell office:value-type="float" office:value="9.997" calcext:value-type="float">
            <text:p>9.997</text:p>
          </table:table-cell>
          <table:table-cell office:value-type="float" office:value="5.69166755613029" calcext:value-type="float">
            <text:p>5.6916675561302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9.9047628444076" calcext:value-type="float">
            <text:p>-69.9047628444076</text:p>
          </table:table-cell>
          <table:table-cell office:value-type="float" office:value="4.97537051527866" calcext:value-type="float">
            <text:p>4.97537051527866</text:p>
          </table:table-cell>
          <table:table-cell table:number-columns-repeated="4"/>
        </table:table-row>
        <table:table-row table:style-name="ro1">
          <table:table-cell office:value-type="float" office:value="10.197" calcext:value-type="float">
            <text:p>10.197</text:p>
          </table:table-cell>
          <table:table-cell office:value-type="float" office:value="5.69641466362581" calcext:value-type="float">
            <text:p>5.69641466362581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69.9257152159636" calcext:value-type="float">
            <text:p>-69.9257152159636</text:p>
          </table:table-cell>
          <table:table-cell office:value-type="float" office:value="4.98337811401019" calcext:value-type="float">
            <text:p>4.98337811401019</text:p>
          </table:table-cell>
          <table:table-cell table:number-columns-repeated="4"/>
        </table:table-row>
        <table:table-row table:style-name="ro1">
          <table:table-cell office:value-type="float" office:value="10.397" calcext:value-type="float">
            <text:p>10.397</text:p>
          </table:table-cell>
          <table:table-cell office:value-type="float" office:value="5.70822814728103" calcext:value-type="float">
            <text:p>5.70822814728103</text:p>
          </table:table-cell>
          <table:table-cell office:value-type="float" office:value="-64" calcext:value-type="float">
            <text:p>-64</text:p>
          </table:table-cell>
          <table:table-cell office:value-type="float" office:value="-72" calcext:value-type="float">
            <text:p>-72</text:p>
          </table:table-cell>
          <table:table-cell office:value-type="float" office:value="-69.9464580638039" calcext:value-type="float">
            <text:p>-69.9464580638039</text:p>
          </table:table-cell>
          <table:table-cell office:value-type="float" office:value="4.99131833182507" calcext:value-type="float">
            <text:p>4.99131833182507</text:p>
          </table:table-cell>
          <table:table-cell table:number-columns-repeated="4"/>
        </table:table-row>
        <table:table-row table:style-name="ro1">
          <table:table-cell office:value-type="float" office:value="10.597" calcext:value-type="float">
            <text:p>10.597</text:p>
          </table:table-cell>
          <table:table-cell office:value-type="float" office:value="5.71357246388184" calcext:value-type="float">
            <text:p>5.7135724638818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9.9869934831659" calcext:value-type="float">
            <text:p>-69.9869934831659</text:p>
          </table:table-cell>
          <table:table-cell office:value-type="float" office:value="5.00687154550506" calcext:value-type="float">
            <text:p>5.00687154550506</text:p>
          </table:table-cell>
          <table:table-cell table:number-columns-repeated="4"/>
        </table:table-row>
        <table:table-row table:style-name="ro1">
          <table:table-cell office:value-type="float" office:value="10.797" calcext:value-type="float">
            <text:p>10.797</text:p>
          </table:table-cell>
          <table:table-cell office:value-type="float" office:value="5.71357246388184" calcext:value-type="float">
            <text:p>5.71357246388184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0.0271235483342" calcext:value-type="float">
            <text:p>-70.0271235483342</text:p>
          </table:table-cell>
          <table:table-cell office:value-type="float" office:value="5.02231696664831" calcext:value-type="float">
            <text:p>5.02231696664831</text:p>
          </table:table-cell>
          <table:table-cell table:number-columns-repeated="4"/>
        </table:table-row>
        <table:table-row table:style-name="ro1">
          <table:table-cell office:value-type="float" office:value="10.997" calcext:value-type="float">
            <text:p>10.997</text:p>
          </table:table-cell>
          <table:table-cell office:value-type="float" office:value="5.7114905804307" calcext:value-type="float">
            <text:p>5.7114905804307</text:p>
          </table:table-cell>
          <table:table-cell office:value-type="float" office:value="-58" calcext:value-type="float">
            <text:p>-58</text:p>
          </table:table-cell>
          <table:table-cell office:value-type="float" office:value="-74" calcext:value-type="float">
            <text:p>-74</text:p>
          </table:table-cell>
          <table:table-cell office:value-type="float" office:value="-70.0668523128509" calcext:value-type="float">
            <text:p>-70.0668523128509</text:p>
          </table:table-cell>
          <table:table-cell office:value-type="float" office:value="5.03765486750487" calcext:value-type="float">
            <text:p>5.03765486750487</text:p>
          </table:table-cell>
          <table:table-cell table:number-columns-repeated="4"/>
        </table:table-row>
        <table:table-row table:style-name="ro1">
          <table:table-cell office:value-type="float" office:value="11.197" calcext:value-type="float">
            <text:p>11.197</text:p>
          </table:table-cell>
          <table:table-cell office:value-type="float" office:value="5.70028994446248" calcext:value-type="float">
            <text:p>5.7002899444624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1061837897224" calcext:value-type="float">
            <text:p>-70.1061837897224</text:p>
          </table:table-cell>
          <table:table-cell office:value-type="float" office:value="5.05288552977799" calcext:value-type="float">
            <text:p>5.05288552977799</text:p>
          </table:table-cell>
          <table:table-cell table:number-columns-repeated="4"/>
        </table:table-row>
        <table:table-row table:style-name="ro1">
          <table:table-cell office:value-type="float" office:value="11.397" calcext:value-type="float">
            <text:p>11.397</text:p>
          </table:table-cell>
          <table:table-cell office:value-type="float" office:value="5.69728439883795" calcext:value-type="float">
            <text:p>5.6972843988379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1451219518251" calcext:value-type="float">
            <text:p>-70.1451219518251</text:p>
          </table:table-cell>
          <table:table-cell office:value-type="float" office:value="5.06800924438623" calcext:value-type="float">
            <text:p>5.06800924438623</text:p>
          </table:table-cell>
          <table:table-cell table:number-columns-repeated="4"/>
        </table:table-row>
        <table:table-row table:style-name="ro1">
          <table:table-cell office:value-type="float" office:value="11.597" calcext:value-type="float">
            <text:p>11.597</text:p>
          </table:table-cell>
          <table:table-cell office:value-type="float" office:value="5.69379421481311" calcext:value-type="float">
            <text:p>5.69379421481311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.1836707323069" calcext:value-type="float">
            <text:p>-70.1836707323069</text:p>
          </table:table-cell>
          <table:table-cell office:value-type="float" office:value="5.0830263112283" calcext:value-type="float">
            <text:p>5.0830263112283</text:p>
          </table:table-cell>
          <table:table-cell table:number-columns-repeated="4"/>
        </table:table-row>
        <table:table-row table:style-name="ro1">
          <table:table-cell office:value-type="float" office:value="11.797" calcext:value-type="float">
            <text:p>11.797</text:p>
          </table:table-cell>
          <table:table-cell office:value-type="float" office:value="5.69443542943923" calcext:value-type="float">
            <text:p>5.69443542943923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0.2118340249838" calcext:value-type="float">
            <text:p>-70.2118340249838</text:p>
          </table:table-cell>
          <table:table-cell office:value-type="float" office:value="5.09402572888664" calcext:value-type="float">
            <text:p>5.09402572888664</text:p>
          </table:table-cell>
          <table:table-cell table:number-columns-repeated="4"/>
        </table:table-row>
        <table:table-row table:style-name="ro1">
          <table:table-cell office:value-type="float" office:value="11.997" calcext:value-type="float">
            <text:p>11.997</text:p>
          </table:table-cell>
          <table:table-cell office:value-type="float" office:value="5.69822734282402" calcext:value-type="float">
            <text:p>5.69822734282402</text:p>
          </table:table-cell>
          <table:table-cell office:value-type="float" office:value="-58" calcext:value-type="float">
            <text:p>-58</text:p>
          </table:table-cell>
          <table:table-cell office:value-type="float" office:value="-73" calcext:value-type="float">
            <text:p>-73</text:p>
          </table:table-cell>
          <table:table-cell office:value-type="float" office:value="-70.239715684734" calcext:value-type="float">
            <text:p>-70.239715684734</text:p>
          </table:table-cell>
          <table:table-cell office:value-type="float" office:value="5.1049385985526" calcext:value-type="float">
            <text:p>5.1049385985526</text:p>
          </table:table-cell>
          <table:table-cell table:number-columns-repeated="4"/>
        </table:table-row>
        <table:table-row table:style-name="ro1">
          <table:table-cell office:value-type="float" office:value="12.197" calcext:value-type="float">
            <text:p>12.197</text:p>
          </table:table-cell>
          <table:table-cell office:value-type="float" office:value="5.70061981283179" calcext:value-type="float">
            <text:p>5.7006198128317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2673185278866" calcext:value-type="float">
            <text:p>-70.2673185278866</text:p>
          </table:table-cell>
          <table:table-cell office:value-type="float" office:value="5.11576536835745" calcext:value-type="float">
            <text:p>5.11576536835745</text:p>
          </table:table-cell>
          <table:table-cell table:number-columns-repeated="4"/>
        </table:table-row>
        <table:table-row table:style-name="ro1">
          <table:table-cell office:value-type="float" office:value="12.397" calcext:value-type="float">
            <text:p>12.397</text:p>
          </table:table-cell>
          <table:table-cell office:value-type="float" office:value="5.71110142086181" calcext:value-type="float">
            <text:p>5.7111014208618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3046453426078" calcext:value-type="float">
            <text:p>-70.3046453426078</text:p>
          </table:table-cell>
          <table:table-cell office:value-type="float" office:value="5.1304427384345" calcext:value-type="float">
            <text:p>5.1304427384345</text:p>
          </table:table-cell>
          <table:table-cell table:number-columns-repeated="4"/>
        </table:table-row>
        <table:table-row table:style-name="ro1">
          <table:table-cell office:value-type="float" office:value="12.597" calcext:value-type="float">
            <text:p>12.597</text:p>
          </table:table-cell>
          <table:table-cell office:value-type="float" office:value="5.72511920924086" calcext:value-type="float">
            <text:p>5.72511920924086</text:p>
          </table:table-cell>
          <table:table-cell office:value-type="float" office:value="-57" calcext:value-type="float">
            <text:p>-57</text:p>
          </table:table-cell>
          <table:table-cell office:value-type="float" office:value="-73" calcext:value-type="float">
            <text:p>-73</text:p>
          </table:table-cell>
          <table:table-cell office:value-type="float" office:value="-70.3315988891817" calcext:value-type="float">
            <text:p>-70.3315988891817</text:p>
          </table:table-cell>
          <table:table-cell office:value-type="float" office:value="5.14106738520066" calcext:value-type="float">
            <text:p>5.14106738520066</text:p>
          </table:table-cell>
          <table:table-cell table:number-columns-repeated="4"/>
        </table:table-row>
        <table:table-row table:style-name="ro1">
          <table:table-cell office:value-type="float" office:value="12.797" calcext:value-type="float">
            <text:p>12.797</text:p>
          </table:table-cell>
          <table:table-cell office:value-type="float" office:value="5.74428637346697" calcext:value-type="float">
            <text:p>5.7442863734669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0.3582829002899" calcext:value-type="float">
            <text:p>-70.3582829002899</text:p>
          </table:table-cell>
          <table:table-cell office:value-type="float" office:value="5.15160745901833" calcext:value-type="float">
            <text:p>5.15160745901833</text:p>
          </table:table-cell>
          <table:table-cell table:number-columns-repeated="4"/>
        </table:table-row>
        <table:table-row table:style-name="ro1">
          <table:table-cell office:value-type="float" office:value="12.997" calcext:value-type="float">
            <text:p>12.997</text:p>
          </table:table-cell>
          <table:table-cell office:value-type="float" office:value="5.76534388997901" calcext:value-type="float">
            <text:p>5.76534388997901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70.284700071287" calcext:value-type="float">
            <text:p>-70.284700071287</text:p>
          </table:table-cell>
          <table:table-cell office:value-type="float" office:value="5.1225947772125" calcext:value-type="float">
            <text:p>5.1225947772125</text:p>
          </table:table-cell>
          <table:table-cell table:number-columns-repeated="4"/>
        </table:table-row>
        <table:table-row table:style-name="ro1">
          <table:table-cell office:value-type="float" office:value="13.197" calcext:value-type="float">
            <text:p>13.197</text:p>
          </table:table-cell>
          <table:table-cell office:value-type="float" office:value="5.77716640655608" calcext:value-type="float">
            <text:p>5.77716640655608</text:p>
          </table:table-cell>
          <table:table-cell office:value-type="float" office:value="-74" calcext:value-type="float">
            <text:p>-74</text:p>
          </table:table-cell>
          <table:table-cell office:value-type="float" office:value="-63" calcext:value-type="float">
            <text:p>-63</text:p>
          </table:table-cell>
          <table:table-cell office:value-type="float" office:value="-70.2118530705741" calcext:value-type="float">
            <text:p>-70.2118530705741</text:p>
          </table:table-cell>
          <table:table-cell office:value-type="float" office:value="5.09403317535457" calcext:value-type="float">
            <text:p>5.09403317535457</text:p>
          </table:table-cell>
          <table:table-cell table:number-columns-repeated="4"/>
        </table:table-row>
        <table:table-row table:style-name="ro1">
          <table:table-cell office:value-type="float" office:value="13.397" calcext:value-type="float">
            <text:p>13.397</text:p>
          </table:table-cell>
          <table:table-cell office:value-type="float" office:value="5.78003603717682" calcext:value-type="float">
            <text:p>5.7800360371768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70.1397345398684" calcext:value-type="float">
            <text:p>-70.1397345398684</text:p>
          </table:table-cell>
          <table:table-cell office:value-type="float" office:value="5.0659140600863" calcext:value-type="float">
            <text:p>5.0659140600863</text:p>
          </table:table-cell>
          <table:table-cell table:number-columns-repeated="4"/>
        </table:table-row>
        <table:table-row table:style-name="ro1">
          <table:table-cell office:value-type="float" office:value="13.597" calcext:value-type="float">
            <text:p>13.597</text:p>
          </table:table-cell>
          <table:table-cell office:value-type="float" office:value="5.78620578450054" calcext:value-type="float">
            <text:p>5.78620578450054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70.0483371944697" calcext:value-type="float">
            <text:p>-70.0483371944697</text:p>
          </table:table-cell>
          <table:table-cell office:value-type="float" office:value="5.03050100170661" calcext:value-type="float">
            <text:p>5.03050100170661</text:p>
          </table:table-cell>
          <table:table-cell table:number-columns-repeated="4"/>
        </table:table-row>
        <table:table-row table:style-name="ro1">
          <table:table-cell office:value-type="float" office:value="13.797" calcext:value-type="float">
            <text:p>13.797</text:p>
          </table:table-cell>
          <table:table-cell office:value-type="float" office:value="5.75562298717419" calcext:value-type="float">
            <text:p>5.75562298717419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70.047853822525" calcext:value-type="float">
            <text:p>-70.047853822525</text:p>
          </table:table-cell>
          <table:table-cell office:value-type="float" office:value="5.0303143727373" calcext:value-type="float">
            <text:p>5.0303143727373</text:p>
          </table:table-cell>
          <table:table-cell table:number-columns-repeated="4"/>
        </table:table-row>
        <table:table-row table:style-name="ro1">
          <table:table-cell office:value-type="float" office:value="13.997" calcext:value-type="float">
            <text:p>13.997</text:p>
          </table:table-cell>
          <table:table-cell office:value-type="float" office:value="5.7216463233861" calcext:value-type="float">
            <text:p>5.721646323386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0473752842997" calcext:value-type="float">
            <text:p>-70.0473752842997</text:p>
          </table:table-cell>
          <table:table-cell office:value-type="float" office:value="5.030129616878" calcext:value-type="float">
            <text:p>5.030129616878</text:p>
          </table:table-cell>
          <table:table-cell table:number-columns-repeated="4"/>
        </table:table-row>
        <table:table-row table:style-name="ro1">
          <table:table-cell office:value-type="float" office:value="14.197" calcext:value-type="float">
            <text:p>14.197</text:p>
          </table:table-cell>
          <table:table-cell office:value-type="float" office:value="5.69785378638655" calcext:value-type="float">
            <text:p>5.6978537863865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0.0469015314567" calcext:value-type="float">
            <text:p>-70.0469015314567</text:p>
          </table:table-cell>
          <table:table-cell office:value-type="float" office:value="5.02994671526166" calcext:value-type="float">
            <text:p>5.02994671526166</text:p>
          </table:table-cell>
          <table:table-cell table:number-columns-repeated="4"/>
        </table:table-row>
        <table:table-row table:style-name="ro1">
          <table:table-cell office:value-type="float" office:value="14.397" calcext:value-type="float">
            <text:p>14.397</text:p>
          </table:table-cell>
          <table:table-cell office:value-type="float" office:value="5.683869332535" calcext:value-type="float">
            <text:p>5.683869332535</text:p>
          </table:table-cell>
          <table:table-cell office:value-type="float" office:value="-59" calcext:value-type="float">
            <text:p>-59</text:p>
          </table:table-cell>
          <table:table-cell office:value-type="float" office:value="-69" calcext:value-type="float">
            <text:p>-69</text:p>
          </table:table-cell>
          <table:table-cell office:value-type="float" office:value="-70.0364325161422" calcext:value-type="float">
            <text:p>-70.0364325161422</text:p>
          </table:table-cell>
          <table:table-cell office:value-type="float" office:value="5.02590664254885" calcext:value-type="float">
            <text:p>5.02590664254885</text:p>
          </table:table-cell>
          <table:table-cell table:number-columns-repeated="4"/>
        </table:table-row>
        <table:table-row table:style-name="ro1">
          <table:table-cell office:value-type="float" office:value="14.597" calcext:value-type="float">
            <text:p>14.597</text:p>
          </table:table-cell>
          <table:table-cell office:value-type="float" office:value="5.6580546277352" calcext:value-type="float">
            <text:p>5.658054627735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360681909807" calcext:value-type="float">
            <text:p>-70.0360681909807</text:p>
          </table:table-cell>
          <table:table-cell office:value-type="float" office:value="5.02576610513899" calcext:value-type="float">
            <text:p>5.02576610513899</text:p>
          </table:table-cell>
          <table:table-cell table:number-columns-repeated="4"/>
        </table:table-row>
        <table:table-row table:style-name="ro1">
          <table:table-cell office:value-type="float" office:value="14.797" calcext:value-type="float">
            <text:p>14.797</text:p>
          </table:table-cell>
          <table:table-cell office:value-type="float" office:value="5.60958278395442" calcext:value-type="float">
            <text:p>5.6095827839544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0357075090709" calcext:value-type="float">
            <text:p>-70.0357075090709</text:p>
          </table:table-cell>
          <table:table-cell office:value-type="float" office:value="5.02562697697428" calcext:value-type="float">
            <text:p>5.02562697697428</text:p>
          </table:table-cell>
          <table:table-cell table:number-columns-repeated="4"/>
        </table:table-row>
        <table:table-row table:style-name="ro1">
          <table:table-cell office:value-type="float" office:value="14.997" calcext:value-type="float">
            <text:p>14.997</text:p>
          </table:table-cell>
          <table:table-cell office:value-type="float" office:value="5.56687980475938" calcext:value-type="float">
            <text:p>5.5668798047593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353504339802" calcext:value-type="float">
            <text:p>-70.0353504339802</text:p>
          </table:table-cell>
          <table:table-cell office:value-type="float" office:value="5.02548924388511" calcext:value-type="float">
            <text:p>5.02548924388511</text:p>
          </table:table-cell>
          <table:table-cell table:number-columns-repeated="4"/>
        </table:table-row>
        <table:table-row table:style-name="ro1">
          <table:table-cell office:value-type="float" office:value="15.197" calcext:value-type="float">
            <text:p>15.197</text:p>
          </table:table-cell>
          <table:table-cell office:value-type="float" office:value="5.50017801627368" calcext:value-type="float">
            <text:p>5.50017801627368</text:p>
          </table:table-cell>
          <table:table-cell office:value-type="float" office:value="-59" calcext:value-type="float">
            <text:p>-59</text:p>
          </table:table-cell>
          <table:table-cell office:value-type="float" office:value="-70" calcext:value-type="float">
            <text:p>-70</text:p>
          </table:table-cell>
          <table:table-cell office:value-type="float" office:value="-70.0349969296404" calcext:value-type="float">
            <text:p>-70.0349969296404</text:p>
          </table:table-cell>
          <table:table-cell office:value-type="float" office:value="5.02535289184514" calcext:value-type="float">
            <text:p>5.02535289184514</text:p>
          </table:table-cell>
          <table:table-cell table:number-columns-repeated="4"/>
        </table:table-row>
        <table:table-row table:style-name="ro1">
          <table:table-cell office:value-type="float" office:value="15.397" calcext:value-type="float">
            <text:p>15.397</text:p>
          </table:table-cell>
          <table:table-cell office:value-type="float" office:value="5.43962437672513" calcext:value-type="float">
            <text:p>5.4396243767251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034646960344" calcext:value-type="float">
            <text:p>-70.034646960344</text:p>
          </table:table-cell>
          <table:table-cell office:value-type="float" office:value="5.02521790696977" calcext:value-type="float">
            <text:p>5.02521790696977</text:p>
          </table:table-cell>
          <table:table-cell table:number-columns-repeated="4"/>
        </table:table-row>
        <table:table-row table:style-name="ro1">
          <table:table-cell office:value-type="float" office:value="15.597" calcext:value-type="float">
            <text:p>15.597</text:p>
          </table:table-cell>
          <table:table-cell office:value-type="float" office:value="5.37709598946866" calcext:value-type="float">
            <text:p>5.37709598946866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0343004907406" calcext:value-type="float">
            <text:p>-70.0343004907406</text:p>
          </table:table-cell>
          <table:table-cell office:value-type="float" office:value="5.02508427551475" calcext:value-type="float">
            <text:p>5.02508427551475</text:p>
          </table:table-cell>
          <table:table-cell table:number-columns-repeated="4"/>
        </table:table-row>
        <table:table-row table:style-name="ro1">
          <table:table-cell office:value-type="float" office:value="15.797" calcext:value-type="float">
            <text:p>15.797</text:p>
          </table:table-cell>
          <table:table-cell office:value-type="float" office:value="5.35585116488696" calcext:value-type="float">
            <text:p>5.3558511648869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70.0239574858332" calcext:value-type="float">
            <text:p>-70.0239574858332</text:p>
          </table:table-cell>
          <table:table-cell office:value-type="float" office:value="5.02109667041816" calcext:value-type="float">
            <text:p>5.02109667041816</text:p>
          </table:table-cell>
          <table:table-cell table:number-columns-repeated="4"/>
        </table:table-row>
        <table:table-row table:style-name="ro1">
          <table:table-cell office:value-type="float" office:value="15.997" calcext:value-type="float">
            <text:p>15.997</text:p>
          </table:table-cell>
          <table:table-cell office:value-type="float" office:value="5.35115558723742" calcext:value-type="float">
            <text:p>5.3511555872374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0.0037179109748" calcext:value-type="float">
            <text:p>-70.0037179109748</text:p>
          </table:table-cell>
          <table:table-cell office:value-type="float" office:value="5.01330272930868" calcext:value-type="float">
            <text:p>5.01330272930868</text:p>
          </table:table-cell>
          <table:table-cell table:number-columns-repeated="4"/>
        </table:table-row>
        <table:table-row table:style-name="ro1">
          <table:table-cell office:value-type="float" office:value="16.197" calcext:value-type="float">
            <text:p>16.197</text:p>
          </table:table-cell>
          <table:table-cell office:value-type="float" office:value="5.33237768536462" calcext:value-type="float">
            <text:p>5.33237768536462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9.9736807318651" calcext:value-type="float">
            <text:p>-69.9736807318651</text:p>
          </table:table-cell>
          <table:table-cell office:value-type="float" office:value="5.0017581799449" calcext:value-type="float">
            <text:p>5.0017581799449</text:p>
          </table:table-cell>
          <table:table-cell table:number-columns-repeated="4"/>
        </table:table-row>
        <table:table-row table:style-name="ro1">
          <table:table-cell office:value-type="float" office:value="16.397" calcext:value-type="float">
            <text:p>16.397</text:p>
          </table:table-cell>
          <table:table-cell office:value-type="float" office:value="5.30651967782637" calcext:value-type="float">
            <text:p>5.3065196778263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9.9439439245464" calcext:value-type="float">
            <text:p>-69.9439439245464</text:p>
          </table:table-cell>
          <table:table-cell office:value-type="float" office:value="4.99035526343066" calcext:value-type="float">
            <text:p>4.99035526343066</text:p>
          </table:table-cell>
          <table:table-cell table:number-columns-repeated="4"/>
        </table:table-row>
        <table:table-row table:style-name="ro1">
          <table:table-cell office:value-type="float" office:value="16.597" calcext:value-type="float">
            <text:p>16.597</text:p>
          </table:table-cell>
          <table:table-cell office:value-type="float" office:value="5.27815267974234" calcext:value-type="float">
            <text:p>5.2781526797423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9.914504485301" calcext:value-type="float">
            <text:p>-69.914504485301</text:p>
          </table:table-cell>
          <table:table-cell office:value-type="float" office:value="4.9790919837935" calcext:value-type="float">
            <text:p>4.9790919837935</text:p>
          </table:table-cell>
          <table:table-cell table:number-columns-repeated="4"/>
        </table:table-row>
        <table:table-row table:style-name="ro1">
          <table:table-cell office:value-type="float" office:value="16.797" calcext:value-type="float">
            <text:p>16.797</text:p>
          </table:table-cell>
          <table:table-cell office:value-type="float" office:value="5.21917370003186" calcext:value-type="float">
            <text:p>5.2191737000318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9.885359440448" calcext:value-type="float">
            <text:p>-69.885359440448</text:p>
          </table:table-cell>
          <table:table-cell office:value-type="float" office:value="4.96796637842238" calcext:value-type="float">
            <text:p>4.96796637842238</text:p>
          </table:table-cell>
          <table:table-cell table:number-columns-repeated="4"/>
        </table:table-row>
        <table:table-row table:style-name="ro1">
          <table:table-cell office:value-type="float" office:value="16.997" calcext:value-type="float">
            <text:p>16.997</text:p>
          </table:table-cell>
          <table:table-cell office:value-type="float" office:value="5.17737244750151" calcext:value-type="float">
            <text:p>5.1773724475015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9.8565058460435" calcext:value-type="float">
            <text:p>-69.8565058460435</text:p>
          </table:table-cell>
          <table:table-cell office:value-type="float" office:value="4.95697651740655" calcext:value-type="float">
            <text:p>4.95697651740655</text:p>
          </table:table-cell>
          <table:table-cell table:number-columns-repeated="4"/>
        </table:table-row>
        <table:table-row table:style-name="ro1">
          <table:table-cell office:value-type="float" office:value="17.197" calcext:value-type="float">
            <text:p>17.197</text:p>
          </table:table-cell>
          <table:table-cell office:value-type="float" office:value="5.12203836296489" calcext:value-type="float">
            <text:p>5.1220383629648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9.8479407875831" calcext:value-type="float">
            <text:p>-69.8479407875831</text:p>
          </table:table-cell>
          <table:table-cell office:value-type="float" office:value="4.95371890894845" calcext:value-type="float">
            <text:p>4.95371890894845</text:p>
          </table:table-cell>
          <table:table-cell table:number-columns-repeated="4"/>
        </table:table-row>
        <table:table-row table:style-name="ro1">
          <table:table-cell office:value-type="float" office:value="17.397" calcext:value-type="float">
            <text:p>17.397</text:p>
          </table:table-cell>
          <table:table-cell office:value-type="float" office:value="5.08589650520219" calcext:value-type="float">
            <text:p>5.08589650520219</text:p>
          </table:table-cell>
          <table:table-cell office:value-type="float" office:value="-38" calcext:value-type="float">
            <text:p>-38</text:p>
          </table:table-cell>
          <table:table-cell office:value-type="float" office:value="-70" calcext:value-type="float">
            <text:p>-70</text:p>
          </table:table-cell>
          <table:table-cell office:value-type="float" office:value="-69.8494613797072" calcext:value-type="float">
            <text:p>-69.8494613797072</text:p>
          </table:table-cell>
          <table:table-cell office:value-type="float" office:value="4.95429709002545" calcext:value-type="float">
            <text:p>4.95429709002545</text:p>
          </table:table-cell>
          <table:table-cell table:number-columns-repeated="4"/>
        </table:table-row>
        <table:table-row table:style-name="ro1">
          <table:table-cell office:value-type="float" office:value="17.597" calcext:value-type="float">
            <text:p>17.597</text:p>
          </table:table-cell>
          <table:table-cell office:value-type="float" office:value="5.02852510991819" calcext:value-type="float">
            <text:p>5.0285251099181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8509667659102" calcext:value-type="float">
            <text:p>-69.8509667659102</text:p>
          </table:table-cell>
          <table:table-cell office:value-type="float" office:value="4.9548695557661" calcext:value-type="float">
            <text:p>4.9548695557661</text:p>
          </table:table-cell>
          <table:table-cell table:number-columns-repeated="4"/>
        </table:table-row>
        <table:table-row table:style-name="ro1">
          <table:table-cell office:value-type="float" office:value="17.797" calcext:value-type="float">
            <text:p>17.797</text:p>
          </table:table-cell>
          <table:table-cell office:value-type="float" office:value="4.96960895137016" calcext:value-type="float">
            <text:p>4.9696089513701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524570982511" calcext:value-type="float">
            <text:p>-69.8524570982511</text:p>
          </table:table-cell>
          <table:table-cell office:value-type="float" office:value="4.95543636200844" calcext:value-type="float">
            <text:p>4.95543636200844</text:p>
          </table:table-cell>
          <table:table-cell table:number-columns-repeated="4"/>
        </table:table-row>
        <table:table-row table:style-name="ro1">
          <table:table-cell office:value-type="float" office:value="17.997" calcext:value-type="float">
            <text:p>17.997</text:p>
          </table:table-cell>
          <table:table-cell office:value-type="float" office:value="4.87269872348256" calcext:value-type="float">
            <text:p>4.8726987234825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9.8639325272685" calcext:value-type="float">
            <text:p>-69.8639325272685</text:p>
          </table:table-cell>
          <table:table-cell office:value-type="float" office:value="4.95980289292417" calcext:value-type="float">
            <text:p>4.95980289292417</text:p>
          </table:table-cell>
          <table:table-cell table:number-columns-repeated="4"/>
        </table:table-row>
        <table:table-row table:style-name="ro1">
          <table:table-cell office:value-type="float" office:value="18.197" calcext:value-type="float">
            <text:p>18.197</text:p>
          </table:table-cell>
          <table:table-cell office:value-type="float" office:value="4.82548044036723" calcext:value-type="float">
            <text:p>4.8254804403672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9.8752932019959" calcext:value-type="float">
            <text:p>-69.8752932019959</text:p>
          </table:table-cell>
          <table:table-cell office:value-type="float" office:value="4.96412954860899" calcext:value-type="float">
            <text:p>4.96412954860899</text:p>
          </table:table-cell>
          <table:table-cell table:number-columns-repeated="4"/>
        </table:table-row>
        <table:table-row table:style-name="ro1">
          <table:table-cell office:value-type="float" office:value="18.397" calcext:value-type="float">
            <text:p>18.397</text:p>
          </table:table-cell>
          <table:table-cell office:value-type="float" office:value="4.79022061715588" calcext:value-type="float">
            <text:p>4.79022061715588</text:p>
          </table:table-cell>
          <table:table-cell office:value-type="float" office:value="-55" calcext:value-type="float">
            <text:p>-55</text:p>
          </table:table-cell>
          <table:table-cell office:value-type="float" office:value="-70" calcext:value-type="float">
            <text:p>-70</text:p>
          </table:table-cell>
          <table:table-cell office:value-type="float" office:value="-69.8765402699759" calcext:value-type="float">
            <text:p>-69.8765402699759</text:p>
          </table:table-cell>
          <table:table-cell office:value-type="float" office:value="4.96460471799646" calcext:value-type="float">
            <text:p>4.96460471799646</text:p>
          </table:table-cell>
          <table:table-cell table:number-columns-repeated="4"/>
        </table:table-row>
        <table:table-row table:style-name="ro1">
          <table:table-cell office:value-type="float" office:value="18.597" calcext:value-type="float">
            <text:p>18.597</text:p>
          </table:table-cell>
          <table:table-cell office:value-type="float" office:value="4.77500457805761" calcext:value-type="float">
            <text:p>4.77500457805761</text:p>
          </table:table-cell>
          <table:table-cell office:value-type="float" office:value="-13" calcext:value-type="float">
            <text:p>-13</text:p>
          </table:table-cell>
          <table:table-cell office:value-type="float" office:value="-70" calcext:value-type="float">
            <text:p>-70</text:p>
          </table:table-cell>
          <table:table-cell office:value-type="float" office:value="-69.8777748672761" calcext:value-type="float">
            <text:p>-69.8777748672761</text:p>
          </table:table-cell>
          <table:table-cell office:value-type="float" office:value="4.96507518049355" calcext:value-type="float">
            <text:p>4.96507518049355</text:p>
          </table:table-cell>
          <table:table-cell table:number-columns-repeated="4"/>
        </table:table-row>
        <table:table-row table:style-name="ro1">
          <table:table-cell office:value-type="float" office:value="18.797" calcext:value-type="float">
            <text:p>18.797</text:p>
          </table:table-cell>
          <table:table-cell office:value-type="float" office:value="4.76065339324679" calcext:value-type="float">
            <text:p>4.7606533932467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8789971186034" calcext:value-type="float">
            <text:p>-69.8789971186034</text:p>
          </table:table-cell>
          <table:table-cell office:value-type="float" office:value="4.96554098228174" calcext:value-type="float">
            <text:p>4.96554098228174</text:p>
          </table:table-cell>
          <table:table-cell table:number-columns-repeated="4"/>
        </table:table-row>
        <table:table-row table:style-name="ro1">
          <table:table-cell office:value-type="float" office:value="18.997" calcext:value-type="float">
            <text:p>18.997</text:p>
          </table:table-cell>
          <table:table-cell office:value-type="float" office:value="4.7427067093352" calcext:value-type="float">
            <text:p>4.742706709335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8802071474174" calcext:value-type="float">
            <text:p>-69.8802071474174</text:p>
          </table:table-cell>
          <table:table-cell office:value-type="float" office:value="4.96600216909824" calcext:value-type="float">
            <text:p>4.96600216909824</text:p>
          </table:table-cell>
          <table:table-cell table:number-columns-repeated="4"/>
        </table:table-row>
        <table:table-row table:style-name="ro1">
          <table:table-cell office:value-type="float" office:value="19.197" calcext:value-type="float">
            <text:p>19.197</text:p>
          </table:table-cell>
          <table:table-cell office:value-type="float" office:value="4.70331933954045" calcext:value-type="float">
            <text:p>4.7033193395404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814050759432" calcext:value-type="float">
            <text:p>-69.8814050759432</text:p>
          </table:table-cell>
          <table:table-cell office:value-type="float" office:value="4.96645878624004" calcext:value-type="float">
            <text:p>4.96645878624004</text:p>
          </table:table-cell>
          <table:table-cell table:number-columns-repeated="4"/>
        </table:table-row>
        <table:table-row table:style-name="ro1">
          <table:table-cell office:value-type="float" office:value="19.397" calcext:value-type="float">
            <text:p>19.397</text:p>
          </table:table-cell>
          <table:table-cell office:value-type="float" office:value="4.66110414825655" calcext:value-type="float">
            <text:p>4.6611041482565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825910251837" calcext:value-type="float">
            <text:p>-69.8825910251837</text:p>
          </table:table-cell>
          <table:table-cell office:value-type="float" office:value="4.96691087856806" calcext:value-type="float">
            <text:p>4.96691087856806</text:p>
          </table:table-cell>
          <table:table-cell table:number-columns-repeated="4"/>
        </table:table-row>
        <table:table-row table:style-name="ro1">
          <table:table-cell office:value-type="float" office:value="19.597" calcext:value-type="float">
            <text:p>19.597</text:p>
          </table:table-cell>
          <table:table-cell office:value-type="float" office:value="4.62338368516428" calcext:value-type="float">
            <text:p>4.6233836851642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837651149319" calcext:value-type="float">
            <text:p>-69.8837651149319</text:p>
          </table:table-cell>
          <table:table-cell office:value-type="float" office:value="4.9673584905111" calcext:value-type="float">
            <text:p>4.9673584905111</text:p>
          </table:table-cell>
          <table:table-cell table:number-columns-repeated="4"/>
        </table:table-row>
        <table:table-row table:style-name="ro1">
          <table:table-cell office:value-type="float" office:value="19.797" calcext:value-type="float">
            <text:p>19.797</text:p>
          </table:table-cell>
          <table:table-cell office:value-type="float" office:value="4.58544435586704" calcext:value-type="float">
            <text:p>4.58544435586704</text:p>
          </table:table-cell>
          <table:table-cell office:value-type="float" office:value="-44" calcext:value-type="float">
            <text:p>-44</text:p>
          </table:table-cell>
          <table:table-cell office:value-type="float" office:value="-73" calcext:value-type="float">
            <text:p>-73</text:p>
          </table:table-cell>
          <table:table-cell office:value-type="float" office:value="-69.9149274637826" calcext:value-type="float">
            <text:p>-69.9149274637826</text:p>
          </table:table-cell>
          <table:table-cell office:value-type="float" office:value="4.97925363163396" calcext:value-type="float">
            <text:p>4.97925363163396</text:p>
          </table:table-cell>
          <table:table-cell table:number-columns-repeated="4"/>
        </table:table-row>
        <table:table-row table:style-name="ro1">
          <table:table-cell office:value-type="float" office:value="19.997" calcext:value-type="float">
            <text:p>19.997</text:p>
          </table:table-cell>
          <table:table-cell office:value-type="float" office:value="4.55529439107786" calcext:value-type="float">
            <text:p>4.55529439107786</text:p>
          </table:table-cell>
          <table:table-cell office:value-type="float" office:value="-58" calcext:value-type="float">
            <text:p>-58</text:p>
          </table:table-cell>
          <table:table-cell office:value-type="float" office:value="-73" calcext:value-type="float">
            <text:p>-73</text:p>
          </table:table-cell>
          <table:table-cell office:value-type="float" office:value="-69.9457781891448" calcext:value-type="float">
            <text:p>-69.9457781891448</text:p>
          </table:table-cell>
          <table:table-cell office:value-type="float" office:value="4.99105788010755" calcext:value-type="float">
            <text:p>4.99105788010755</text:p>
          </table:table-cell>
          <table:table-cell table:number-columns-repeated="4"/>
        </table:table-row>
        <table:table-row table:style-name="ro1">
          <table:table-cell office:value-type="float" office:value="20.197" calcext:value-type="float">
            <text:p>20.197</text:p>
          </table:table-cell>
          <table:table-cell office:value-type="float" office:value="4.51964575933501" calcext:value-type="float">
            <text:p>4.5196457593350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69.9863204072533" calcext:value-type="float">
            <text:p>-69.9863204072533</text:p>
          </table:table-cell>
          <table:table-cell office:value-type="float" office:value="5.00661289477162" calcext:value-type="float">
            <text:p>5.00661289477162</text:p>
          </table:table-cell>
          <table:table-cell table:number-columns-repeated="4"/>
        </table:table-row>
        <table:table-row table:style-name="ro1">
          <table:table-cell office:value-type="float" office:value="20.397" calcext:value-type="float">
            <text:p>20.397</text:p>
          </table:table-cell>
          <table:table-cell office:value-type="float" office:value="4.45096655787282" calcext:value-type="float">
            <text:p>4.4509665578728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0264572031808" calcext:value-type="float">
            <text:p>-70.0264572031808</text:p>
          </table:table-cell>
          <table:table-cell office:value-type="float" office:value="5.02206011243749" calcext:value-type="float">
            <text:p>5.02206011243749</text:p>
          </table:table-cell>
          <table:table-cell table:number-columns-repeated="4"/>
        </table:table-row>
        <table:table-row table:style-name="ro1">
          <table:table-cell office:value-type="float" office:value="20.597" calcext:value-type="float">
            <text:p>20.597</text:p>
          </table:table-cell>
          <table:table-cell office:value-type="float" office:value="4.39098272604188" calcext:value-type="float">
            <text:p>4.3909827260418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0.066192631149" calcext:value-type="float">
            <text:p>-70.066192631149</text:p>
          </table:table-cell>
          <table:table-cell office:value-type="float" office:value="5.03739980519542" calcext:value-type="float">
            <text:p>5.03739980519542</text:p>
          </table:table-cell>
          <table:table-cell table:number-columns-repeated="4"/>
        </table:table-row>
        <table:table-row table:style-name="ro1">
          <table:table-cell office:value-type="float" office:value="20.797" calcext:value-type="float">
            <text:p>20.797</text:p>
          </table:table-cell>
          <table:table-cell office:value-type="float" office:value="4.30664998125678" calcext:value-type="float">
            <text:p>4.3066499812567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1055307048375" calcext:value-type="float">
            <text:p>-70.1055307048375</text:p>
          </table:table-cell>
          <table:table-cell office:value-type="float" office:value="5.05263225459288" calcext:value-type="float">
            <text:p>5.05263225459288</text:p>
          </table:table-cell>
          <table:table-cell table:number-columns-repeated="4"/>
        </table:table-row>
        <table:table-row table:style-name="ro1">
          <table:table-cell office:value-type="float" office:value="20.997" calcext:value-type="float">
            <text:p>20.997</text:p>
          </table:table-cell>
          <table:table-cell office:value-type="float" office:value="4.23744302260598" calcext:value-type="float">
            <text:p>4.2374430226059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.1544753977891" calcext:value-type="float">
            <text:p>-70.1544753977891</text:p>
          </table:table-cell>
          <table:table-cell office:value-type="float" office:value="5.07164889230383" calcext:value-type="float">
            <text:p>5.07164889230383</text:p>
          </table:table-cell>
          <table:table-cell table:number-columns-repeated="4"/>
        </table:table-row>
        <table:table-row table:style-name="ro1">
          <table:table-cell office:value-type="float" office:value="21.197" calcext:value-type="float">
            <text:p>21.197</text:p>
          </table:table-cell>
          <table:table-cell office:value-type="float" office:value="4.19896280650487" calcext:value-type="float">
            <text:p>4.1989628065048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.1929306438112" calcext:value-type="float">
            <text:p>-70.1929306438112</text:p>
          </table:table-cell>
          <table:table-cell office:value-type="float" office:value="5.08664022652187" calcext:value-type="float">
            <text:p>5.08664022652187</text:p>
          </table:table-cell>
          <table:table-cell table:number-columns-repeated="4"/>
        </table:table-row>
        <table:table-row table:style-name="ro1">
          <table:table-cell office:value-type="float" office:value="21.397" calcext:value-type="float">
            <text:p>21.397</text:p>
          </table:table-cell>
          <table:table-cell office:value-type="float" office:value="4.16899512709685" calcext:value-type="float">
            <text:p>4.16899512709685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70.2310013373731" calcext:value-type="float">
            <text:p>-70.2310013373731</text:p>
          </table:table-cell>
          <table:table-cell office:value-type="float" office:value="5.10152529751274" calcext:value-type="float">
            <text:p>5.10152529751274</text:p>
          </table:table-cell>
          <table:table-cell table:number-columns-repeated="4"/>
        </table:table-row>
        <table:table-row table:style-name="ro1">
          <table:table-cell office:value-type="float" office:value="21.597" calcext:value-type="float">
            <text:p>21.597</text:p>
          </table:table-cell>
          <table:table-cell office:value-type="float" office:value="4.11528455521939" calcext:value-type="float">
            <text:p>4.11528455521939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70.2686913239993" calcext:value-type="float">
            <text:p>-70.2686913239993</text:p>
          </table:table-cell>
          <table:table-cell office:value-type="float" office:value="5.11630442446678" calcext:value-type="float">
            <text:p>5.11630442446678</text:p>
          </table:table-cell>
          <table:table-cell table:number-columns-repeated="4"/>
        </table:table-row>
        <table:table-row table:style-name="ro1">
          <table:table-cell office:value-type="float" office:value="21.797" calcext:value-type="float">
            <text:p>21.797</text:p>
          </table:table-cell>
          <table:table-cell office:value-type="float" office:value="4.02756396596136" calcext:value-type="float">
            <text:p>4.0275639659613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0.3060044107593" calcext:value-type="float">
            <text:p>-70.3060044107593</text:p>
          </table:table-cell>
          <table:table-cell office:value-type="float" office:value="5.13097793481219" calcext:value-type="float">
            <text:p>5.13097793481219</text:p>
          </table:table-cell>
          <table:table-cell table:number-columns-repeated="4"/>
        </table:table-row>
        <table:table-row table:style-name="ro1">
          <table:table-cell office:value-type="float" office:value="21.997" calcext:value-type="float">
            <text:p>21.997</text:p>
          </table:table-cell>
          <table:table-cell office:value-type="float" office:value="3.92387696671307" calcext:value-type="float">
            <text:p>3.9238769667130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3429443666517" calcext:value-type="float">
            <text:p>-70.3429443666517</text:p>
          </table:table-cell>
          <table:table-cell office:value-type="float" office:value="5.14554616399222" calcext:value-type="float">
            <text:p>5.14554616399222</text:p>
          </table:table-cell>
          <table:table-cell table:number-columns-repeated="4"/>
        </table:table-row>
        <table:table-row table:style-name="ro1">
          <table:table-cell office:value-type="float" office:value="22.197" calcext:value-type="float">
            <text:p>22.197</text:p>
          </table:table-cell>
          <table:table-cell office:value-type="float" office:value="3.84804512577648" calcext:value-type="float">
            <text:p>3.8480451257764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3795149229852" calcext:value-type="float">
            <text:p>-70.3795149229852</text:p>
          </table:table-cell>
          <table:table-cell office:value-type="float" office:value="5.16000945524518" calcext:value-type="float">
            <text:p>5.16000945524518</text:p>
          </table:table-cell>
          <table:table-cell table:number-columns-repeated="4"/>
        </table:table-row>
        <table:table-row table:style-name="ro1">
          <table:table-cell office:value-type="float" office:value="22.397" calcext:value-type="float">
            <text:p>22.397</text:p>
          </table:table-cell>
          <table:table-cell office:value-type="float" office:value="3.7909233043658" calcext:value-type="float">
            <text:p>3.7909233043658</text:p>
          </table:table-cell>
          <table:table-cell office:value-type="float" office:value="-62" calcext:value-type="float">
            <text:p>-62</text:p>
          </table:table-cell>
          <table:table-cell office:value-type="float" office:value="-74" calcext:value-type="float">
            <text:p>-74</text:p>
          </table:table-cell>
          <table:table-cell office:value-type="float" office:value="-70.4157197737553" calcext:value-type="float">
            <text:p>-70.4157197737553</text:p>
          </table:table-cell>
          <table:table-cell office:value-type="float" office:value="5.17436815938744" calcext:value-type="float">
            <text:p>5.17436815938744</text:p>
          </table:table-cell>
          <table:table-cell table:number-columns-repeated="4"/>
        </table:table-row>
        <table:table-row table:style-name="ro1">
          <table:table-cell office:value-type="float" office:value="22.597" calcext:value-type="float">
            <text:p>22.597</text:p>
          </table:table-cell>
          <table:table-cell office:value-type="float" office:value="3.75597946080848" calcext:value-type="float">
            <text:p>3.7559794608084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4515625760178" calcext:value-type="float">
            <text:p>-70.4515625760178</text:p>
          </table:table-cell>
          <table:table-cell office:value-type="float" office:value="5.1886226345993" calcext:value-type="float">
            <text:p>5.1886226345993</text:p>
          </table:table-cell>
          <table:table-cell table:number-columns-repeated="4"/>
        </table:table-row>
        <table:table-row table:style-name="ro1">
          <table:table-cell office:value-type="float" office:value="22.797" calcext:value-type="float">
            <text:p>22.797</text:p>
          </table:table-cell>
          <table:table-cell office:value-type="float" office:value="3.70491877105912" calcext:value-type="float">
            <text:p>3.7049187710591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4870469502576" calcext:value-type="float">
            <text:p>-70.4870469502576</text:p>
          </table:table-cell>
          <table:table-cell office:value-type="float" office:value="5.20277324621378" calcext:value-type="float">
            <text:p>5.20277324621378</text:p>
          </table:table-cell>
          <table:table-cell table:number-columns-repeated="4"/>
        </table:table-row>
        <table:table-row table:style-name="ro1">
          <table:table-cell office:value-type="float" office:value="22.997" calcext:value-type="float">
            <text:p>22.997</text:p>
          </table:table-cell>
          <table:table-cell office:value-type="float" office:value="3.61978060802454" calcext:value-type="float">
            <text:p>3.6197806080245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.532176480755" calcext:value-type="float">
            <text:p>-70.532176480755</text:p>
          </table:table-cell>
          <table:table-cell office:value-type="float" office:value="5.22082596111833" calcext:value-type="float">
            <text:p>5.22082596111833</text:p>
          </table:table-cell>
          <table:table-cell table:number-columns-repeated="4"/>
        </table:table-row>
        <table:table-row table:style-name="ro1">
          <table:table-cell office:value-type="float" office:value="23.197" calcext:value-type="float">
            <text:p>23.197</text:p>
          </table:table-cell>
          <table:table-cell office:value-type="float" office:value="3.51191105807642" calcext:value-type="float">
            <text:p>3.5119110580764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0.5668547159475" calcext:value-type="float">
            <text:p>-70.5668547159475</text:p>
          </table:table-cell>
          <table:table-cell office:value-type="float" office:value="5.234740497367" calcext:value-type="float">
            <text:p>5.234740497367</text:p>
          </table:table-cell>
          <table:table-cell table:number-columns-repeated="4"/>
        </table:table-row>
        <table:table-row table:style-name="ro1">
          <table:table-cell office:value-type="float" office:value="23.397" calcext:value-type="float">
            <text:p>23.397</text:p>
          </table:table-cell>
          <table:table-cell office:value-type="float" office:value="3.44934822106892" calcext:value-type="float">
            <text:p>3.44934822106892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70.611186168788" calcext:value-type="float">
            <text:p>-70.611186168788</text:p>
          </table:table-cell>
          <table:table-cell office:value-type="float" office:value="5.25258237771494" calcext:value-type="float">
            <text:p>5.25258237771494</text:p>
          </table:table-cell>
          <table:table-cell table:number-columns-repeated="4"/>
        </table:table-row>
        <table:table-row table:style-name="ro1">
          <table:table-cell office:value-type="float" office:value="23.597" calcext:value-type="float">
            <text:p>23.597</text:p>
          </table:table-cell>
          <table:table-cell office:value-type="float" office:value="3.37229571950322" calcext:value-type="float">
            <text:p>3.37229571950322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0.6650743071001" calcext:value-type="float">
            <text:p>-70.6650743071001</text:p>
          </table:table-cell>
          <table:table-cell office:value-type="float" office:value="5.27435240290895" calcext:value-type="float">
            <text:p>5.27435240290895</text:p>
          </table:table-cell>
          <table:table-cell table:number-columns-repeated="4"/>
        </table:table-row>
        <table:table-row table:style-name="ro1">
          <table:table-cell office:value-type="float" office:value="23.797" calcext:value-type="float">
            <text:p>23.797</text:p>
          </table:table-cell>
          <table:table-cell office:value-type="float" office:value="3.31512597811508" calcext:value-type="float">
            <text:p>3.3151259781150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0.7184235640291" calcext:value-type="float">
            <text:p>-70.7184235640291</text:p>
          </table:table-cell>
          <table:table-cell office:value-type="float" office:value="5.29599360646485" calcext:value-type="float">
            <text:p>5.29599360646485</text:p>
          </table:table-cell>
          <table:table-cell table:number-columns-repeated="4"/>
        </table:table-row>
        <table:table-row table:style-name="ro1">
          <table:table-cell office:value-type="float" office:value="23.997" calcext:value-type="float">
            <text:p>23.997</text:p>
          </table:table-cell>
          <table:table-cell office:value-type="float" office:value="3.23658351671344" calcext:value-type="float">
            <text:p>3.2365835167134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70.6912393283888" calcext:value-type="float">
            <text:p>-70.6912393283888</text:p>
          </table:table-cell>
          <table:table-cell office:value-type="float" office:value="5.2849552091891" calcext:value-type="float">
            <text:p>5.2849552091891</text:p>
          </table:table-cell>
          <table:table-cell table:number-columns-repeated="4"/>
        </table:table-row>
        <table:table-row table:style-name="ro1">
          <table:table-cell office:value-type="float" office:value="24.197" calcext:value-type="float">
            <text:p>24.197</text:p>
          </table:table-cell>
          <table:table-cell office:value-type="float" office:value="3.16902552377761" calcext:value-type="float">
            <text:p>3.1690255237776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0.7543269351049" calcext:value-type="float">
            <text:p>-70.7543269351049</text:p>
          </table:table-cell>
          <table:table-cell office:value-type="float" office:value="5.31060782646162" calcext:value-type="float">
            <text:p>5.31060782646162</text:p>
          </table:table-cell>
          <table:table-cell table:number-columns-repeated="4"/>
        </table:table-row>
        <table:table-row table:style-name="ro1">
          <table:table-cell office:value-type="float" office:value="24.397" calcext:value-type="float">
            <text:p>24.397</text:p>
          </table:table-cell>
          <table:table-cell office:value-type="float" office:value="3.08410784027398" calcext:value-type="float">
            <text:p>3.0841078402739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0.8167836657539" calcext:value-type="float">
            <text:p>-70.8167836657539</text:p>
          </table:table-cell>
          <table:table-cell office:value-type="float" office:value="5.33612656918728" calcext:value-type="float">
            <text:p>5.33612656918728</text:p>
          </table:table-cell>
          <table:table-cell table:number-columns-repeated="4"/>
        </table:table-row>
        <table:table-row table:style-name="ro1">
          <table:table-cell office:value-type="float" office:value="24.597" calcext:value-type="float">
            <text:p>24.597</text:p>
          </table:table-cell>
          <table:table-cell office:value-type="float" office:value="3.02386183040941" calcext:value-type="float">
            <text:p>3.02386183040941</text:p>
          </table:table-cell>
          <table:table-cell office:value-type="float" office:value="-68" calcext:value-type="float">
            <text:p>-68</text:p>
          </table:table-cell>
          <table:table-cell office:value-type="float" office:value="-77" calcext:value-type="float">
            <text:p>-77</text:p>
          </table:table-cell>
          <table:table-cell office:value-type="float" office:value="-70.8786158290963" calcext:value-type="float">
            <text:p>-70.8786158290963</text:p>
          </table:table-cell>
          <table:table-cell office:value-type="float" office:value="5.36151091300102" calcext:value-type="float">
            <text:p>5.36151091300102</text:p>
          </table:table-cell>
          <table:table-cell table:number-columns-repeated="4"/>
        </table:table-row>
        <table:table-row table:style-name="ro1">
          <table:table-cell office:value-type="float" office:value="24.797" calcext:value-type="float">
            <text:p>24.797</text:p>
          </table:table-cell>
          <table:table-cell office:value-type="float" office:value="2.99383742033728" calcext:value-type="float">
            <text:p>2.99383742033728</text:p>
          </table:table-cell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70.9398296708054" calcext:value-type="float">
            <text:p>-70.9398296708054</text:p>
          </table:table-cell>
          <table:table-cell office:value-type="float" office:value="5.38676036138027" calcext:value-type="float">
            <text:p>5.38676036138027</text:p>
          </table:table-cell>
          <table:table-cell table:number-columns-repeated="4"/>
        </table:table-row>
        <table:table-row table:style-name="ro1">
          <table:table-cell office:value-type="float" office:value="24.997" calcext:value-type="float">
            <text:p>24.997</text:p>
          </table:table-cell>
          <table:table-cell office:value-type="float" office:value="2.96096438012345" calcext:value-type="float">
            <text:p>2.9609643801234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0004313740973" calcext:value-type="float">
            <text:p>-71.0004313740973</text:p>
          </table:table-cell>
          <table:table-cell office:value-type="float" office:value="5.41187444525346" calcext:value-type="float">
            <text:p>5.41187444525346</text:p>
          </table:table-cell>
          <table:table-cell table:number-columns-repeated="4"/>
        </table:table-row>
        <table:table-row table:style-name="ro1">
          <table:table-cell office:value-type="float" office:value="25.197" calcext:value-type="float">
            <text:p>25.197</text:p>
          </table:table-cell>
          <table:table-cell office:value-type="float" office:value="2.89292058152246" calcext:value-type="float">
            <text:p>2.8929205815224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0604270603563" calcext:value-type="float">
            <text:p>-71.0604270603563</text:p>
          </table:table-cell>
          <table:table-cell office:value-type="float" office:value="5.4368527226078" calcext:value-type="float">
            <text:p>5.4368527226078</text:p>
          </table:table-cell>
          <table:table-cell table:number-columns-repeated="4"/>
        </table:table-row>
        <table:table-row table:style-name="ro1">
          <table:table-cell office:value-type="float" office:value="25.397" calcext:value-type="float">
            <text:p>25.397</text:p>
          </table:table-cell>
          <table:table-cell office:value-type="float" office:value="2.82057729034691" calcext:value-type="float">
            <text:p>2.8205772903469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1198227897528" calcext:value-type="float">
            <text:p>-71.1198227897528</text:p>
          </table:table-cell>
          <table:table-cell office:value-type="float" office:value="5.46169477809657" calcext:value-type="float">
            <text:p>5.46169477809657</text:p>
          </table:table-cell>
          <table:table-cell table:number-columns-repeated="4"/>
        </table:table-row>
        <table:table-row table:style-name="ro1">
          <table:table-cell office:value-type="float" office:value="25.597" calcext:value-type="float">
            <text:p>25.597</text:p>
          </table:table-cell>
          <table:table-cell office:value-type="float" office:value="2.73946739900148" calcext:value-type="float">
            <text:p>2.7394673990014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1786245618552" calcext:value-type="float">
            <text:p>-71.1786245618552</text:p>
          </table:table-cell>
          <table:table-cell office:value-type="float" office:value="5.48640022264614" calcext:value-type="float">
            <text:p>5.48640022264614</text:p>
          </table:table-cell>
          <table:table-cell table:number-columns-repeated="4"/>
        </table:table-row>
        <table:table-row table:style-name="ro1">
          <table:table-cell office:value-type="float" office:value="25.797" calcext:value-type="float">
            <text:p>25.797</text:p>
          </table:table-cell>
          <table:table-cell office:value-type="float" office:value="2.65321060412385" calcext:value-type="float">
            <text:p>2.6532106041238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2368383162367" calcext:value-type="float">
            <text:p>-71.2368383162367</text:p>
          </table:table-cell>
          <table:table-cell office:value-type="float" office:value="5.5109686930628" calcext:value-type="float">
            <text:p>5.5109686930628</text:p>
          </table:table-cell>
          <table:table-cell table:number-columns-repeated="4"/>
        </table:table-row>
        <table:table-row table:style-name="ro1">
          <table:table-cell office:value-type="float" office:value="25.997" calcext:value-type="float">
            <text:p>25.997</text:p>
          </table:table-cell>
          <table:table-cell office:value-type="float" office:value="2.58163709704165" calcext:value-type="float">
            <text:p>2.5816370970416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1.2944699330743" calcext:value-type="float">
            <text:p>-71.2944699330743</text:p>
          </table:table-cell>
          <table:table-cell office:value-type="float" office:value="5.53539985163974" calcext:value-type="float">
            <text:p>5.53539985163974</text:p>
          </table:table-cell>
          <table:table-cell table:number-columns-repeated="4"/>
        </table:table-row>
        <table:table-row table:style-name="ro1">
          <table:table-cell office:value-type="float" office:value="26.197" calcext:value-type="float">
            <text:p>26.197</text:p>
          </table:table-cell>
          <table:table-cell office:value-type="float" office:value="2.52106235129038" calcext:value-type="float">
            <text:p>2.5210623512903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3515252337435" calcext:value-type="float">
            <text:p>-71.3515252337435</text:p>
          </table:table-cell>
          <table:table-cell office:value-type="float" office:value="5.55969338576433" calcext:value-type="float">
            <text:p>5.55969338576433</text:p>
          </table:table-cell>
          <table:table-cell table:number-columns-repeated="4"/>
        </table:table-row>
        <table:table-row table:style-name="ro1">
          <table:table-cell office:value-type="float" office:value="26.397" calcext:value-type="float">
            <text:p>26.397</text:p>
          </table:table-cell>
          <table:table-cell office:value-type="float" office:value="2.43699878114424" calcext:value-type="float">
            <text:p>2.4369987811442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4080099814061" calcext:value-type="float">
            <text:p>-71.4080099814061</text:p>
          </table:table-cell>
          <table:table-cell office:value-type="float" office:value="5.58384900752564" calcext:value-type="float">
            <text:p>5.58384900752564</text:p>
          </table:table-cell>
          <table:table-cell table:number-columns-repeated="4"/>
        </table:table-row>
        <table:table-row table:style-name="ro1">
          <table:table-cell office:value-type="float" office:value="26.597" calcext:value-type="float">
            <text:p>26.597</text:p>
          </table:table-cell>
          <table:table-cell office:value-type="float" office:value="2.32935916939631" calcext:value-type="float">
            <text:p>2.3293591693963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4639298815921" calcext:value-type="float">
            <text:p>-71.4639298815921</text:p>
          </table:table-cell>
          <table:table-cell office:value-type="float" office:value="5.60786645332281" calcext:value-type="float">
            <text:p>5.60786645332281</text:p>
          </table:table-cell>
          <table:table-cell table:number-columns-repeated="4"/>
        </table:table-row>
        <table:table-row table:style-name="ro1">
          <table:table-cell office:value-type="float" office:value="26.797" calcext:value-type="float">
            <text:p>26.797</text:p>
          </table:table-cell>
          <table:table-cell office:value-type="float" office:value="2.25417746862967" calcext:value-type="float">
            <text:p>2.2541774686296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5192905827761" calcext:value-type="float">
            <text:p>-71.5192905827761</text:p>
          </table:table-cell>
          <table:table-cell office:value-type="float" office:value="5.63174548347395" calcext:value-type="float">
            <text:p>5.63174548347395</text:p>
          </table:table-cell>
          <table:table-cell table:number-columns-repeated="4"/>
        </table:table-row>
        <table:table-row table:style-name="ro1">
          <table:table-cell office:value-type="float" office:value="26.997" calcext:value-type="float">
            <text:p>26.997</text:p>
          </table:table-cell>
          <table:table-cell office:value-type="float" office:value="2.2101208428585" calcext:value-type="float">
            <text:p>2.210120842858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5740976769484" calcext:value-type="float">
            <text:p>-71.5740976769484</text:p>
          </table:table-cell>
          <table:table-cell office:value-type="float" office:value="5.65548588182609" calcext:value-type="float">
            <text:p>5.65548588182609</text:p>
          </table:table-cell>
          <table:table-cell table:number-columns-repeated="4"/>
        </table:table-row>
        <table:table-row table:style-name="ro1">
          <table:table-cell office:value-type="float" office:value="27.197" calcext:value-type="float">
            <text:p>27.197</text:p>
          </table:table-cell>
          <table:table-cell office:value-type="float" office:value="2.20979589336341" calcext:value-type="float">
            <text:p>2.20979589336341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71.6283567001789" calcext:value-type="float">
            <text:p>-71.6283567001789</text:p>
          </table:table-cell>
          <table:table-cell office:value-type="float" office:value="5.67908745536618" calcext:value-type="float">
            <text:p>5.67908745536618</text:p>
          </table:table-cell>
          <table:table-cell table:number-columns-repeated="4"/>
        </table:table-row>
        <table:table-row table:style-name="ro1">
          <table:table-cell office:value-type="float" office:value="27.397" calcext:value-type="float">
            <text:p>27.397</text:p>
          </table:table-cell>
          <table:table-cell office:value-type="float" office:value="2.20979589336341" calcext:value-type="float">
            <text:p>2.2097958933634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6820731331771" calcext:value-type="float">
            <text:p>-71.6820731331771</text:p>
          </table:table-cell>
          <table:table-cell office:value-type="float" office:value="5.70255003383324" calcext:value-type="float">
            <text:p>5.70255003383324</text:p>
          </table:table-cell>
          <table:table-cell table:number-columns-repeated="4"/>
        </table:table-row>
        <table:table-row table:style-name="ro1">
          <table:table-cell office:value-type="float" office:value="27.597" calcext:value-type="float">
            <text:p>27.597</text:p>
          </table:table-cell>
          <table:table-cell office:value-type="float" office:value="2.24416441922259" calcext:value-type="float">
            <text:p>2.2441644192225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7352524018453" calcext:value-type="float">
            <text:p>-71.7352524018453</text:p>
          </table:table-cell>
          <table:table-cell office:value-type="float" office:value="5.72587346933193" calcext:value-type="float">
            <text:p>5.72587346933193</text:p>
          </table:table-cell>
          <table:table-cell table:number-columns-repeated="4"/>
        </table:table-row>
        <table:table-row table:style-name="ro1">
          <table:table-cell office:value-type="float" office:value="27.797" calcext:value-type="float">
            <text:p>27.797</text:p>
          </table:table-cell>
          <table:table-cell office:value-type="float" office:value="2.31232468746671" calcext:value-type="float">
            <text:p>2.3123246874667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7878998778268" calcext:value-type="float">
            <text:p>-71.7878998778268</text:p>
          </table:table-cell>
          <table:table-cell office:value-type="float" office:value="5.74905763594755" calcext:value-type="float">
            <text:p>5.74905763594755</text:p>
          </table:table-cell>
          <table:table-cell table:number-columns-repeated="4"/>
        </table:table-row>
        <table:table-row table:style-name="ro1">
          <table:table-cell office:value-type="float" office:value="27.997" calcext:value-type="float">
            <text:p>27.997</text:p>
          </table:table-cell>
          <table:table-cell office:value-type="float" office:value="2.38673097567125" calcext:value-type="float">
            <text:p>2.3867309756712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8400208790486" calcext:value-type="float">
            <text:p>-71.8400208790486</text:p>
          </table:table-cell>
          <table:table-cell office:value-type="float" office:value="5.77210242936269" calcext:value-type="float">
            <text:p>5.77210242936269</text:p>
          </table:table-cell>
          <table:table-cell table:number-columns-repeated="4"/>
        </table:table-row>
        <table:table-row table:style-name="ro1">
          <table:table-cell office:value-type="float" office:value="28.197" calcext:value-type="float">
            <text:p>28.197</text:p>
          </table:table-cell>
          <table:table-cell office:value-type="float" office:value="2.47620913905409" calcext:value-type="float">
            <text:p>2.47620913905409</text:p>
          </table:table-cell>
          <table:table-cell office:value-type="float" office:value="-68" calcext:value-type="float">
            <text:p>-68</text:p>
          </table:table-cell>
          <table:table-cell office:value-type="float" office:value="-77" calcext:value-type="float">
            <text:p>-77</text:p>
          </table:table-cell>
          <table:table-cell office:value-type="float" office:value="-71.8916206702581" calcext:value-type="float">
            <text:p>-71.8916206702581</text:p>
          </table:table-cell>
          <table:table-cell office:value-type="float" office:value="5.79500776647563" calcext:value-type="float">
            <text:p>5.79500776647563</text:p>
          </table:table-cell>
          <table:table-cell table:number-columns-repeated="4"/>
        </table:table-row>
        <table:table-row table:style-name="ro1">
          <table:table-cell office:value-type="float" office:value="28.397" calcext:value-type="float">
            <text:p>28.397</text:p>
          </table:table-cell>
          <table:table-cell office:value-type="float" office:value="2.56371817099492" calcext:value-type="float">
            <text:p>2.5637181709949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9427044635555" calcext:value-type="float">
            <text:p>-71.9427044635555</text:p>
          </table:table-cell>
          <table:table-cell office:value-type="float" office:value="5.81777358502057" calcext:value-type="float">
            <text:p>5.81777358502057</text:p>
          </table:table-cell>
          <table:table-cell table:number-columns-repeated="4"/>
        </table:table-row>
        <table:table-row table:style-name="ro1">
          <table:table-cell office:value-type="float" office:value="28.597" calcext:value-type="float">
            <text:p>28.597</text:p>
          </table:table-cell>
          <table:table-cell office:value-type="float" office:value="2.61799356384992" calcext:value-type="float">
            <text:p>2.6179935638499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1.9932774189199" calcext:value-type="float">
            <text:p>-71.9932774189199</text:p>
          </table:table-cell>
          <table:table-cell office:value-type="float" office:value="5.84039984318983" calcext:value-type="float">
            <text:p>5.84039984318983</text:p>
          </table:table-cell>
          <table:table-cell table:number-columns-repeated="4"/>
        </table:table-row>
        <table:table-row table:style-name="ro1">
          <table:table-cell office:value-type="float" office:value="28.797" calcext:value-type="float">
            <text:p>28.797</text:p>
          </table:table-cell>
          <table:table-cell office:value-type="float" office:value="2.69530450582719" calcext:value-type="float">
            <text:p>2.6953045058271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2.0433446447307" calcext:value-type="float">
            <text:p>-72.0433446447307</text:p>
          </table:table-cell>
          <table:table-cell office:value-type="float" office:value="5.86288651925821" calcext:value-type="float">
            <text:p>5.86288651925821</text:p>
          </table:table-cell>
          <table:table-cell table:number-columns-repeated="4"/>
        </table:table-row>
        <table:table-row table:style-name="ro1">
          <table:table-cell office:value-type="float" office:value="28.997" calcext:value-type="float">
            <text:p>28.997</text:p>
          </table:table-cell>
          <table:table-cell office:value-type="float" office:value="2.77647342328459" calcext:value-type="float">
            <text:p>2.7764734232845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2.0929111982834" calcext:value-type="float">
            <text:p>-72.0929111982834</text:p>
          </table:table-cell>
          <table:table-cell office:value-type="float" office:value="5.88523361120942" calcext:value-type="float">
            <text:p>5.88523361120942</text:p>
          </table:table-cell>
          <table:table-cell table:number-columns-repeated="4"/>
        </table:table-row>
        <table:table-row table:style-name="ro1">
          <table:table-cell office:value-type="float" office:value="29.197" calcext:value-type="float">
            <text:p>29.197</text:p>
          </table:table-cell>
          <table:table-cell office:value-type="float" office:value="2.85318973949" calcext:value-type="float">
            <text:p>2.8531897394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2.1419820863006" calcext:value-type="float">
            <text:p>-72.1419820863006</text:p>
          </table:table-cell>
          <table:table-cell office:value-type="float" office:value="5.90744113636493" calcext:value-type="float">
            <text:p>5.90744113636493</text:p>
          </table:table-cell>
          <table:table-cell table:number-columns-repeated="4"/>
        </table:table-row>
        <table:table-row table:style-name="ro1">
          <table:table-cell office:value-type="float" office:value="29.397" calcext:value-type="float">
            <text:p>29.397</text:p>
          </table:table-cell>
          <table:table-cell office:value-type="float" office:value="2.94224396683013" calcext:value-type="float">
            <text:p>2.9422439668301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2.1905622654376" calcext:value-type="float">
            <text:p>-72.1905622654376</text:p>
          </table:table-cell>
          <table:table-cell office:value-type="float" office:value="5.92950913101512" calcext:value-type="float">
            <text:p>5.92950913101512</text:p>
          </table:table-cell>
          <table:table-cell table:number-columns-repeated="4"/>
        </table:table-row>
        <table:table-row table:style-name="ro1">
          <table:table-cell office:value-type="float" office:value="29.597" calcext:value-type="float">
            <text:p>29.597</text:p>
          </table:table-cell>
          <table:table-cell office:value-type="float" office:value="2.99753401645072" calcext:value-type="float">
            <text:p>2.9975340164507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2.2386566427832" calcext:value-type="float">
            <text:p>-72.2386566427832</text:p>
          </table:table-cell>
          <table:table-cell office:value-type="float" office:value="5.95143765005297" calcext:value-type="float">
            <text:p>5.95143765005297</text:p>
          </table:table-cell>
          <table:table-cell table:number-columns-repeated="4"/>
        </table:table-row>
        <table:table-row table:style-name="ro1">
          <table:table-cell office:value-type="float" office:value="29.797" calcext:value-type="float">
            <text:p>29.797</text:p>
          </table:table-cell>
          <table:table-cell office:value-type="float" office:value="3.03832721085125" calcext:value-type="float">
            <text:p>3.0383272108512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2.2862700763554" calcext:value-type="float">
            <text:p>-72.2862700763554</text:p>
          </table:table-cell>
          <table:table-cell office:value-type="float" office:value="5.97322676661027" calcext:value-type="float">
            <text:p>5.97322676661027</text:p>
          </table:table-cell>
          <table:table-cell table:number-columns-repeated="4"/>
        </table:table-row>
        <table:table-row table:style-name="ro1">
          <table:table-cell office:value-type="float" office:value="29.997" calcext:value-type="float">
            <text:p>29.997</text:p>
          </table:table-cell>
          <table:table-cell office:value-type="float" office:value="3.07940297454544" calcext:value-type="float">
            <text:p>3.0794029745454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2.3334073755918" calcext:value-type="float">
            <text:p>-72.3334073755918</text:p>
          </table:table-cell>
          <table:table-cell office:value-type="float" office:value="5.99487657169652" calcext:value-type="float">
            <text:p>5.99487657169652</text:p>
          </table:table-cell>
          <table:table-cell table:number-columns-repeated="4"/>
        </table:table-row>
        <table:table-row table:style-name="ro1">
          <table:table-cell office:value-type="float" office:value="30.197" calcext:value-type="float">
            <text:p>30.197</text:p>
          </table:table-cell>
          <table:table-cell office:value-type="float" office:value="3.14984104680974" calcext:value-type="float">
            <text:p>3.14984104680974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72.3800733018359" calcext:value-type="float">
            <text:p>-72.3800733018359</text:p>
          </table:table-cell>
          <table:table-cell office:value-type="float" office:value="6.01638717384057" calcext:value-type="float">
            <text:p>6.01638717384057</text:p>
          </table:table-cell>
          <table:table-cell table:number-columns-repeated="4"/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5743521912588" calcext:value-type="float">
            <text:p>7.85743521912588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78584783823387" calcext:value-type="float">
            <text:p>7.78584783823387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70790586536901" calcext:value-type="float">
            <text:p>7.7079058653690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05" calcext:value-type="float">
            <text:p>-73.05</text:p>
          </table:table-cell>
          <table:table-cell office:value-type="float" office:value="6.33383384932745" calcext:value-type="float">
            <text:p>6.33383384932745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.62571643728364" calcext:value-type="float">
            <text:p>7.6257164372836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0975" calcext:value-type="float">
            <text:p>-73.0975</text:p>
          </table:table-cell>
          <table:table-cell office:value-type="float" office:value="6.35696763019516" calcext:value-type="float">
            <text:p>6.35696763019516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.54138712438037" calcext:value-type="float">
            <text:p>7.5413871243803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92625" calcext:value-type="float">
            <text:p>-73.092625</text:p>
          </table:table-cell>
          <table:table-cell office:value-type="float" office:value="6.35458948806615" calcext:value-type="float">
            <text:p>6.354589488066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5785782464864" calcext:value-type="float">
            <text:p>7.4578578246486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13799375" calcext:value-type="float">
            <text:p>-73.13799375</text:p>
          </table:table-cell>
          <table:table-cell office:value-type="float" office:value="6.37675588536222" calcext:value-type="float">
            <text:p>6.37675588536222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37832783571787" calcext:value-type="float">
            <text:p>7.3783278357178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1810940625" calcext:value-type="float">
            <text:p>-73.1810940625</text:p>
          </table:table-cell>
          <table:table-cell office:value-type="float" office:value="6.39788557807782" calcext:value-type="float">
            <text:p>6.39788557807782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.30680068645514" calcext:value-type="float">
            <text:p>7.30680068645514</text:p>
          </table:table-cell>
          <table:table-cell office:value-type="float" office:value="-61" calcext:value-type="float">
            <text:p>-61</text:p>
          </table:table-cell>
          <table:table-cell office:value-type="float" office:value="-74" calcext:value-type="float">
            <text:p>-74</text:p>
          </table:table-cell>
          <table:table-cell office:value-type="float" office:value="-73.222039359375" calcext:value-type="float">
            <text:p>-73.222039359375</text:p>
          </table:table-cell>
          <table:table-cell office:value-type="float" office:value="6.41802363329777" calcext:value-type="float">
            <text:p>6.41802363329777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.24753635529216" calcext:value-type="float">
            <text:p>7.24753635529216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73.3109373914062" calcext:value-type="float">
            <text:p>-73.3109373914062</text:p>
          </table:table-cell>
          <table:table-cell office:value-type="float" office:value="6.46196467710167" calcext:value-type="float">
            <text:p>6.46196467710167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.20542144366266" calcext:value-type="float">
            <text:p>7.2054214436626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3.3953905218359" calcext:value-type="float">
            <text:p>-73.3953905218359</text:p>
          </table:table-cell>
          <table:table-cell office:value-type="float" office:value="6.50398729249339" calcext:value-type="float">
            <text:p>6.503987292493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18567703357054" calcext:value-type="float">
            <text:p>7.1856770335705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.4756209957441" calcext:value-type="float">
            <text:p>-73.4756209957441</text:p>
          </table:table-cell>
          <table:table-cell office:value-type="float" office:value="6.54416187167222" calcext:value-type="float">
            <text:p>6.54416187167222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.19382149490054" calcext:value-type="float">
            <text:p>7.1938214949005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5018399459569" calcext:value-type="float">
            <text:p>-73.5018399459569</text:p>
          </table:table-cell>
          <table:table-cell office:value-type="float" office:value="6.55734446400365" calcext:value-type="float">
            <text:p>6.5573444640036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23547887772255" calcext:value-type="float">
            <text:p>7.2354788777225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5267479486591" calcext:value-type="float">
            <text:p>-73.5267479486591</text:p>
          </table:table-cell>
          <table:table-cell office:value-type="float" office:value="6.5698925225358" calcext:value-type="float">
            <text:p>6.5698925225358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.31607160034791" calcext:value-type="float">
            <text:p>7.3160716003479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5004105512261" calcext:value-type="float">
            <text:p>-73.5004105512261</text:p>
          </table:table-cell>
          <table:table-cell office:value-type="float" office:value="6.55662509654862" calcext:value-type="float">
            <text:p>6.55662509654862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.44065129078412" calcext:value-type="float">
            <text:p>7.4406512907841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753900236648" calcext:value-type="float">
            <text:p>-73.4753900236648</text:p>
          </table:table-cell>
          <table:table-cell office:value-type="float" office:value="6.54404585935492" calcext:value-type="float">
            <text:p>6.544045859354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61364113946239" calcext:value-type="float">
            <text:p>7.6136411394623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4516205224816" calcext:value-type="float">
            <text:p>-73.4516205224816</text:p>
          </table:table-cell>
          <table:table-cell office:value-type="float" office:value="6.53211793879964" calcext:value-type="float">
            <text:p>6.5321179387996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.83836725918846" calcext:value-type="float">
            <text:p>7.83836725918846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office:value-type="float" office:value="-73.4290394963575" calcext:value-type="float">
            <text:p>-73.4290394963575</text:p>
          </table:table-cell>
          <table:table-cell office:value-type="float" office:value="6.52080655265353" calcext:value-type="float">
            <text:p>6.52080655265353</text:p>
          </table:table-cell>
          <table:table-cell table:number-columns-repeated="4"/>
        </table:table-row>
        <table:table-row table:style-name="ro1">
          <table:table-cell office:value-type="float" office:value="4.397" calcext:value-type="float">
            <text:p>4.397</text:p>
          </table:table-cell>
          <table:table-cell office:value-type="float" office:value="7.83836725918846" calcext:value-type="float">
            <text:p>7.83836725918846</text:p>
          </table:table-cell>
          <table:table-cell office:value-type="float" office:value="-62" calcext:value-type="float">
            <text:p>-62</text:p>
          </table:table-cell>
          <table:table-cell office:value-type="float" office:value="-73" calcext:value-type="float">
            <text:p>-73</text:p>
          </table:table-cell>
          <table:table-cell office:value-type="float" office:value="-73.4075875215396" calcext:value-type="float">
            <text:p>-73.4075875215396</text:p>
          </table:table-cell>
          <table:table-cell office:value-type="float" office:value="6.51007887920324" calcext:value-type="float">
            <text:p>6.51007887920324</text:p>
          </table:table-cell>
          <table:table-cell table:number-columns-repeated="4"/>
        </table:table-row>
        <table:table-row table:style-name="ro1">
          <table:table-cell office:value-type="float" office:value="4.597" calcext:value-type="float">
            <text:p>4.597</text:p>
          </table:table-cell>
          <table:table-cell office:value-type="float" office:value="7.86493184586725" calcext:value-type="float">
            <text:p>7.8649318458672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3872081454626" calcext:value-type="float">
            <text:p>-73.3872081454626</text:p>
          </table:table-cell>
          <table:table-cell office:value-type="float" office:value="6.49990393687132" calcext:value-type="float">
            <text:p>6.49990393687132</text:p>
          </table:table-cell>
          <table:table-cell table:number-columns-repeated="4"/>
        </table:table-row>
        <table:table-row table:style-name="ro1">
          <table:table-cell office:value-type="float" office:value="4.797" calcext:value-type="float">
            <text:p>4.797</text:p>
          </table:table-cell>
          <table:table-cell office:value-type="float" office:value="7.56709016940931" calcext:value-type="float">
            <text:p>7.5670901694093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.4678477381895" calcext:value-type="float">
            <text:p>-73.4678477381895</text:p>
          </table:table-cell>
          <table:table-cell office:value-type="float" office:value="6.54025866114051" calcext:value-type="float">
            <text:p>6.54025866114051</text:p>
          </table:table-cell>
          <table:table-cell table:number-columns-repeated="4"/>
        </table:table-row>
        <table:table-row table:style-name="ro1">
          <table:table-cell office:value-type="float" office:value="4.997" calcext:value-type="float">
            <text:p>4.997</text:p>
          </table:table-cell>
          <table:table-cell office:value-type="float" office:value="5.5316720744721" calcext:value-type="float">
            <text:p>5.531672074472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4445535128" calcext:value-type="float">
            <text:p>-73.44445535128</text:p>
          </table:table-cell>
          <table:table-cell office:value-type="float" office:value="6.52852660635474" calcext:value-type="float">
            <text:p>6.52852660635474</text:p>
          </table:table-cell>
          <table:table-cell table:number-columns-repeated="4"/>
        </table:table-row>
        <table:table-row table:style-name="ro1">
          <table:table-cell office:value-type="float" office:value="5.197" calcext:value-type="float">
            <text:p>5.197</text:p>
          </table:table-cell>
          <table:table-cell office:value-type="float" office:value="5.70886212314462" calcext:value-type="float">
            <text:p>5.7088621231446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472232583716" calcext:value-type="float">
            <text:p>-73.472232583716</text:p>
          </table:table-cell>
          <table:table-cell office:value-type="float" office:value="6.54246015125487" calcext:value-type="float">
            <text:p>6.54246015125487</text:p>
          </table:table-cell>
          <table:table-cell table:number-columns-repeated="4"/>
        </table:table-row>
        <table:table-row table:style-name="ro1">
          <table:table-cell office:value-type="float" office:value="5.397" calcext:value-type="float">
            <text:p>5.397</text:p>
          </table:table-cell>
          <table:table-cell office:value-type="float" office:value="5.52971396831198" calcext:value-type="float">
            <text:p>5.5297139683119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4986209545302" calcext:value-type="float">
            <text:p>-73.4986209545302</text:p>
          </table:table-cell>
          <table:table-cell office:value-type="float" office:value="6.55572456251905" calcext:value-type="float">
            <text:p>6.55572456251905</text:p>
          </table:table-cell>
          <table:table-cell table:number-columns-repeated="4"/>
        </table:table-row>
        <table:table-row table:style-name="ro1">
          <table:table-cell office:value-type="float" office:value="5.597" calcext:value-type="float">
            <text:p>5.597</text:p>
          </table:table-cell>
          <table:table-cell office:value-type="float" office:value="5.57622437332701" calcext:value-type="float">
            <text:p>5.5762243733270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4736899068037" calcext:value-type="float">
            <text:p>-73.4736899068037</text:p>
          </table:table-cell>
          <table:table-cell office:value-type="float" office:value="6.54319199043152" calcext:value-type="float">
            <text:p>6.54319199043152</text:p>
          </table:table-cell>
          <table:table-cell table:number-columns-repeated="4"/>
        </table:table-row>
        <table:table-row table:style-name="ro1">
          <table:table-cell office:value-type="float" office:value="5.797" calcext:value-type="float">
            <text:p>5.797</text:p>
          </table:table-cell>
          <table:table-cell office:value-type="float" office:value="5.81859797040264" calcext:value-type="float">
            <text:p>5.81859797040264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73.4000054114635" calcext:value-type="float">
            <text:p>-73.4000054114635</text:p>
          </table:table-cell>
          <table:table-cell office:value-type="float" office:value="6.50629145101177" calcext:value-type="float">
            <text:p>6.50629145101177</text:p>
          </table:table-cell>
          <table:table-cell table:number-columns-repeated="4"/>
        </table:table-row>
        <table:table-row table:style-name="ro1">
          <table:table-cell office:value-type="float" office:value="5.997" calcext:value-type="float">
            <text:p>5.997</text:p>
          </table:table-cell>
          <table:table-cell office:value-type="float" office:value="5.81859797040264" calcext:value-type="float">
            <text:p>5.81859797040264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3.3300051408903" calcext:value-type="float">
            <text:p>-73.3300051408903</text:p>
          </table:table-cell>
          <table:table-cell office:value-type="float" office:value="6.47142871096818" calcext:value-type="float">
            <text:p>6.47142871096818</text:p>
          </table:table-cell>
          <table:table-cell table:number-columns-repeated="4"/>
        </table:table-row>
        <table:table-row table:style-name="ro1">
          <table:table-cell office:value-type="float" office:value="6.197" calcext:value-type="float">
            <text:p>6.197</text:p>
          </table:table-cell>
          <table:table-cell office:value-type="float" office:value="5.90375525737157" calcext:value-type="float">
            <text:p>5.90375525737157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73.2635048838458" calcext:value-type="float">
            <text:p>-73.2635048838458</text:p>
          </table:table-cell>
          <table:table-cell office:value-type="float" office:value="6.43848215194056" calcext:value-type="float">
            <text:p>6.43848215194056</text:p>
          </table:table-cell>
          <table:table-cell table:number-columns-repeated="4"/>
        </table:table-row>
        <table:table-row table:style-name="ro1">
          <table:table-cell office:value-type="float" office:value="6.397" calcext:value-type="float">
            <text:p>6.397</text:p>
          </table:table-cell>
          <table:table-cell office:value-type="float" office:value="5.99581496229087" calcext:value-type="float">
            <text:p>5.9958149622908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3.2003296396535" calcext:value-type="float">
            <text:p>-73.2003296396535</text:p>
          </table:table-cell>
          <table:table-cell office:value-type="float" office:value="6.40733829727124" calcext:value-type="float">
            <text:p>6.40733829727124</text:p>
          </table:table-cell>
          <table:table-cell table:number-columns-repeated="4"/>
        </table:table-row>
        <table:table-row table:style-name="ro1">
          <table:table-cell office:value-type="float" office:value="6.597" calcext:value-type="float">
            <text:p>6.597</text:p>
          </table:table-cell>
          <table:table-cell office:value-type="float" office:value="6.0106836422529" calcext:value-type="float">
            <text:p>6.010683642252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3.0903131576708" calcext:value-type="float">
            <text:p>-73.0903131576708</text:p>
          </table:table-cell>
          <table:table-cell office:value-type="float" office:value="6.35346202684032" calcext:value-type="float">
            <text:p>6.35346202684032</text:p>
          </table:table-cell>
          <table:table-cell table:number-columns-repeated="4"/>
        </table:table-row>
        <table:table-row table:style-name="ro1">
          <table:table-cell office:value-type="float" office:value="6.797" calcext:value-type="float">
            <text:p>6.797</text:p>
          </table:table-cell>
          <table:table-cell office:value-type="float" office:value="6.00038137936202" calcext:value-type="float">
            <text:p>6.0003813793620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2.9357974997873" calcext:value-type="float">
            <text:p>-72.9357974997873</text:p>
          </table:table-cell>
          <table:table-cell office:value-type="float" office:value="6.27855808864263" calcext:value-type="float">
            <text:p>6.27855808864263</text:p>
          </table:table-cell>
          <table:table-cell table:number-columns-repeated="4"/>
        </table:table-row>
        <table:table-row table:style-name="ro1">
          <table:table-cell office:value-type="float" office:value="6.997" calcext:value-type="float">
            <text:p>6.997</text:p>
          </table:table-cell>
          <table:table-cell office:value-type="float" office:value="6.02837733911742" calcext:value-type="float">
            <text:p>6.02837733911742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.7890076247979" calcext:value-type="float">
            <text:p>-72.7890076247979</text:p>
          </table:table-cell>
          <table:table-cell office:value-type="float" office:value="6.20821745919573" calcext:value-type="float">
            <text:p>6.20821745919573</text:p>
          </table:table-cell>
          <table:table-cell table:number-columns-repeated="4"/>
        </table:table-row>
        <table:table-row table:style-name="ro1">
          <table:table-cell office:value-type="float" office:value="7.197" calcext:value-type="float">
            <text:p>7.197</text:p>
          </table:table-cell>
          <table:table-cell office:value-type="float" office:value="6.20365300220859" calcext:value-type="float">
            <text:p>6.2036530022085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2.599557243558" calcext:value-type="float">
            <text:p>-72.599557243558</text:p>
          </table:table-cell>
          <table:table-cell office:value-type="float" office:value="6.11859782682084" calcext:value-type="float">
            <text:p>6.11859782682084</text:p>
          </table:table-cell>
          <table:table-cell table:number-columns-repeated="4"/>
        </table:table-row>
        <table:table-row table:style-name="ro1">
          <table:table-cell office:value-type="float" office:value="7.397" calcext:value-type="float">
            <text:p>7.397</text:p>
          </table:table-cell>
          <table:table-cell office:value-type="float" office:value="6.30172492014896" calcext:value-type="float">
            <text:p>6.30172492014896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72.2695793813801" calcext:value-type="float">
            <text:p>-72.2695793813801</text:p>
          </table:table-cell>
          <table:table-cell office:value-type="float" office:value="5.96557961486058" calcext:value-type="float">
            <text:p>5.96557961486058</text:p>
          </table:table-cell>
          <table:table-cell table:number-columns-repeated="4"/>
        </table:table-row>
        <table:table-row table:style-name="ro1">
          <table:table-cell office:value-type="float" office:value="7.597" calcext:value-type="float">
            <text:p>7.597</text:p>
          </table:table-cell>
          <table:table-cell office:value-type="float" office:value="6.39639858219036" calcext:value-type="float">
            <text:p>6.39639858219036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71.8561004123111" calcext:value-type="float">
            <text:p>-71.8561004123111</text:p>
          </table:table-cell>
          <table:table-cell office:value-type="float" office:value="5.77923046597078" calcext:value-type="float">
            <text:p>5.77923046597078</text:p>
          </table:table-cell>
          <table:table-cell table:number-columns-repeated="4"/>
        </table:table-row>
        <table:table-row table:style-name="ro1">
          <table:table-cell office:value-type="float" office:value="7.797" calcext:value-type="float">
            <text:p>7.797</text:p>
          </table:table-cell>
          <table:table-cell office:value-type="float" office:value="6.50158517375851" calcext:value-type="float">
            <text:p>6.50158517375851</text:p>
          </table:table-cell>
          <table:table-cell office:value-type="float" office:value="-50" calcext:value-type="float">
            <text:p>-50</text:p>
          </table:table-cell>
          <table:table-cell office:value-type="float" office:value="-63" calcext:value-type="float">
            <text:p>-63</text:p>
          </table:table-cell>
          <table:table-cell office:value-type="float" office:value="-71.4132953916956" calcext:value-type="float">
            <text:p>-71.4132953916956</text:p>
          </table:table-cell>
          <table:table-cell office:value-type="float" office:value="5.58611466836929" calcext:value-type="float">
            <text:p>5.58611466836929</text:p>
          </table:table-cell>
          <table:table-cell table:number-columns-repeated="4"/>
        </table:table-row>
        <table:table-row table:style-name="ro1">
          <table:table-cell office:value-type="float" office:value="7.997" calcext:value-type="float">
            <text:p>7.997</text:p>
          </table:table-cell>
          <table:table-cell office:value-type="float" office:value="6.52349682402719" calcext:value-type="float">
            <text:p>6.52349682402719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70.9926306221108" calcext:value-type="float">
            <text:p>-70.9926306221108</text:p>
          </table:table-cell>
          <table:table-cell office:value-type="float" office:value="5.40863516434967" calcext:value-type="float">
            <text:p>5.40863516434967</text:p>
          </table:table-cell>
          <table:table-cell table:number-columns-repeated="4"/>
        </table:table-row>
        <table:table-row table:style-name="ro1">
          <table:table-cell office:value-type="float" office:value="8.197" calcext:value-type="float">
            <text:p>8.197</text:p>
          </table:table-cell>
          <table:table-cell office:value-type="float" office:value="6.51711025013088" calcext:value-type="float">
            <text:p>6.51711025013088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70.5929990910052" calcext:value-type="float">
            <text:p>-70.5929990910052</text:p>
          </table:table-cell>
          <table:table-cell office:value-type="float" office:value="5.24525536158232" calcext:value-type="float">
            <text:p>5.24525536158232</text:p>
          </table:table-cell>
          <table:table-cell table:number-columns-repeated="4"/>
        </table:table-row>
        <table:table-row table:style-name="ro1">
          <table:table-cell office:value-type="float" office:value="8.397" calcext:value-type="float">
            <text:p>8.397</text:p>
          </table:table-cell>
          <table:table-cell office:value-type="float" office:value="6.43996178346912" calcext:value-type="float">
            <text:p>6.43996178346912</text:p>
          </table:table-cell>
          <table:table-cell office:value-type="float" office:value="-63" calcext:value-type="float">
            <text:p>-63</text:p>
          </table:table-cell>
          <table:table-cell office:value-type="float" office:value="-30" calcext:value-type="float">
            <text:p>-30</text:p>
          </table:table-cell>
          <table:table-cell office:value-type="float" office:value="-68.563349136455" calcext:value-type="float">
            <text:p>-68.563349136455</text:p>
          </table:table-cell>
          <table:table-cell office:value-type="float" office:value="4.48860757330859" calcext:value-type="float">
            <text:p>4.48860757330859</text:p>
          </table:table-cell>
          <table:table-cell table:number-columns-repeated="4"/>
        </table:table-row>
        <table:table-row table:style-name="ro1">
          <table:table-cell office:value-type="float" office:value="8.597" calcext:value-type="float">
            <text:p>8.597</text:p>
          </table:table-cell>
          <table:table-cell office:value-type="float" office:value="6.33810560748365" calcext:value-type="float">
            <text:p>6.33810560748365</text:p>
          </table:table-cell>
          <table:table-cell office:value-type="float" office:value="-63" calcext:value-type="float">
            <text:p>-63</text:p>
          </table:table-cell>
          <table:table-cell office:value-type="float" office:value="-15" calcext:value-type="float">
            <text:p>-15</text:p>
          </table:table-cell>
          <table:table-cell office:value-type="float" office:value="-65.8851816796322" calcext:value-type="float">
            <text:p>-65.8851816796322</text:p>
          </table:table-cell>
          <table:table-cell office:value-type="float" office:value="3.65459612434342" calcext:value-type="float">
            <text:p>3.65459612434342</text:p>
          </table:table-cell>
          <table:table-cell table:number-columns-repeated="4"/>
        </table:table-row>
        <table:table-row table:style-name="ro1">
          <table:table-cell office:value-type="float" office:value="8.797" calcext:value-type="float">
            <text:p>8.797</text:p>
          </table:table-cell>
          <table:table-cell office:value-type="float" office:value="6.31421841654346" calcext:value-type="float">
            <text:p>6.31421841654346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-63.3409225956506" calcext:value-type="float">
            <text:p>-63.3409225956506</text:p>
          </table:table-cell>
          <table:table-cell office:value-type="float" office:value="3.00628917593844" calcext:value-type="float">
            <text:p>3.00628917593844</text:p>
          </table:table-cell>
          <table:table-cell table:number-columns-repeated="4"/>
        </table:table-row>
        <table:table-row table:style-name="ro1">
          <table:table-cell office:value-type="float" office:value="8.997" calcext:value-type="float">
            <text:p>8.997</text:p>
          </table:table-cell>
          <table:table-cell office:value-type="float" office:value="6.33094368104323" calcext:value-type="float">
            <text:p>6.33094368104323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60.9238764658681" calcext:value-type="float">
            <text:p>-60.9238764658681</text:p>
          </table:table-cell>
          <table:table-cell office:value-type="float" office:value="2.49725303067332" calcext:value-type="float">
            <text:p>2.49725303067332</text:p>
          </table:table-cell>
          <table:table-cell table:number-columns-repeated="4"/>
        </table:table-row>
        <table:table-row table:style-name="ro1">
          <table:table-cell office:value-type="float" office:value="9.197" calcext:value-type="float">
            <text:p>9.197</text:p>
          </table:table-cell>
          <table:table-cell office:value-type="float" office:value="6.31339255692322" calcext:value-type="float">
            <text:p>6.31339255692322</text:p>
          </table:table-cell>
          <table:table-cell office:value-type="float" office:value="-4" calcext:value-type="float">
            <text:p>-4</text:p>
          </table:table-cell>
          <table:table-cell office:value-type="float" office:value="-15" calcext:value-type="float">
            <text:p>-15</text:p>
          </table:table-cell>
          <table:table-cell office:value-type="float" office:value="-58.6276826425747" calcext:value-type="float">
            <text:p>-58.6276826425747</text:p>
          </table:table-cell>
          <table:table-cell office:value-type="float" office:value="2.09374002226742" calcext:value-type="float">
            <text:p>2.09374002226742</text:p>
          </table:table-cell>
          <table:table-cell table:number-columns-repeated="4"/>
        </table:table-row>
        <table:table-row table:style-name="ro1">
          <table:table-cell office:value-type="float" office:value="9.397" calcext:value-type="float">
            <text:p>9.397</text:p>
          </table:table-cell>
          <table:table-cell office:value-type="float" office:value="6.28673727610417" calcext:value-type="float">
            <text:p>6.28673727610417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56.4462985104459" calcext:value-type="float">
            <text:p>-56.4462985104459</text:p>
          </table:table-cell>
          <table:table-cell office:value-type="float" office:value="1.77096488638373" calcext:value-type="float">
            <text:p>1.77096488638373</text:p>
          </table:table-cell>
          <table:table-cell table:number-columns-repeated="4"/>
        </table:table-row>
        <table:table-row table:style-name="ro1">
          <table:table-cell office:value-type="float" office:value="9.597" calcext:value-type="float">
            <text:p>9.597</text:p>
          </table:table-cell>
          <table:table-cell office:value-type="float" office:value="6.30577080522854" calcext:value-type="float">
            <text:p>6.30577080522854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54.3739835849236" calcext:value-type="float">
            <text:p>-54.3739835849236</text:p>
          </table:table-cell>
          <table:table-cell office:value-type="float" office:value="1.51054193394023" calcext:value-type="float">
            <text:p>1.51054193394023</text:p>
          </table:table-cell>
          <table:table-cell table:number-columns-repeated="4"/>
        </table:table-row>
        <table:table-row table:style-name="ro1">
          <table:table-cell office:value-type="float" office:value="9.797" calcext:value-type="float">
            <text:p>9.797</text:p>
          </table:table-cell>
          <table:table-cell office:value-type="float" office:value="6.26180368002989" calcext:value-type="float">
            <text:p>6.26180368002989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52.4052844056775" calcext:value-type="float">
            <text:p>-52.4052844056775</text:p>
          </table:table-cell>
          <table:table-cell office:value-type="float" office:value="1.29870191280905" calcext:value-type="float">
            <text:p>1.29870191280905</text:p>
          </table:table-cell>
          <table:table-cell table:number-columns-repeated="4"/>
        </table:table-row>
        <table:table-row table:style-name="ro1">
          <table:table-cell office:value-type="float" office:value="9.997" calcext:value-type="float">
            <text:p>9.997</text:p>
          </table:table-cell>
          <table:table-cell office:value-type="float" office:value="6.25665534031366" calcext:value-type="float">
            <text:p>6.25665534031366</text:p>
          </table:table-cell>
          <table:table-cell office:value-type="float" office:value="-61" calcext:value-type="float">
            <text:p>-61</text:p>
          </table:table-cell>
          <table:table-cell office:value-type="float" office:value="-31" calcext:value-type="float">
            <text:p>-31</text:p>
          </table:table-cell>
          <table:table-cell office:value-type="float" office:value="-51.3350201853936" calcext:value-type="float">
            <text:p>-51.3350201853936</text:p>
          </table:table-cell>
          <table:table-cell office:value-type="float" office:value="1.1962832066533" calcext:value-type="float">
            <text:p>1.1962832066533</text:p>
          </table:table-cell>
          <table:table-cell table:number-columns-repeated="4"/>
        </table:table-row>
        <table:table-row table:style-name="ro1">
          <table:table-cell office:value-type="float" office:value="10.197" calcext:value-type="float">
            <text:p>10.197</text:p>
          </table:table-cell>
          <table:table-cell office:value-type="float" office:value="6.28311015389725" calcext:value-type="float">
            <text:p>6.28311015389725</text:p>
          </table:table-cell>
          <table:table-cell office:value-type="float" office:value="-15" calcext:value-type="float">
            <text:p>-15</text:p>
          </table:table-cell>
          <table:table-cell office:value-type="float" office:value="-31" calcext:value-type="float">
            <text:p>-31</text:p>
          </table:table-cell>
          <table:table-cell office:value-type="float" office:value="-50.3182691761239" calcext:value-type="float">
            <text:p>-50.3182691761239</text:p>
          </table:table-cell>
          <table:table-cell office:value-type="float" office:value="1.10647678359519" calcext:value-type="float">
            <text:p>1.10647678359519</text:p>
          </table:table-cell>
          <table:table-cell table:number-columns-repeated="4"/>
        </table:table-row>
        <table:table-row table:style-name="ro1">
          <table:table-cell office:value-type="float" office:value="10.397" calcext:value-type="float">
            <text:p>10.397</text:p>
          </table:table-cell>
          <table:table-cell office:value-type="float" office:value="6.21442023418631" calcext:value-type="float">
            <text:p>6.21442023418631</text:p>
          </table:table-cell>
          <table:table-cell office:value-type="float" office:value="-15" calcext:value-type="float">
            <text:p>-15</text:p>
          </table:table-cell>
          <table:table-cell office:value-type="float" office:value="-64" calcext:value-type="float">
            <text:p>-64</text:p>
          </table:table-cell>
          <table:table-cell office:value-type="float" office:value="-51.0023557173177" calcext:value-type="float">
            <text:p>-51.0023557173177</text:p>
          </table:table-cell>
          <table:table-cell office:value-type="float" office:value="1.16612522687343" calcext:value-type="float">
            <text:p>1.16612522687343</text:p>
          </table:table-cell>
          <table:table-cell table:number-columns-repeated="4"/>
        </table:table-row>
        <table:table-row table:style-name="ro1">
          <table:table-cell office:value-type="float" office:value="10.597" calcext:value-type="float">
            <text:p>10.597</text:p>
          </table:table-cell>
          <table:table-cell office:value-type="float" office:value="6.19169015123387" calcext:value-type="float">
            <text:p>6.19169015123387</text:p>
          </table:table-cell>
          <table:table-cell office:value-type="float" office:value="-31" calcext:value-type="float">
            <text:p>-31</text:p>
          </table:table-cell>
          <table:table-cell office:value-type="float" office:value="-65" calcext:value-type="float">
            <text:p>-65</text:p>
          </table:table-cell>
          <table:table-cell office:value-type="float" office:value="-51.7022379314518" calcext:value-type="float">
            <text:p>-51.7022379314518</text:p>
          </table:table-cell>
          <table:table-cell office:value-type="float" office:value="1.23048010926013" calcext:value-type="float">
            <text:p>1.23048010926013</text:p>
          </table:table-cell>
          <table:table-cell table:number-columns-repeated="4"/>
        </table:table-row>
        <table:table-row table:style-name="ro1">
          <table:table-cell office:value-type="float" office:value="10.797" calcext:value-type="float">
            <text:p>10.797</text:p>
          </table:table-cell>
          <table:table-cell office:value-type="float" office:value="6.13752339219726" calcext:value-type="float">
            <text:p>6.1375233921972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52.3671260348792" calcext:value-type="float">
            <text:p>-52.3671260348792</text:p>
          </table:table-cell>
          <table:table-cell office:value-type="float" office:value="1.29490388692293" calcext:value-type="float">
            <text:p>1.29490388692293</text:p>
          </table:table-cell>
          <table:table-cell table:number-columns-repeated="4"/>
        </table:table-row>
        <table:table-row table:style-name="ro1">
          <table:table-cell office:value-type="float" office:value="10.997" calcext:value-type="float">
            <text:p>10.997</text:p>
          </table:table-cell>
          <table:table-cell office:value-type="float" office:value="6.15236409290938" calcext:value-type="float">
            <text:p>6.1523640929093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52.9987697331353" calcext:value-type="float">
            <text:p>-52.9987697331353</text:p>
          </table:table-cell>
          <table:table-cell office:value-type="float" office:value="1.35922803771117" calcext:value-type="float">
            <text:p>1.35922803771117</text:p>
          </table:table-cell>
          <table:table-cell table:number-columns-repeated="4"/>
        </table:table-row>
        <table:table-row table:style-name="ro1">
          <table:table-cell office:value-type="float" office:value="11.197" calcext:value-type="float">
            <text:p>11.197</text:p>
          </table:table-cell>
          <table:table-cell office:value-type="float" office:value="6.14930894408767" calcext:value-type="float">
            <text:p>6.14930894408767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53.7488312464785" calcext:value-type="float">
            <text:p>-53.7488312464785</text:p>
          </table:table-cell>
          <table:table-cell office:value-type="float" office:value="1.43977415993461" calcext:value-type="float">
            <text:p>1.43977415993461</text:p>
          </table:table-cell>
          <table:table-cell table:number-columns-repeated="4"/>
        </table:table-row>
        <table:table-row table:style-name="ro1">
          <table:table-cell office:value-type="float" office:value="11.397" calcext:value-type="float">
            <text:p>11.397</text:p>
          </table:table-cell>
          <table:table-cell office:value-type="float" office:value="6.11680384600316" calcext:value-type="float">
            <text:p>6.11680384600316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54.5113896841546" calcext:value-type="float">
            <text:p>-54.5113896841546</text:p>
          </table:table-cell>
          <table:table-cell office:value-type="float" office:value="1.52655687502158" calcext:value-type="float">
            <text:p>1.52655687502158</text:p>
          </table:table-cell>
          <table:table-cell table:number-columns-repeated="4"/>
        </table:table-row>
        <table:table-row table:style-name="ro1">
          <table:table-cell office:value-type="float" office:value="11.597" calcext:value-type="float">
            <text:p>11.597</text:p>
          </table:table-cell>
          <table:table-cell office:value-type="float" office:value="6.09008209531955" calcext:value-type="float">
            <text:p>6.0900820953195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55.2358201999468" calcext:value-type="float">
            <text:p>-55.2358201999468</text:p>
          </table:table-cell>
          <table:table-cell office:value-type="float" office:value="1.61384073508653" calcext:value-type="float">
            <text:p>1.61384073508653</text:p>
          </table:table-cell>
          <table:table-cell table:number-columns-repeated="4"/>
        </table:table-row>
        <table:table-row table:style-name="ro1">
          <table:table-cell office:value-type="float" office:value="11.797" calcext:value-type="float">
            <text:p>11.797</text:p>
          </table:table-cell>
          <table:table-cell office:value-type="float" office:value="6.07026535655995" calcext:value-type="float">
            <text:p>6.0702653565599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55.9740291899495" calcext:value-type="float">
            <text:p>-55.9740291899495</text:p>
          </table:table-cell>
          <table:table-cell office:value-type="float" office:value="1.70792045402356" calcext:value-type="float">
            <text:p>1.70792045402356</text:p>
          </table:table-cell>
          <table:table-cell table:number-columns-repeated="4"/>
        </table:table-row>
        <table:table-row table:style-name="ro1">
          <table:table-cell office:value-type="float" office:value="11.997" calcext:value-type="float">
            <text:p>11.997</text:p>
          </table:table-cell>
          <table:table-cell office:value-type="float" office:value="6.03001825852013" calcext:value-type="float">
            <text:p>6.0300182585201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56.675327730452" calcext:value-type="float">
            <text:p>-56.675327730452</text:p>
          </table:table-cell>
          <table:table-cell office:value-type="float" office:value="1.80237127669617" calcext:value-type="float">
            <text:p>1.80237127669617</text:p>
          </table:table-cell>
          <table:table-cell table:number-columns-repeated="4"/>
        </table:table-row>
        <table:table-row table:style-name="ro1">
          <table:table-cell office:value-type="float" office:value="12.197" calcext:value-type="float">
            <text:p>12.197</text:p>
          </table:table-cell>
          <table:table-cell office:value-type="float" office:value="5.9972239819416" calcext:value-type="float">
            <text:p>5.997223981941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57.3415613439294" calcext:value-type="float">
            <text:p>-57.3415613439294</text:p>
          </table:table-cell>
          <table:table-cell office:value-type="float" office:value="1.89693323146955" calcext:value-type="float">
            <text:p>1.89693323146955</text:p>
          </table:table-cell>
          <table:table-cell table:number-columns-repeated="4"/>
        </table:table-row>
        <table:table-row table:style-name="ro1">
          <table:table-cell office:value-type="float" office:value="12.397" calcext:value-type="float">
            <text:p>12.397</text:p>
          </table:table-cell>
          <table:table-cell office:value-type="float" office:value="5.97735536930331" calcext:value-type="float">
            <text:p>5.97735536930331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58.0244832767329" calcext:value-type="float">
            <text:p>-58.0244832767329</text:p>
          </table:table-cell>
          <table:table-cell office:value-type="float" office:value="1.99901525905369" calcext:value-type="float">
            <text:p>1.99901525905369</text:p>
          </table:table-cell>
          <table:table-cell table:number-columns-repeated="4"/>
        </table:table-row>
        <table:table-row table:style-name="ro1">
          <table:table-cell office:value-type="float" office:value="12.597" calcext:value-type="float">
            <text:p>12.597</text:p>
          </table:table-cell>
          <table:table-cell office:value-type="float" office:value="5.96292867039998" calcext:value-type="float">
            <text:p>5.9629286703999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58.6732591128963" calcext:value-type="float">
            <text:p>-58.6732591128963</text:p>
          </table:table-cell>
          <table:table-cell office:value-type="float" office:value="2.10107700853353" calcext:value-type="float">
            <text:p>2.10107700853353</text:p>
          </table:table-cell>
          <table:table-cell table:number-columns-repeated="4"/>
        </table:table-row>
        <table:table-row table:style-name="ro1">
          <table:table-cell office:value-type="float" office:value="12.797" calcext:value-type="float">
            <text:p>12.797</text:p>
          </table:table-cell>
          <table:table-cell office:value-type="float" office:value="5.9525935329637" calcext:value-type="float">
            <text:p>5.952593532963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59.2395961572515" calcext:value-type="float">
            <text:p>-59.2395961572515</text:p>
          </table:table-cell>
          <table:table-cell office:value-type="float" office:value="2.19442060190867" calcext:value-type="float">
            <text:p>2.19442060190867</text:p>
          </table:table-cell>
          <table:table-cell table:number-columns-repeated="4"/>
        </table:table-row>
        <table:table-row table:style-name="ro1">
          <table:table-cell office:value-type="float" office:value="12.997" calcext:value-type="float">
            <text:p>12.997</text:p>
          </table:table-cell>
          <table:table-cell office:value-type="float" office:value="5.9466857342312" calcext:value-type="float">
            <text:p>5.946685734231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59.8776163493889" calcext:value-type="float">
            <text:p>-59.8776163493889</text:p>
          </table:table-cell>
          <table:table-cell office:value-type="float" office:value="2.30455571257995" calcext:value-type="float">
            <text:p>2.30455571257995</text:p>
          </table:table-cell>
          <table:table-cell table:number-columns-repeated="4"/>
        </table:table-row>
        <table:table-row table:style-name="ro1">
          <table:table-cell office:value-type="float" office:value="13.197" calcext:value-type="float">
            <text:p>13.197</text:p>
          </table:table-cell>
          <table:table-cell office:value-type="float" office:value="5.94504584188074" calcext:value-type="float">
            <text:p>5.9450458418807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0.4837355319194" calcext:value-type="float">
            <text:p>-60.4837355319194</text:p>
          </table:table-cell>
          <table:table-cell office:value-type="float" office:value="2.41429972213055" calcext:value-type="float">
            <text:p>2.41429972213055</text:p>
          </table:table-cell>
          <table:table-cell table:number-columns-repeated="4"/>
        </table:table-row>
        <table:table-row table:style-name="ro1">
          <table:table-cell office:value-type="float" office:value="13.397" calcext:value-type="float">
            <text:p>13.397</text:p>
          </table:table-cell>
          <table:table-cell office:value-type="float" office:value="5.95043087692026" calcext:value-type="float">
            <text:p>5.95043087692026</text:p>
          </table:table-cell>
          <table:table-cell office:value-type="float" office:value="-61" calcext:value-type="float">
            <text:p>-61</text:p>
          </table:table-cell>
          <table:table-cell office:value-type="float" office:value="-74" calcext:value-type="float">
            <text:p>-74</text:p>
          </table:table-cell>
          <table:table-cell office:value-type="float" office:value="-61.1595487553235" calcext:value-type="float">
            <text:p>-61.1595487553235</text:p>
          </table:table-cell>
          <table:table-cell office:value-type="float" office:value="2.54283565192812" calcext:value-type="float">
            <text:p>2.54283565192812</text:p>
          </table:table-cell>
          <table:table-cell table:number-columns-repeated="4"/>
        </table:table-row>
        <table:table-row table:style-name="ro1">
          <table:table-cell office:value-type="float" office:value="13.597" calcext:value-type="float">
            <text:p>13.597</text:p>
          </table:table-cell>
          <table:table-cell office:value-type="float" office:value="5.94285505304401" calcext:value-type="float">
            <text:p>5.94285505304401</text:p>
          </table:table-cell>
          <table:table-cell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office:value-type="float" office:value="-61.8015713175573" calcext:value-type="float">
            <text:p>-61.8015713175573</text:p>
          </table:table-cell>
          <table:table-cell office:value-type="float" office:value="2.67127773245339" calcext:value-type="float">
            <text:p>2.67127773245339</text:p>
          </table:table-cell>
          <table:table-cell table:number-columns-repeated="4"/>
        </table:table-row>
        <table:table-row table:style-name="ro1">
          <table:table-cell office:value-type="float" office:value="13.797" calcext:value-type="float">
            <text:p>13.797</text:p>
          </table:table-cell>
          <table:table-cell office:value-type="float" office:value="5.94285505304401" calcext:value-type="float">
            <text:p>5.9428550530440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2.4114927516794" calcext:value-type="float">
            <text:p>-62.4114927516794</text:p>
          </table:table-cell>
          <table:table-cell office:value-type="float" office:value="2.79930202548429" calcext:value-type="float">
            <text:p>2.79930202548429</text:p>
          </table:table-cell>
          <table:table-cell table:number-columns-repeated="4"/>
        </table:table-row>
        <table:table-row table:style-name="ro1">
          <table:table-cell office:value-type="float" office:value="13.997" calcext:value-type="float">
            <text:p>13.997</text:p>
          </table:table-cell>
          <table:table-cell office:value-type="float" office:value="5.9375449228448" calcext:value-type="float">
            <text:p>5.937544922844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2.9909181140955" calcext:value-type="float">
            <text:p>-62.9909181140955</text:p>
          </table:table-cell>
          <table:table-cell office:value-type="float" office:value="2.92660383351009" calcext:value-type="float">
            <text:p>2.92660383351009</text:p>
          </table:table-cell>
          <table:table-cell table:number-columns-repeated="4"/>
        </table:table-row>
        <table:table-row table:style-name="ro1">
          <table:table-cell office:value-type="float" office:value="14.197" calcext:value-type="float">
            <text:p>14.197</text:p>
          </table:table-cell>
          <table:table-cell office:value-type="float" office:value="5.92202716740274" calcext:value-type="float">
            <text:p>5.9220271674027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63.5413722083907" calcext:value-type="float">
            <text:p>-63.5413722083907</text:p>
          </table:table-cell>
          <table:table-cell office:value-type="float" office:value="3.05289879128138" calcext:value-type="float">
            <text:p>3.05289879128138</text:p>
          </table:table-cell>
          <table:table-cell table:number-columns-repeated="4"/>
        </table:table-row>
        <table:table-row table:style-name="ro1">
          <table:table-cell office:value-type="float" office:value="14.397" calcext:value-type="float">
            <text:p>14.397</text:p>
          </table:table-cell>
          <table:table-cell office:value-type="float" office:value="5.90045695378106" calcext:value-type="float">
            <text:p>5.90045695378106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64.0643035979712" calcext:value-type="float">
            <text:p>-64.0643035979712</text:p>
          </table:table-cell>
          <table:table-cell office:value-type="float" office:value="3.17792360789878" calcext:value-type="float">
            <text:p>3.17792360789878</text:p>
          </table:table-cell>
          <table:table-cell table:number-columns-repeated="4"/>
        </table:table-row>
        <table:table-row table:style-name="ro1">
          <table:table-cell office:value-type="float" office:value="14.597" calcext:value-type="float">
            <text:p>14.597</text:p>
          </table:table-cell>
          <table:table-cell office:value-type="float" office:value="5.88537037849946" calcext:value-type="float">
            <text:p>5.88537037849946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64.5610884180726" calcext:value-type="float">
            <text:p>-64.5610884180726</text:p>
          </table:table-cell>
          <table:table-cell office:value-type="float" office:value="3.30143649104655" calcext:value-type="float">
            <text:p>3.30143649104655</text:p>
          </table:table-cell>
          <table:table-cell table:number-columns-repeated="4"/>
        </table:table-row>
        <table:table-row table:style-name="ro1">
          <table:table-cell office:value-type="float" office:value="14.797" calcext:value-type="float">
            <text:p>14.797</text:p>
          </table:table-cell>
          <table:table-cell office:value-type="float" office:value="5.87860905003713" calcext:value-type="float">
            <text:p>5.87860905003713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65.033033997169" calcext:value-type="float">
            <text:p>-65.033033997169</text:p>
          </table:table-cell>
          <table:table-cell office:value-type="float" office:value="3.42321728648864" calcext:value-type="float">
            <text:p>3.42321728648864</text:p>
          </table:table-cell>
          <table:table-cell table:number-columns-repeated="4"/>
        </table:table-row>
        <table:table-row table:style-name="ro1">
          <table:table-cell office:value-type="float" office:value="14.997" calcext:value-type="float">
            <text:p>14.997</text:p>
          </table:table-cell>
          <table:table-cell office:value-type="float" office:value="5.85817417123738" calcext:value-type="float">
            <text:p>5.8581741712373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65.4313822973105" calcext:value-type="float">
            <text:p>-65.4313822973105</text:p>
          </table:table-cell>
          <table:table-cell office:value-type="float" office:value="3.52949639984969" calcext:value-type="float">
            <text:p>3.52949639984969</text:p>
          </table:table-cell>
          <table:table-cell table:number-columns-repeated="4"/>
        </table:table-row>
        <table:table-row table:style-name="ro1">
          <table:table-cell office:value-type="float" office:value="15.197" calcext:value-type="float">
            <text:p>15.197</text:p>
          </table:table-cell>
          <table:table-cell office:value-type="float" office:value="5.80948026056567" calcext:value-type="float">
            <text:p>5.8094802605656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65.809813182445" calcext:value-type="float">
            <text:p>-65.809813182445</text:p>
          </table:table-cell>
          <table:table-cell office:value-type="float" office:value="3.63351624392217" calcext:value-type="float">
            <text:p>3.63351624392217</text:p>
          </table:table-cell>
          <table:table-cell table:number-columns-repeated="4"/>
        </table:table-row>
        <table:table-row table:style-name="ro1">
          <table:table-cell office:value-type="float" office:value="15.397" calcext:value-type="float">
            <text:p>15.397</text:p>
          </table:table-cell>
          <table:table-cell office:value-type="float" office:value="5.73041337168704" calcext:value-type="float">
            <text:p>5.7304133716870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6.1693225233227" calcext:value-type="float">
            <text:p>-66.1693225233227</text:p>
          </table:table-cell>
          <table:table-cell office:value-type="float" office:value="3.73517325093064" calcext:value-type="float">
            <text:p>3.73517325093064</text:p>
          </table:table-cell>
          <table:table-cell table:number-columns-repeated="4"/>
        </table:table-row>
        <table:table-row table:style-name="ro1">
          <table:table-cell office:value-type="float" office:value="15.597" calcext:value-type="float">
            <text:p>15.597</text:p>
          </table:table-cell>
          <table:table-cell office:value-type="float" office:value="5.63568222745888" calcext:value-type="float">
            <text:p>5.6356822274588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6.5108563971566" calcext:value-type="float">
            <text:p>-66.5108563971566</text:p>
          </table:table-cell>
          <table:table-cell office:value-type="float" office:value="3.83438055194104" calcext:value-type="float">
            <text:p>3.83438055194104</text:p>
          </table:table-cell>
          <table:table-cell table:number-columns-repeated="4"/>
        </table:table-row>
        <table:table-row table:style-name="ro1">
          <table:table-cell office:value-type="float" office:value="15.797" calcext:value-type="float">
            <text:p>15.797</text:p>
          </table:table-cell>
          <table:table-cell office:value-type="float" office:value="5.51303637369131" calcext:value-type="float">
            <text:p>5.51303637369131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66.9353135772988" calcext:value-type="float">
            <text:p>-66.9353135772988</text:p>
          </table:table-cell>
          <table:table-cell office:value-type="float" office:value="3.96135520170914" calcext:value-type="float">
            <text:p>3.96135520170914</text:p>
          </table:table-cell>
          <table:table-cell table:number-columns-repeated="4"/>
        </table:table-row>
        <table:table-row table:style-name="ro1">
          <table:table-cell office:value-type="float" office:value="15.997" calcext:value-type="float">
            <text:p>15.997</text:p>
          </table:table-cell>
          <table:table-cell office:value-type="float" office:value="5.41037683800174" calcext:value-type="float">
            <text:p>5.41037683800174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67.3385478984338" calcext:value-type="float">
            <text:p>-67.3385478984338</text:p>
          </table:table-cell>
          <table:table-cell office:value-type="float" office:value="4.08587362554661" calcext:value-type="float">
            <text:p>4.08587362554661</text:p>
          </table:table-cell>
          <table:table-cell table:number-columns-repeated="4"/>
        </table:table-row>
        <table:table-row table:style-name="ro1">
          <table:table-cell office:value-type="float" office:value="16.197" calcext:value-type="float">
            <text:p>16.197</text:p>
          </table:table-cell>
          <table:table-cell office:value-type="float" office:value="5.33919707278233" calcext:value-type="float">
            <text:p>5.3391970727823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67.7716205035121" calcext:value-type="float">
            <text:p>-67.7716205035121</text:p>
          </table:table-cell>
          <table:table-cell office:value-type="float" office:value="4.22396862292237" calcext:value-type="float">
            <text:p>4.22396862292237</text:p>
          </table:table-cell>
          <table:table-cell table:number-columns-repeated="4"/>
        </table:table-row>
        <table:table-row table:style-name="ro1">
          <table:table-cell office:value-type="float" office:value="16.397" calcext:value-type="float">
            <text:p>16.397</text:p>
          </table:table-cell>
          <table:table-cell office:value-type="float" office:value="5.25242940169972" calcext:value-type="float">
            <text:p>5.2524294016997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8.1830394783365" calcext:value-type="float">
            <text:p>-68.1830394783365</text:p>
          </table:table-cell>
          <table:table-cell office:value-type="float" office:value="4.35947959534435" calcext:value-type="float">
            <text:p>4.35947959534435</text:p>
          </table:table-cell>
          <table:table-cell table:number-columns-repeated="4"/>
        </table:table-row>
        <table:table-row table:style-name="ro1">
          <table:table-cell office:value-type="float" office:value="16.597" calcext:value-type="float">
            <text:p>16.597</text:p>
          </table:table-cell>
          <table:table-cell office:value-type="float" office:value="5.16127396782451" calcext:value-type="float">
            <text:p>5.1612739678245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68.5738875044197" calcext:value-type="float">
            <text:p>-68.5738875044197</text:p>
          </table:table-cell>
          <table:table-cell office:value-type="float" office:value="4.49223965059962" calcext:value-type="float">
            <text:p>4.49223965059962</text:p>
          </table:table-cell>
          <table:table-cell table:number-columns-repeated="4"/>
        </table:table-row>
        <table:table-row table:style-name="ro1">
          <table:table-cell office:value-type="float" office:value="16.797" calcext:value-type="float">
            <text:p>16.797</text:p>
          </table:table-cell>
          <table:table-cell office:value-type="float" office:value="5.04759895910075" calcext:value-type="float">
            <text:p>5.04759895910075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68.9451931291987" calcext:value-type="float">
            <text:p>-68.9451931291987</text:p>
          </table:table-cell>
          <table:table-cell office:value-type="float" office:value="4.62210461562661" calcext:value-type="float">
            <text:p>4.62210461562661</text:p>
          </table:table-cell>
          <table:table-cell table:number-columns-repeated="4"/>
        </table:table-row>
        <table:table-row table:style-name="ro1">
          <table:table-cell office:value-type="float" office:value="16.997" calcext:value-type="float">
            <text:p>16.997</text:p>
          </table:table-cell>
          <table:table-cell office:value-type="float" office:value="4.94327608963731" calcext:value-type="float">
            <text:p>4.9432760896373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9.2979334727388" calcext:value-type="float">
            <text:p>-69.2979334727388</text:p>
          </table:table-cell>
          <table:table-cell office:value-type="float" office:value="4.74895202677885" calcext:value-type="float">
            <text:p>4.74895202677885</text:p>
          </table:table-cell>
          <table:table-cell table:number-columns-repeated="4"/>
        </table:table-row>
        <table:table-row table:style-name="ro1">
          <table:table-cell office:value-type="float" office:value="17.197" calcext:value-type="float">
            <text:p>17.197</text:p>
          </table:table-cell>
          <table:table-cell office:value-type="float" office:value="4.8629523222455" calcext:value-type="float">
            <text:p>4.8629523222455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69.6830367991018" calcext:value-type="float">
            <text:p>-69.6830367991018</text:p>
          </table:table-cell>
          <table:table-cell office:value-type="float" office:value="4.89141555126398" calcext:value-type="float">
            <text:p>4.89141555126398</text:p>
          </table:table-cell>
          <table:table-cell table:number-columns-repeated="4"/>
        </table:table-row>
        <table:table-row table:style-name="ro1">
          <table:table-cell office:value-type="float" office:value="17.397" calcext:value-type="float">
            <text:p>17.397</text:p>
          </table:table-cell>
          <table:table-cell office:value-type="float" office:value="4.76015378318678" calcext:value-type="float">
            <text:p>4.7601537831867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0.0488849591467" calcext:value-type="float">
            <text:p>-70.0488849591467</text:p>
          </table:table-cell>
          <table:table-cell office:value-type="float" office:value="5.03071250095401" calcext:value-type="float">
            <text:p>5.03071250095401</text:p>
          </table:table-cell>
          <table:table-cell table:number-columns-repeated="4"/>
        </table:table-row>
        <table:table-row table:style-name="ro1">
          <table:table-cell office:value-type="float" office:value="17.597" calcext:value-type="float">
            <text:p>17.597</text:p>
          </table:table-cell>
          <table:table-cell office:value-type="float" office:value="4.63674651969632" calcext:value-type="float">
            <text:p>4.63674651969632</text:p>
          </table:table-cell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70.3964407111894" calcext:value-type="float">
            <text:p>-70.3964407111894</text:p>
          </table:table-cell>
          <table:table-cell office:value-type="float" office:value="5.16671719123086" calcext:value-type="float">
            <text:p>5.16671719123086</text:p>
          </table:table-cell>
          <table:table-cell table:number-columns-repeated="4"/>
        </table:table-row>
        <table:table-row table:style-name="ro1">
          <table:table-cell office:value-type="float" office:value="17.797" calcext:value-type="float">
            <text:p>17.797</text:p>
          </table:table-cell>
          <table:table-cell office:value-type="float" office:value="4.50615362039446" calcext:value-type="float">
            <text:p>4.5061536203944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0.7266186756299" calcext:value-type="float">
            <text:p>-70.7266186756299</text:p>
          </table:table-cell>
          <table:table-cell office:value-type="float" office:value="5.29932582403973" calcext:value-type="float">
            <text:p>5.29932582403973</text:p>
          </table:table-cell>
          <table:table-cell table:number-columns-repeated="4"/>
        </table:table-row>
        <table:table-row table:style-name="ro1">
          <table:table-cell office:value-type="float" office:value="17.997" calcext:value-type="float">
            <text:p>17.997</text:p>
          </table:table-cell>
          <table:table-cell office:value-type="float" office:value="4.38531749610103" calcext:value-type="float">
            <text:p>4.38531749610103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0.9902877418484" calcext:value-type="float">
            <text:p>-70.9902877418484</text:p>
          </table:table-cell>
          <table:table-cell office:value-type="float" office:value="5.40766265638315" calcext:value-type="float">
            <text:p>5.40766265638315</text:p>
          </table:table-cell>
          <table:table-cell table:number-columns-repeated="4"/>
        </table:table-row>
        <table:table-row table:style-name="ro1">
          <table:table-cell office:value-type="float" office:value="18.197" calcext:value-type="float">
            <text:p>18.197</text:p>
          </table:table-cell>
          <table:table-cell office:value-type="float" office:value="4.27519812505884" calcext:value-type="float">
            <text:p>4.2751981250588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1.240773354756" calcext:value-type="float">
            <text:p>-71.240773354756</text:p>
          </table:table-cell>
          <table:table-cell office:value-type="float" office:value="5.51263339678814" calcext:value-type="float">
            <text:p>5.51263339678814</text:p>
          </table:table-cell>
          <table:table-cell table:number-columns-repeated="4"/>
        </table:table-row>
        <table:table-row table:style-name="ro1">
          <table:table-cell office:value-type="float" office:value="18.397" calcext:value-type="float">
            <text:p>18.397</text:p>
          </table:table-cell>
          <table:table-cell office:value-type="float" office:value="4.17191656207709" calcext:value-type="float">
            <text:p>4.1719165620770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1.4787346870182" calcext:value-type="float">
            <text:p>-71.4787346870182</text:p>
          </table:table-cell>
          <table:table-cell office:value-type="float" office:value="5.61424235440742" calcext:value-type="float">
            <text:p>5.61424235440742</text:p>
          </table:table-cell>
          <table:table-cell table:number-columns-repeated="4"/>
        </table:table-row>
        <table:table-row table:style-name="ro1">
          <table:table-cell office:value-type="float" office:value="18.597" calcext:value-type="float">
            <text:p>18.597</text:p>
          </table:table-cell>
          <table:table-cell office:value-type="float" office:value="4.06626243152803" calcext:value-type="float">
            <text:p>4.0662624315280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1.7047979526673" calcext:value-type="float">
            <text:p>-71.7047979526673</text:p>
          </table:table-cell>
          <table:table-cell office:value-type="float" office:value="5.71250506863564" calcext:value-type="float">
            <text:p>5.71250506863564</text:p>
          </table:table-cell>
          <table:table-cell table:number-columns-repeated="4"/>
        </table:table-row>
        <table:table-row table:style-name="ro1">
          <table:table-cell office:value-type="float" office:value="18.797" calcext:value-type="float">
            <text:p>18.797</text:p>
          </table:table-cell>
          <table:table-cell office:value-type="float" office:value="3.94750915110659" calcext:value-type="float">
            <text:p>3.94750915110659</text:p>
          </table:table-cell>
          <table:table-cell office:value-type="float" office:value="-67" calcext:value-type="float">
            <text:p>-67</text:p>
          </table:table-cell>
          <table:table-cell office:value-type="float" office:value="-76" calcext:value-type="float">
            <text:p>-76</text:p>
          </table:table-cell>
          <table:table-cell office:value-type="float" office:value="-71.9195580550339" calcext:value-type="float">
            <text:p>-71.9195580550339</text:p>
          </table:table-cell>
          <table:table-cell office:value-type="float" office:value="5.80744718018751" calcext:value-type="float">
            <text:p>5.80744718018751</text:p>
          </table:table-cell>
          <table:table-cell table:number-columns-repeated="4"/>
        </table:table-row>
        <table:table-row table:style-name="ro1">
          <table:table-cell office:value-type="float" office:value="18.997" calcext:value-type="float">
            <text:p>18.997</text:p>
          </table:table-cell>
          <table:table-cell office:value-type="float" office:value="3.84233260666964" calcext:value-type="float">
            <text:p>3.84233260666964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2.1735801522822" calcext:value-type="float">
            <text:p>-72.1735801522822</text:p>
          </table:table-cell>
          <table:table-cell office:value-type="float" office:value="5.92178549316728" calcext:value-type="float">
            <text:p>5.92178549316728</text:p>
          </table:table-cell>
          <table:table-cell table:number-columns-repeated="4"/>
        </table:table-row>
        <table:table-row table:style-name="ro1">
          <table:table-cell office:value-type="float" office:value="19.197" calcext:value-type="float">
            <text:p>19.197</text:p>
          </table:table-cell>
          <table:table-cell office:value-type="float" office:value="3.7566244328136" calcext:value-type="float">
            <text:p>3.756624432813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2.4149011446681" calcext:value-type="float">
            <text:p>-72.4149011446681</text:p>
          </table:table-cell>
          <table:table-cell office:value-type="float" office:value="6.03249130800431" calcext:value-type="float">
            <text:p>6.03249130800431</text:p>
          </table:table-cell>
          <table:table-cell table:number-columns-repeated="4"/>
        </table:table-row>
        <table:table-row table:style-name="ro1">
          <table:table-cell office:value-type="float" office:value="19.397" calcext:value-type="float">
            <text:p>19.397</text:p>
          </table:table-cell>
          <table:table-cell office:value-type="float" office:value="3.65068605333515" calcext:value-type="float">
            <text:p>3.6506860533351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2.6441560874346" calcext:value-type="float">
            <text:p>-72.6441560874346</text:p>
          </table:table-cell>
          <table:table-cell office:value-type="float" office:value="6.13957821257069" calcext:value-type="float">
            <text:p>6.13957821257069</text:p>
          </table:table-cell>
          <table:table-cell table:number-columns-repeated="4"/>
        </table:table-row>
        <table:table-row table:style-name="ro1">
          <table:table-cell office:value-type="float" office:value="19.597" calcext:value-type="float">
            <text:p>19.597</text:p>
          </table:table-cell>
          <table:table-cell office:value-type="float" office:value="3.51655853771881" calcext:value-type="float">
            <text:p>3.5165585377188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2.8619482830629" calcext:value-type="float">
            <text:p>-72.8619482830629</text:p>
          </table:table-cell>
          <table:table-cell office:value-type="float" office:value="6.24307102992582" calcext:value-type="float">
            <text:p>6.24307102992582</text:p>
          </table:table-cell>
          <table:table-cell table:number-columns-repeated="4"/>
        </table:table-row>
        <table:table-row table:style-name="ro1">
          <table:table-cell office:value-type="float" office:value="19.797" calcext:value-type="float">
            <text:p>19.797</text:p>
          </table:table-cell>
          <table:table-cell office:value-type="float" office:value="3.38738203501002" calcext:value-type="float">
            <text:p>3.3873820350100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3.0688508689098" calcext:value-type="float">
            <text:p>-73.0688508689098</text:p>
          </table:table-cell>
          <table:table-cell office:value-type="float" office:value="6.34300463815036" calcext:value-type="float">
            <text:p>6.34300463815036</text:p>
          </table:table-cell>
          <table:table-cell table:number-columns-repeated="4"/>
        </table:table-row>
        <table:table-row table:style-name="ro1">
          <table:table-cell office:value-type="float" office:value="19.997" calcext:value-type="float">
            <text:p>19.997</text:p>
          </table:table-cell>
          <table:table-cell office:value-type="float" office:value="3.26988817221595" calcext:value-type="float">
            <text:p>3.2698881722159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3.2654083254643" calcext:value-type="float">
            <text:p>-73.2654083254643</text:p>
          </table:table-cell>
          <table:table-cell office:value-type="float" office:value="6.43942284776304" calcext:value-type="float">
            <text:p>6.43942284776304</text:p>
          </table:table-cell>
          <table:table-cell table:number-columns-repeated="4"/>
        </table:table-row>
        <table:table-row table:style-name="ro1">
          <table:table-cell office:value-type="float" office:value="20.197" calcext:value-type="float">
            <text:p>20.197</text:p>
          </table:table-cell>
          <table:table-cell office:value-type="float" office:value="3.17060577336459" calcext:value-type="float">
            <text:p>3.1706057733645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3.452137909191" calcext:value-type="float">
            <text:p>-73.452137909191</text:p>
          </table:table-cell>
          <table:table-cell office:value-type="float" office:value="6.53237734021595" calcext:value-type="float">
            <text:p>6.53237734021595</text:p>
          </table:table-cell>
          <table:table-cell table:number-columns-repeated="4"/>
        </table:table-row>
        <table:table-row table:style-name="ro1">
          <table:table-cell office:value-type="float" office:value="20.397" calcext:value-type="float">
            <text:p>20.397</text:p>
          </table:table-cell>
          <table:table-cell office:value-type="float" office:value="3.08589319816004" calcext:value-type="float">
            <text:p>3.08589319816004</text:p>
          </table:table-cell>
          <table:table-cell office:value-type="float" office:value="-61" calcext:value-type="float">
            <text:p>-61</text:p>
          </table:table-cell>
          <table:table-cell office:value-type="float" office:value="-77" calcext:value-type="float">
            <text:p>-77</text:p>
          </table:table-cell>
          <table:table-cell office:value-type="float" office:value="-73.6295310137315" calcext:value-type="float">
            <text:p>-73.6295310137315</text:p>
          </table:table-cell>
          <table:table-cell office:value-type="float" office:value="6.62192666968056" calcext:value-type="float">
            <text:p>6.62192666968056</text:p>
          </table:table-cell>
          <table:table-cell table:number-columns-repeated="4"/>
        </table:table-row>
        <table:table-row table:style-name="ro1">
          <table:table-cell office:value-type="float" office:value="20.597" calcext:value-type="float">
            <text:p>20.597</text:p>
          </table:table-cell>
          <table:table-cell office:value-type="float" office:value="2.97571870472326" calcext:value-type="float">
            <text:p>2.9757187047232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3.7980544630449" calcext:value-type="float">
            <text:p>-73.7980544630449</text:p>
          </table:table-cell>
          <table:table-cell office:value-type="float" office:value="6.70813532923519" calcext:value-type="float">
            <text:p>6.70813532923519</text:p>
          </table:table-cell>
          <table:table-cell table:number-columns-repeated="4"/>
        </table:table-row>
        <table:table-row table:style-name="ro1">
          <table:table-cell office:value-type="float" office:value="20.797" calcext:value-type="float">
            <text:p>20.797</text:p>
          </table:table-cell>
          <table:table-cell office:value-type="float" office:value="2.88818585634474" calcext:value-type="float">
            <text:p>2.8881858563447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3.9581517398926" calcext:value-type="float">
            <text:p>-73.9581517398926</text:p>
          </table:table-cell>
          <table:table-cell office:value-type="float" office:value="6.79107288163184" calcext:value-type="float">
            <text:p>6.79107288163184</text:p>
          </table:table-cell>
          <table:table-cell table:number-columns-repeated="4"/>
        </table:table-row>
        <table:table-row table:style-name="ro1">
          <table:table-cell office:value-type="float" office:value="20.997" calcext:value-type="float">
            <text:p>20.997</text:p>
          </table:table-cell>
          <table:table-cell office:value-type="float" office:value="2.80448530189219" calcext:value-type="float">
            <text:p>2.8044853018921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4.110244152898" calcext:value-type="float">
            <text:p>-74.110244152898</text:p>
          </table:table-cell>
          <table:table-cell office:value-type="float" office:value="6.87081315404051" calcext:value-type="float">
            <text:p>6.87081315404051</text:p>
          </table:table-cell>
          <table:table-cell table:number-columns-repeated="4"/>
        </table:table-row>
        <table:table-row table:style-name="ro1">
          <table:table-cell office:value-type="float" office:value="21.197" calcext:value-type="float">
            <text:p>21.197</text:p>
          </table:table-cell>
          <table:table-cell office:value-type="float" office:value="2.69864698687132" calcext:value-type="float">
            <text:p>2.6986469868713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4.2547319452531" calcext:value-type="float">
            <text:p>-74.2547319452531</text:p>
          </table:table-cell>
          <table:table-cell office:value-type="float" office:value="6.94743349552847" calcext:value-type="float">
            <text:p>6.94743349552847</text:p>
          </table:table-cell>
          <table:table-cell table:number-columns-repeated="4"/>
        </table:table-row>
        <table:table-row table:style-name="ro1">
          <table:table-cell office:value-type="float" office:value="21.397" calcext:value-type="float">
            <text:p>21.397</text:p>
          </table:table-cell>
          <table:table-cell office:value-type="float" office:value="2.57173218260853" calcext:value-type="float">
            <text:p>2.57173218260853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4.3919953479904" calcext:value-type="float">
            <text:p>-74.3919953479904</text:p>
          </table:table-cell>
          <table:table-cell office:value-type="float" office:value="7.021014095515" calcext:value-type="float">
            <text:p>7.021014095515</text:p>
          </table:table-cell>
          <table:table-cell table:number-columns-repeated="4"/>
        </table:table-row>
        <table:table-row table:style-name="ro1">
          <table:table-cell office:value-type="float" office:value="21.597" calcext:value-type="float">
            <text:p>21.597</text:p>
          </table:table-cell>
          <table:table-cell office:value-type="float" office:value="2.43974161353804" calcext:value-type="float">
            <text:p>2.4397416135380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4.5223955805909" calcext:value-type="float">
            <text:p>-74.5223955805909</text:p>
          </table:table-cell>
          <table:table-cell office:value-type="float" office:value="7.09163736103544" calcext:value-type="float">
            <text:p>7.09163736103544</text:p>
          </table:table-cell>
          <table:table-cell table:number-columns-repeated="4"/>
        </table:table-row>
        <table:table-row table:style-name="ro1">
          <table:table-cell office:value-type="float" office:value="21.797" calcext:value-type="float">
            <text:p>21.797</text:p>
          </table:table-cell>
          <table:table-cell office:value-type="float" office:value="2.32602428856822" calcext:value-type="float">
            <text:p>2.32602428856822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float" office:value="-74.3962758015613" calcext:value-type="float">
            <text:p>-74.3962758015613</text:p>
          </table:table-cell>
          <table:table-cell office:value-type="float" office:value="7.02332113704486" calcext:value-type="float">
            <text:p>7.02332113704486</text:p>
          </table:table-cell>
          <table:table-cell table:number-columns-repeated="4"/>
        </table:table-row>
        <table:table-row table:style-name="ro1">
          <table:table-cell office:value-type="float" office:value="21.997" calcext:value-type="float">
            <text:p>21.997</text:p>
          </table:table-cell>
          <table:table-cell office:value-type="float" office:value="2.25071628178099" calcext:value-type="float">
            <text:p>2.25071628178099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float" office:value="-74.2764620114833" calcext:value-type="float">
            <text:p>-74.2764620114833</text:p>
          </table:table-cell>
          <table:table-cell office:value-type="float" office:value="6.95903040054843" calcext:value-type="float">
            <text:p>6.95903040054843</text:p>
          </table:table-cell>
          <table:table-cell table:number-columns-repeated="4"/>
        </table:table-row>
        <table:table-row table:style-name="ro1">
          <table:table-cell office:value-type="float" office:value="22.197" calcext:value-type="float">
            <text:p>22.197</text:p>
          </table:table-cell>
          <table:table-cell office:value-type="float" office:value="2.18158138507025" calcext:value-type="float">
            <text:p>2.18158138507025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-74.1626389109091" calcext:value-type="float">
            <text:p>-74.1626389109091</text:p>
          </table:table-cell>
          <table:table-cell office:value-type="float" office:value="6.89849939216691" calcext:value-type="float">
            <text:p>6.89849939216691</text:p>
          </table:table-cell>
          <table:table-cell table:number-columns-repeated="4"/>
        </table:table-row>
        <table:table-row table:style-name="ro1">
          <table:table-cell office:value-type="float" office:value="22.397" calcext:value-type="float">
            <text:p>22.397</text:p>
          </table:table-cell>
          <table:table-cell office:value-type="float" office:value="2.09075321136035" calcext:value-type="float">
            <text:p>2.09075321136035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office:value-type="float" office:value="-74.0545069653636" calcext:value-type="float">
            <text:p>-74.0545069653636</text:p>
          </table:table-cell>
          <table:table-cell office:value-type="float" office:value="6.84148268546932" calcext:value-type="float">
            <text:p>6.84148268546932</text:p>
          </table:table-cell>
          <table:table-cell table:number-columns-repeated="4"/>
        </table:table-row>
        <table:table-row table:style-name="ro1">
          <table:table-cell office:value-type="float" office:value="22.597" calcext:value-type="float">
            <text:p>22.597</text:p>
          </table:table-cell>
          <table:table-cell office:value-type="float" office:value="1.99660026560723" calcext:value-type="float">
            <text:p>1.99660026560723</text:p>
          </table:table-cell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office:value-type="float" office:value="-74.1517816170954" calcext:value-type="float">
            <text:p>-74.1517816170954</text:p>
          </table:table-cell>
          <table:table-cell office:value-type="float" office:value="6.89275307341886" calcext:value-type="float">
            <text:p>6.89275307341886</text:p>
          </table:table-cell>
          <table:table-cell table:number-columns-repeated="4"/>
        </table:table-row>
        <table:table-row table:style-name="ro1">
          <table:table-cell office:value-type="float" office:value="22.797" calcext:value-type="float">
            <text:p>22.797</text:p>
          </table:table-cell>
          <table:table-cell office:value-type="float" office:value="1.93993733406444" calcext:value-type="float">
            <text:p>1.9399373340644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4.2941925362407" calcext:value-type="float">
            <text:p>-74.2941925362407</text:p>
          </table:table-cell>
          <table:table-cell office:value-type="float" office:value="6.96850716964855" calcext:value-type="float">
            <text:p>6.96850716964855</text:p>
          </table:table-cell>
          <table:table-cell table:number-columns-repeated="4"/>
        </table:table-row>
        <table:table-row table:style-name="ro1">
          <table:table-cell office:value-type="float" office:value="22.997" calcext:value-type="float">
            <text:p>22.997</text:p>
          </table:table-cell>
          <table:table-cell office:value-type="float" office:value="1.87680225361206" calcext:value-type="float">
            <text:p>1.87680225361206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4.4294829094286" calcext:value-type="float">
            <text:p>-74.4294829094286</text:p>
          </table:table-cell>
          <table:table-cell office:value-type="float" office:value="7.04124458598345" calcext:value-type="float">
            <text:p>7.04124458598345</text:p>
          </table:table-cell>
          <table:table-cell table:number-columns-repeated="4"/>
        </table:table-row>
        <table:table-row table:style-name="ro1">
          <table:table-cell office:value-type="float" office:value="23.197" calcext:value-type="float">
            <text:p>23.197</text:p>
          </table:table-cell>
          <table:table-cell office:value-type="float" office:value="1.82908608308806" calcext:value-type="float">
            <text:p>1.82908608308806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office:value-type="float" office:value="-74.5580087639572" calcext:value-type="float">
            <text:p>-74.5580087639572</text:p>
          </table:table-cell>
          <table:table-cell office:value-type="float" office:value="7.11104825054045" calcext:value-type="float">
            <text:p>7.11104825054045</text:p>
          </table:table-cell>
          <table:table-cell table:number-columns-repeated="4"/>
        </table:table-row>
        <table:table-row table:style-name="ro1">
          <table:table-cell office:value-type="float" office:value="23.397" calcext:value-type="float">
            <text:p>23.397</text:p>
          </table:table-cell>
          <table:table-cell office:value-type="float" office:value="1.76069650732287" calcext:value-type="float">
            <text:p>1.7606965073228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4.6801083257593" calcext:value-type="float">
            <text:p>-74.6801083257593</text:p>
          </table:table-cell>
          <table:table-cell office:value-type="float" office:value="7.17800259259913" calcext:value-type="float">
            <text:p>7.17800259259913</text:p>
          </table:table-cell>
          <table:table-cell table:number-columns-repeated="4"/>
        </table:table-row>
        <table:table-row table:style-name="ro1">
          <table:table-cell office:value-type="float" office:value="23.597" calcext:value-type="float">
            <text:p>23.597</text:p>
          </table:table-cell>
          <table:table-cell office:value-type="float" office:value="1.68172319034477" calcext:value-type="float">
            <text:p>1.6817231903447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4.7961029094713" calcext:value-type="float">
            <text:p>-74.7961029094713</text:p>
          </table:table-cell>
          <table:table-cell office:value-type="float" office:value="7.24219304445234" calcext:value-type="float">
            <text:p>7.24219304445234</text:p>
          </table:table-cell>
          <table:table-cell table:number-columns-repeated="4"/>
        </table:table-row>
        <table:table-row table:style-name="ro1">
          <table:table-cell office:value-type="float" office:value="23.797" calcext:value-type="float">
            <text:p>23.797</text:p>
          </table:table-cell>
          <table:table-cell office:value-type="float" office:value="1.62993451079771" calcext:value-type="float">
            <text:p>1.6299345107977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4.9062977639978" calcext:value-type="float">
            <text:p>-74.9062977639978</text:p>
          </table:table-cell>
          <table:table-cell office:value-type="float" office:value="7.30370559320132" calcext:value-type="float">
            <text:p>7.30370559320132</text:p>
          </table:table-cell>
          <table:table-cell table:number-columns-repeated="4"/>
        </table:table-row>
        <table:table-row table:style-name="ro1">
          <table:table-cell office:value-type="float" office:value="23.997" calcext:value-type="float">
            <text:p>23.997</text:p>
          </table:table-cell>
          <table:table-cell office:value-type="float" office:value="1.61299583987817" calcext:value-type="float">
            <text:p>1.6129958398781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5.0109828757979" calcext:value-type="float">
            <text:p>-75.0109828757979</text:p>
          </table:table-cell>
          <table:table-cell office:value-type="float" office:value="7.36262637952716" calcext:value-type="float">
            <text:p>7.36262637952716</text:p>
          </table:table-cell>
          <table:table-cell table:number-columns-repeated="4"/>
        </table:table-row>
        <table:table-row table:style-name="ro1">
          <table:table-cell office:value-type="float" office:value="24.197" calcext:value-type="float">
            <text:p>24.197</text:p>
          </table:table-cell>
          <table:table-cell office:value-type="float" office:value="1.59615902384216" calcext:value-type="float">
            <text:p>1.5961590238421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110433732008" calcext:value-type="float">
            <text:p>-75.110433732008</text:p>
          </table:table-cell>
          <table:table-cell office:value-type="float" office:value="7.41904134044225" calcext:value-type="float">
            <text:p>7.41904134044225</text:p>
          </table:table-cell>
          <table:table-cell table:number-columns-repeated="4"/>
        </table:table-row>
        <table:table-row table:style-name="ro1">
          <table:table-cell office:value-type="float" office:value="24.397" calcext:value-type="float">
            <text:p>24.397</text:p>
          </table:table-cell>
          <table:table-cell office:value-type="float" office:value="1.60246488243313" calcext:value-type="float">
            <text:p>1.60246488243313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1549120454076" calcext:value-type="float">
            <text:p>-75.1549120454076</text:p>
          </table:table-cell>
          <table:table-cell office:value-type="float" office:value="7.44441201718096" calcext:value-type="float">
            <text:p>7.44441201718096</text:p>
          </table:table-cell>
          <table:table-cell table:number-columns-repeated="4"/>
        </table:table-row>
        <table:table-row table:style-name="ro1">
          <table:table-cell office:value-type="float" office:value="24.597" calcext:value-type="float">
            <text:p>24.597</text:p>
          </table:table-cell>
          <table:table-cell office:value-type="float" office:value="1.6107290429795" calcext:value-type="float">
            <text:p>1.6107290429795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1971664431372" calcext:value-type="float">
            <text:p>-75.1971664431372</text:p>
          </table:table-cell>
          <table:table-cell office:value-type="float" office:value="7.46859451635888" calcext:value-type="float">
            <text:p>7.46859451635888</text:p>
          </table:table-cell>
          <table:table-cell table:number-columns-repeated="4"/>
        </table:table-row>
        <table:table-row table:style-name="ro1">
          <table:table-cell office:value-type="float" office:value="24.797" calcext:value-type="float">
            <text:p>24.797</text:p>
          </table:table-cell>
          <table:table-cell office:value-type="float" office:value="1.61678967670668" calcext:value-type="float">
            <text:p>1.6167896767066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2373081209803" calcext:value-type="float">
            <text:p>-75.2373081209803</text:p>
          </table:table-cell>
          <table:table-cell office:value-type="float" office:value="7.49164064789722" calcext:value-type="float">
            <text:p>7.49164064789722</text:p>
          </table:table-cell>
          <table:table-cell table:number-columns-repeated="4"/>
        </table:table-row>
        <table:table-row table:style-name="ro1">
          <table:table-cell office:value-type="float" office:value="24.997" calcext:value-type="float">
            <text:p>24.997</text:p>
          </table:table-cell>
          <table:table-cell office:value-type="float" office:value="1.63734440144964" calcext:value-type="float">
            <text:p>1.6373444014496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2754427149313" calcext:value-type="float">
            <text:p>-75.2754427149313</text:p>
          </table:table-cell>
          <table:table-cell office:value-type="float" office:value="7.51360033913232" calcext:value-type="float">
            <text:p>7.51360033913232</text:p>
          </table:table-cell>
          <table:table-cell table:number-columns-repeated="4"/>
        </table:table-row>
        <table:table-row table:style-name="ro1">
          <table:table-cell office:value-type="float" office:value="25.197" calcext:value-type="float">
            <text:p>25.197</text:p>
          </table:table-cell>
          <table:table-cell office:value-type="float" office:value="1.6718018689985" calcext:value-type="float">
            <text:p>1.671801868998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3116705791847" calcext:value-type="float">
            <text:p>-75.3116705791847</text:p>
          </table:table-cell>
          <table:table-cell office:value-type="float" office:value="7.53452166451108" calcext:value-type="float">
            <text:p>7.53452166451108</text:p>
          </table:table-cell>
          <table:table-cell table:number-columns-repeated="4"/>
        </table:table-row>
        <table:table-row table:style-name="ro1">
          <table:table-cell office:value-type="float" office:value="25.397" calcext:value-type="float">
            <text:p>25.397</text:p>
          </table:table-cell>
          <table:table-cell office:value-type="float" office:value="1.69919983826801" calcext:value-type="float">
            <text:p>1.6991998382680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3460870502255" calcext:value-type="float">
            <text:p>-75.3460870502255</text:p>
          </table:table-cell>
          <table:table-cell office:value-type="float" office:value="7.55445087945093" calcext:value-type="float">
            <text:p>7.55445087945093</text:p>
          </table:table-cell>
          <table:table-cell table:number-columns-repeated="4"/>
        </table:table-row>
        <table:table-row table:style-name="ro1">
          <table:table-cell office:value-type="float" office:value="25.597" calcext:value-type="float">
            <text:p>25.597</text:p>
          </table:table-cell>
          <table:table-cell office:value-type="float" office:value="1.72992962287828" calcext:value-type="float">
            <text:p>1.7299296228782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4287826977142" calcext:value-type="float">
            <text:p>-75.4287826977142</text:p>
          </table:table-cell>
          <table:table-cell office:value-type="float" office:value="7.60255241907716" calcext:value-type="float">
            <text:p>7.60255241907716</text:p>
          </table:table-cell>
          <table:table-cell table:number-columns-repeated="4"/>
        </table:table-row>
        <table:table-row table:style-name="ro1">
          <table:table-cell office:value-type="float" office:value="25.797" calcext:value-type="float">
            <text:p>25.797</text:p>
          </table:table-cell>
          <table:table-cell office:value-type="float" office:value="1.7401238173852" calcext:value-type="float">
            <text:p>1.7401238173852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75.4573435628285" calcext:value-type="float">
            <text:p>-75.4573435628285</text:p>
          </table:table-cell>
          <table:table-cell office:value-type="float" office:value="7.61923646270313" calcext:value-type="float">
            <text:p>7.61923646270313</text:p>
          </table:table-cell>
          <table:table-cell table:number-columns-repeated="4"/>
        </table:table-row>
        <table:table-row table:style-name="ro1">
          <table:table-cell office:value-type="float" office:value="48.797" calcext:value-type="float">
            <text:p>48.797</text:p>
          </table:table-cell>
          <table:table-cell office:value-type="float" office:value="1.75007257555984" calcext:value-type="float">
            <text:p>1.7500725755598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4844763846871" calcext:value-type="float">
            <text:p>-75.4844763846871</text:p>
          </table:table-cell>
          <table:table-cell office:value-type="float" office:value="7.63512021631583" calcext:value-type="float">
            <text:p>7.63512021631583</text:p>
          </table:table-cell>
          <table:table-cell table:number-columns-repeated="4"/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5T16:31:45.570516436</dc:date>
    <meta:editing-duration>PT1H53M48S</meta:editing-duration>
    <meta:editing-cycles>2</meta:editing-cycles>
    <meta:generator>LibreOffice/6.4.7.2$Linux_X86_64 LibreOffice_project/40$Build-2</meta:generator>
    <meta:document-statistic meta:table-count="1" meta:cell-count="300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α = 0.05</text:p>
        </chart:title>
        <chart:legend chart:legend-position="end" svg:x="13.896cm" svg:y="3.703cm" style:legend-expansion="high" chart:style-name="ch3"/>
        <chart:plot-area chart:style-name="ch4" table:cell-range-address="test.C371:test.E497" chart:data-source-has-labels="row" svg:x="0.32cm" svg:y="1.275cm" svg:width="13.256cm" svg:height="7.545cm">
          <chartooo:coordinate-region svg:x="1.047cm" svg:y="1.474cm" svg:width="12.529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.C372:test.C497" chart:label-cell-address="test.C371:test.C371" chart:class="chart:line">
            <chart:data-point chart:repeated="126"/>
          </chart:series>
          <chart:series chart:style-name="ch8" chart:values-cell-range-address="test.D372:test.D497" chart:label-cell-address="test.D371:test.D371" chart:class="chart:line">
            <chart:data-point chart:repeated="126"/>
          </chart:series>
          <chart:series chart:style-name="ch9" chart:values-cell-range-address="test.E372:test.E497" chart:label-cell-address="test.E371:test.E371" chart:class="chart:line"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  <draw:g>
                  <svg:desc>test.C371:test.C371</svg:desc>
                </draw:g>
              </table:table-cell>
              <table:table-cell office:value-type="string">
                <text:p>median</text:p>
                <draw:g>
                  <svg:desc>test.D371:test.D371</svg:desc>
                </draw:g>
              </table:table-cell>
              <table:table-cell office:value-type="string">
                <text:p>low pass</text:p>
                <draw:g>
                  <svg:desc>test.E371:test.E3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0">
                <text:p>-60</text:p>
                <draw:g>
                  <svg:desc>test.C372:test.C497</svg:desc>
                </draw:g>
              </table:table-cell>
              <table:table-cell office:value-type="float" office:value="-73">
                <text:p>-73</text:p>
                <draw:g>
                  <svg:desc>test.D372:test.D497</svg:desc>
                </draw:g>
              </table:table-cell>
              <table:table-cell office:value-type="float" office:value="-73">
                <text:p>-73</text:p>
                <draw:g>
                  <svg:desc>test.E372:test.E4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2">
                <text:p>-6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3.05">
                <text:p>-73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3.0975">
                <text:p>-73.0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3.092625">
                <text:p>-73.092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3.13799375">
                <text:p>-73.1379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3.1810940625">
                <text:p>-73.18109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1">
                <text:p>-61</text:p>
              </table:table-cell>
              <table:table-cell office:value-type="float" office:value="-74">
                <text:p>-74</text:p>
              </table:table-cell>
              <table:table-cell office:value-type="float" office:value="-73.222039359375">
                <text:p>-73.2220393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">
                <text:p>-63</text:p>
              </table:table-cell>
              <table:table-cell office:value-type="float" office:value="-75">
                <text:p>-75</text:p>
              </table:table-cell>
              <table:table-cell office:value-type="float" office:value="-73.3109373914062">
                <text:p>-73.3109373914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3.3953905218359">
                <text:p>-73.3953905218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3.4756209957441">
                <text:p>-73.4756209957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3.5018399459569">
                <text:p>-73.5018399459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3.5267479486591">
                <text:p>-73.5267479486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4">
                <text:p>-74</text:p>
              </table:table-cell>
              <table:table-cell office:value-type="float" office:value="-73">
                <text:p>-73</text:p>
              </table:table-cell>
              <table:table-cell office:value-type="float" office:value="-73.5004105512261">
                <text:p>-73.5004105512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3.4753900236648">
                <text:p>-73.4753900236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4">
                <text:p>-74</text:p>
              </table:table-cell>
              <table:table-cell office:value-type="float" office:value="-73">
                <text:p>-73</text:p>
              </table:table-cell>
              <table:table-cell office:value-type="float" office:value="-73.4516205224816">
                <text:p>-73.45162052248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8">
                <text:p>-68</text:p>
              </table:table-cell>
              <table:table-cell office:value-type="float" office:value="-73">
                <text:p>-73</text:p>
              </table:table-cell>
              <table:table-cell office:value-type="float" office:value="-73.4290394963575">
                <text:p>-73.4290394963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2">
                <text:p>-62</text:p>
              </table:table-cell>
              <table:table-cell office:value-type="float" office:value="-73">
                <text:p>-73</text:p>
              </table:table-cell>
              <table:table-cell office:value-type="float" office:value="-73.4075875215396">
                <text:p>-73.4075875215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3.3872081454626">
                <text:p>-73.3872081454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3.4678477381895">
                <text:p>-73.4678477381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3.44445535128">
                <text:p>-73.44445535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3.472232583716">
                <text:p>-73.472232583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3.4986209545302">
                <text:p>-73.4986209545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5">
                <text:p>-75</text:p>
              </table:table-cell>
              <table:table-cell office:value-type="float" office:value="-73">
                <text:p>-73</text:p>
              </table:table-cell>
              <table:table-cell office:value-type="float" office:value="-73.4736899068037">
                <text:p>-73.4736899068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1">
                <text:p>-61</text:p>
              </table:table-cell>
              <table:table-cell office:value-type="float" office:value="-72">
                <text:p>-72</text:p>
              </table:table-cell>
              <table:table-cell office:value-type="float" office:value="-73.4000054114635">
                <text:p>-73.4000054114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72">
                <text:p>-72</text:p>
              </table:table-cell>
              <table:table-cell office:value-type="float" office:value="-73.3300051408903">
                <text:p>-73.3300051408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1">
                <text:p>-61</text:p>
              </table:table-cell>
              <table:table-cell office:value-type="float" office:value="-72">
                <text:p>-72</text:p>
              </table:table-cell>
              <table:table-cell office:value-type="float" office:value="-73.2635048838458">
                <text:p>-73.2635048838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73.2003296396535">
                <text:p>-73.2003296396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-71">
                <text:p>-71</text:p>
              </table:table-cell>
              <table:table-cell office:value-type="float" office:value="-73.0903131576708">
                <text:p>-73.0903131576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9">
                <text:p>-69</text:p>
              </table:table-cell>
              <table:table-cell office:value-type="float" office:value="-70">
                <text:p>-70</text:p>
              </table:table-cell>
              <table:table-cell office:value-type="float" office:value="-72.9357974997873">
                <text:p>-72.93579749978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2">
                <text:p>-72</text:p>
              </table:table-cell>
              <table:table-cell office:value-type="float" office:value="-70">
                <text:p>-70</text:p>
              </table:table-cell>
              <table:table-cell office:value-type="float" office:value="-72.7890076247979">
                <text:p>-72.7890076247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72.599557243558">
                <text:p>-72.5995572435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1">
                <text:p>-71</text:p>
              </table:table-cell>
              <table:table-cell office:value-type="float" office:value="-66">
                <text:p>-66</text:p>
              </table:table-cell>
              <table:table-cell office:value-type="float" office:value="-72.2695793813801">
                <text:p>-72.2695793813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0">
                <text:p>-70</text:p>
              </table:table-cell>
              <table:table-cell office:value-type="float" office:value="-64">
                <text:p>-64</text:p>
              </table:table-cell>
              <table:table-cell office:value-type="float" office:value="-71.8561004123111">
                <text:p>-71.8561004123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0">
                <text:p>-50</text:p>
              </table:table-cell>
              <table:table-cell office:value-type="float" office:value="-63">
                <text:p>-63</text:p>
              </table:table-cell>
              <table:table-cell office:value-type="float" office:value="-71.4132953916956">
                <text:p>-71.4132953916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6">
                <text:p>-66</text:p>
              </table:table-cell>
              <table:table-cell office:value-type="float" office:value="-63">
                <text:p>-63</text:p>
              </table:table-cell>
              <table:table-cell office:value-type="float" office:value="-70.9926306221108">
                <text:p>-70.9926306221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-63">
                <text:p>-63</text:p>
              </table:table-cell>
              <table:table-cell office:value-type="float" office:value="-70.5929990910052">
                <text:p>-70.5929990910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-30">
                <text:p>-30</text:p>
              </table:table-cell>
              <table:table-cell office:value-type="float" office:value="-68.563349136455">
                <text:p>-68.563349136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">
                <text:p>-63</text:p>
              </table:table-cell>
              <table:table-cell office:value-type="float" office:value="-15">
                <text:p>-15</text:p>
              </table:table-cell>
              <table:table-cell office:value-type="float" office:value="-65.8851816796322">
                <text:p>-65.8851816796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0">
                <text:p>-30</text:p>
              </table:table-cell>
              <table:table-cell office:value-type="float" office:value="-15">
                <text:p>-15</text:p>
              </table:table-cell>
              <table:table-cell office:value-type="float" office:value="-63.3409225956506">
                <text:p>-63.3409225956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60.9238764658681">
                <text:p>-60.9238764658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">
                <text:p>-4</text:p>
              </table:table-cell>
              <table:table-cell office:value-type="float" office:value="-15">
                <text:p>-15</text:p>
              </table:table-cell>
              <table:table-cell office:value-type="float" office:value="-58.6276826425747">
                <text:p>-58.6276826425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56.4462985104459">
                <text:p>-56.4462985104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54.3739835849236">
                <text:p>-54.3739835849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52.4052844056775">
                <text:p>-52.4052844056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1">
                <text:p>-61</text:p>
              </table:table-cell>
              <table:table-cell office:value-type="float" office:value="-31">
                <text:p>-31</text:p>
              </table:table-cell>
              <table:table-cell office:value-type="float" office:value="-51.3350201853936">
                <text:p>-51.3350201853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">
                <text:p>-15</text:p>
              </table:table-cell>
              <table:table-cell office:value-type="float" office:value="-31">
                <text:p>-31</text:p>
              </table:table-cell>
              <table:table-cell office:value-type="float" office:value="-50.3182691761239">
                <text:p>-50.3182691761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">
                <text:p>-15</text:p>
              </table:table-cell>
              <table:table-cell office:value-type="float" office:value="-64">
                <text:p>-64</text:p>
              </table:table-cell>
              <table:table-cell office:value-type="float" office:value="-51.0023557173177">
                <text:p>-51.0023557173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1">
                <text:p>-31</text:p>
              </table:table-cell>
              <table:table-cell office:value-type="float" office:value="-65">
                <text:p>-65</text:p>
              </table:table-cell>
              <table:table-cell office:value-type="float" office:value="-51.7022379314518">
                <text:p>-51.7022379314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4">
                <text:p>-64</text:p>
              </table:table-cell>
              <table:table-cell office:value-type="float" office:value="-65">
                <text:p>-65</text:p>
              </table:table-cell>
              <table:table-cell office:value-type="float" office:value="-52.3671260348792">
                <text:p>-52.36712603487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-52.9987697331353">
                <text:p>-52.99876973313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5">
                <text:p>-65</text:p>
              </table:table-cell>
              <table:table-cell office:value-type="float" office:value="-68">
                <text:p>-68</text:p>
              </table:table-cell>
              <table:table-cell office:value-type="float" office:value="-53.7488312464785">
                <text:p>-53.7488312464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5">
                <text:p>-65</text:p>
              </table:table-cell>
              <table:table-cell office:value-type="float" office:value="-69">
                <text:p>-69</text:p>
              </table:table-cell>
              <table:table-cell office:value-type="float" office:value="-54.5113896841546">
                <text:p>-54.51138968415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8">
                <text:p>-68</text:p>
              </table:table-cell>
              <table:table-cell office:value-type="float" office:value="-69">
                <text:p>-69</text:p>
              </table:table-cell>
              <table:table-cell office:value-type="float" office:value="-55.2358201999468">
                <text:p>-55.2358201999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9">
                <text:p>-69</text:p>
              </table:table-cell>
              <table:table-cell office:value-type="float" office:value="-70">
                <text:p>-70</text:p>
              </table:table-cell>
              <table:table-cell office:value-type="float" office:value="-55.9740291899495">
                <text:p>-55.9740291899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56.675327730452">
                <text:p>-56.675327730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9">
                <text:p>-69</text:p>
              </table:table-cell>
              <table:table-cell office:value-type="float" office:value="-70">
                <text:p>-70</text:p>
              </table:table-cell>
              <table:table-cell office:value-type="float" office:value="-57.3415613439294">
                <text:p>-57.3415613439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0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-58.0244832767329">
                <text:p>-58.0244832767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58.6732591128963">
                <text:p>-58.6732591128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59.2395961572515">
                <text:p>-59.2395961572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59.8776163493889">
                <text:p>-59.8776163493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60.4837355319194">
                <text:p>-60.4837355319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1">
                <text:p>-61</text:p>
              </table:table-cell>
              <table:table-cell office:value-type="float" office:value="-74">
                <text:p>-74</text:p>
              </table:table-cell>
              <table:table-cell office:value-type="float" office:value="-61.1595487553235">
                <text:p>-61.15954875532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5">
                <text:p>-65</text:p>
              </table:table-cell>
              <table:table-cell office:value-type="float" office:value="-74">
                <text:p>-74</text:p>
              </table:table-cell>
              <table:table-cell office:value-type="float" office:value="-61.8015713175573">
                <text:p>-61.80157131755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62.4114927516794">
                <text:p>-62.4114927516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62.9909181140955">
                <text:p>-62.99091811409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63.5413722083907">
                <text:p>-63.54137220839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2">
                <text:p>-72</text:p>
              </table:table-cell>
              <table:table-cell office:value-type="float" office:value="-74">
                <text:p>-74</text:p>
              </table:table-cell>
              <table:table-cell office:value-type="float" office:value="-64.0643035979712">
                <text:p>-64.06430359797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0">
                <text:p>-60</text:p>
              </table:table-cell>
              <table:table-cell office:value-type="float" office:value="-74">
                <text:p>-74</text:p>
              </table:table-cell>
              <table:table-cell office:value-type="float" office:value="-64.5610884180726">
                <text:p>-64.56108841807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65.033033997169">
                <text:p>-65.033033997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5">
                <text:p>-75</text:p>
              </table:table-cell>
              <table:table-cell office:value-type="float" office:value="-73">
                <text:p>-73</text:p>
              </table:table-cell>
              <table:table-cell office:value-type="float" office:value="-65.4313822973105">
                <text:p>-65.4313822973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4">
                <text:p>-74</text:p>
              </table:table-cell>
              <table:table-cell office:value-type="float" office:value="-73">
                <text:p>-73</text:p>
              </table:table-cell>
              <table:table-cell office:value-type="float" office:value="-65.809813182445">
                <text:p>-65.8098131824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6.1693225233227">
                <text:p>-66.1693225233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6.5108563971566">
                <text:p>-66.5108563971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2">
                <text:p>-62</text:p>
              </table:table-cell>
              <table:table-cell office:value-type="float" office:value="-75">
                <text:p>-75</text:p>
              </table:table-cell>
              <table:table-cell office:value-type="float" office:value="-66.9353135772988">
                <text:p>-66.9353135772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1">
                <text:p>-71</text:p>
              </table:table-cell>
              <table:table-cell office:value-type="float" office:value="-75">
                <text:p>-75</text:p>
              </table:table-cell>
              <table:table-cell office:value-type="float" office:value="-67.3385478984338">
                <text:p>-67.33854789843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67.7716205035121">
                <text:p>-67.7716205035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8.1830394783365">
                <text:p>-68.18303947833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68.5738875044197">
                <text:p>-68.57388750441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68.9451931291987">
                <text:p>-68.94519312919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9.2979334727388">
                <text:p>-69.2979334727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">
                <text:p>-63</text:p>
              </table:table-cell>
              <table:table-cell office:value-type="float" office:value="-77">
                <text:p>-77</text:p>
              </table:table-cell>
              <table:table-cell office:value-type="float" office:value="-69.6830367991018">
                <text:p>-69.6830367991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0.0488849591467">
                <text:p>-70.04888495914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4">
                <text:p>-64</text:p>
              </table:table-cell>
              <table:table-cell office:value-type="float" office:value="-77">
                <text:p>-77</text:p>
              </table:table-cell>
              <table:table-cell office:value-type="float" office:value="-70.3964407111894">
                <text:p>-70.39644071118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0.7266186756299">
                <text:p>-70.72661867562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0.9902877418484">
                <text:p>-70.9902877418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1.240773354756">
                <text:p>-71.2407733547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1.4787346870182">
                <text:p>-71.4787346870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1.7047979526673">
                <text:p>-71.7047979526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76">
                <text:p>-76</text:p>
              </table:table-cell>
              <table:table-cell office:value-type="float" office:value="-71.9195580550339">
                <text:p>-71.91955805503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2.1735801522822">
                <text:p>-72.1735801522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2.4149011446681">
                <text:p>-72.41490114466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2.6441560874346">
                <text:p>-72.64415608743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2.8619482830629">
                <text:p>-72.86194828306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3.0688508689098">
                <text:p>-73.0688508689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3.2654083254643">
                <text:p>-73.26540832546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3.452137909191">
                <text:p>-73.4521379091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1">
                <text:p>-61</text:p>
              </table:table-cell>
              <table:table-cell office:value-type="float" office:value="-77">
                <text:p>-77</text:p>
              </table:table-cell>
              <table:table-cell office:value-type="float" office:value="-73.6295310137315">
                <text:p>-73.62953101373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3.7980544630449">
                <text:p>-73.79805446304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3.9581517398926">
                <text:p>-73.95815173989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4.110244152898">
                <text:p>-74.1102441528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4.2547319452531">
                <text:p>-74.25473194525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4.3919953479904">
                <text:p>-74.39199534799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4.5223955805909">
                <text:p>-74.52239558059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7">
                <text:p>-77</text:p>
              </table:table-cell>
              <table:table-cell office:value-type="float" office:value="-72">
                <text:p>-72</text:p>
              </table:table-cell>
              <table:table-cell office:value-type="float" office:value="-74.3962758015613">
                <text:p>-74.3962758015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7">
                <text:p>-77</text:p>
              </table:table-cell>
              <table:table-cell office:value-type="float" office:value="-72">
                <text:p>-72</text:p>
              </table:table-cell>
              <table:table-cell office:value-type="float" office:value="-74.2764620114833">
                <text:p>-74.27646201148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3">
                <text:p>-63</text:p>
              </table:table-cell>
              <table:table-cell office:value-type="float" office:value="-72">
                <text:p>-72</text:p>
              </table:table-cell>
              <table:table-cell office:value-type="float" office:value="-74.1626389109091">
                <text:p>-74.16263891090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5">
                <text:p>-65</text:p>
              </table:table-cell>
              <table:table-cell office:value-type="float" office:value="-72">
                <text:p>-72</text:p>
              </table:table-cell>
              <table:table-cell office:value-type="float" office:value="-74.0545069653636">
                <text:p>-74.0545069653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-76">
                <text:p>-76</text:p>
              </table:table-cell>
              <table:table-cell office:value-type="float" office:value="-74.1517816170954">
                <text:p>-74.15178161709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4.2941925362407">
                <text:p>-74.29419253624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4.4294829094286">
                <text:p>-74.42948290942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3">
                <text:p>-63</text:p>
              </table:table-cell>
              <table:table-cell office:value-type="float" office:value="-77">
                <text:p>-77</text:p>
              </table:table-cell>
              <table:table-cell office:value-type="float" office:value="-74.5580087639572">
                <text:p>-74.55800876395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4.6801083257593">
                <text:p>-74.68010832575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4.7961029094713">
                <text:p>-74.79610290947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4.9062977639978">
                <text:p>-74.90629776399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5.0109828757979">
                <text:p>-75.0109828757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5.110433732008">
                <text:p>-75.1104337320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1549120454076">
                <text:p>-75.1549120454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1971664431372">
                <text:p>-75.1971664431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2373081209803">
                <text:p>-75.23730812098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2754427149313">
                <text:p>-75.27544271493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3116705791847">
                <text:p>-75.31167057918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3460870502255">
                <text:p>-75.34608705022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5.4287826977142">
                <text:p>-75.42878269771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3">
                <text:p>-63</text:p>
              </table:table-cell>
              <table:table-cell office:value-type="float" office:value="-76">
                <text:p>-76</text:p>
              </table:table-cell>
              <table:table-cell office:value-type="float" office:value="-75.4573435628285">
                <text:p>-75.4573435628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4844763846871">
                <text:p>-75.4844763846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7.096cm" svg:y="0.316cm" chart:style-name="ch2">
          <text:p>α = 0.01</text:p>
        </chart:title>
        <chart:legend chart:legend-position="end" svg:x="13.895cm" svg:y="3.705cm" style:legend-expansion="high" chart:style-name="ch3"/>
        <chart:plot-area chart:style-name="ch4" table:cell-range-address="test.C93:test.E240" chart:data-source-has-labels="row" svg:x="0.319cm" svg:y="1.275cm" svg:width="13.257cm" svg:height="7.55cm">
          <chartooo:coordinate-region svg:x="1.046cm" svg:y="1.474cm" svg:width="12.53cm" svg:height="7.1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.C94:test.C240" chart:label-cell-address="test.C93:test.C93" chart:class="chart:line">
            <chart:data-point chart:repeated="147"/>
          </chart:series>
          <chart:series chart:style-name="ch8" chart:values-cell-range-address="test.D94:test.D240" chart:label-cell-address="test.D93:test.D93" chart:class="chart:line">
            <chart:data-point chart:repeated="147"/>
          </chart:series>
          <chart:series chart:style-name="ch9" chart:values-cell-range-address="test.E94:test.E240" chart:label-cell-address="test.E93:test.E93" chart:class="chart:line">
            <chart:data-point chart:repeated="1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  <draw:g>
                  <svg:desc>test.C93:test.C93</svg:desc>
                </draw:g>
              </table:table-cell>
              <table:table-cell office:value-type="string">
                <text:p>median</text:p>
                <draw:g>
                  <svg:desc>test.D93:test.D93</svg:desc>
                </draw:g>
              </table:table-cell>
              <table:table-cell office:value-type="string">
                <text:p>low pass</text:p>
                <draw:g>
                  <svg:desc>test.E93:test.E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4">
                <text:p>-74</text:p>
                <draw:g>
                  <svg:desc>test.C94:test.C240</svg:desc>
                </draw:g>
              </table:table-cell>
              <table:table-cell office:value-type="float" office:value="-74">
                <text:p>-74</text:p>
                <draw:g>
                  <svg:desc>test.D94:test.D240</svg:desc>
                </draw:g>
              </table:table-cell>
              <table:table-cell office:value-type="float" office:value="-74">
                <text:p>-74</text:p>
                <draw:g>
                  <svg:desc>test.E94:test.E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">
                <text:p>-63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01">
                <text:p>-74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0199">
                <text:p>-74.0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029701">
                <text:p>-74.029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03940399">
                <text:p>-74.03940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6">
                <text:p>-76</text:p>
              </table:table-cell>
              <table:table-cell office:value-type="float" office:value="-72">
                <text:p>-72</text:p>
              </table:table-cell>
              <table:table-cell office:value-type="float" office:value="-74.0190099501">
                <text:p>-74.0190099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6">
                <text:p>-76</text:p>
              </table:table-cell>
              <table:table-cell office:value-type="float" office:value="-72">
                <text:p>-72</text:p>
              </table:table-cell>
              <table:table-cell office:value-type="float" office:value="-73.998819850599">
                <text:p>-73.998819850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3.978831652093">
                <text:p>-73.978831652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3.9590433355721">
                <text:p>-73.9590433355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2">
                <text:p>-62</text:p>
              </table:table-cell>
              <table:table-cell office:value-type="float" office:value="-64">
                <text:p>-64</text:p>
              </table:table-cell>
              <table:table-cell office:value-type="float" office:value="-73.8594529022164">
                <text:p>-73.8594529022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4">
                <text:p>-64</text:p>
              </table:table-cell>
              <table:table-cell office:value-type="float" office:value="-74">
                <text:p>-74</text:p>
              </table:table-cell>
              <table:table-cell office:value-type="float" office:value="-73.8608583731942">
                <text:p>-73.8608583731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3.8622497894622">
                <text:p>-73.8622497894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3.8636272915676">
                <text:p>-73.8636272915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73">
                <text:p>-73</text:p>
              </table:table-cell>
              <table:table-cell office:value-type="float" office:value="-73.854991018652">
                <text:p>-73.854991018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3.8564411084654">
                <text:p>-73.8564411084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3.8678766973808">
                <text:p>-73.8678766973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3.879197930407">
                <text:p>-73.879197930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">
                <text:p>-60</text:p>
              </table:table-cell>
              <table:table-cell office:value-type="float" office:value="-75">
                <text:p>-75</text:p>
              </table:table-cell>
              <table:table-cell office:value-type="float" office:value="-73.8904059511029">
                <text:p>-73.8904059511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3.9015018915919">
                <text:p>-73.9015018915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3.9124868726759">
                <text:p>-73.9124868726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3.9233620039492">
                <text:p>-73.9233620039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-72">
                <text:p>-72</text:p>
              </table:table-cell>
              <table:table-cell office:value-type="float" office:value="-73.9041283839097">
                <text:p>-73.9041283839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3.8850871000706">
                <text:p>-73.8850871000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5">
                <text:p>-75</text:p>
              </table:table-cell>
              <table:table-cell office:value-type="float" office:value="-72">
                <text:p>-72</text:p>
              </table:table-cell>
              <table:table-cell office:value-type="float" office:value="-73.8662362290699">
                <text:p>-73.8662362290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1">
                <text:p>-61</text:p>
              </table:table-cell>
              <table:table-cell office:value-type="float" office:value="-72">
                <text:p>-72</text:p>
              </table:table-cell>
              <table:table-cell office:value-type="float" office:value="-73.8475738667792">
                <text:p>-73.8475738667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2">
                <text:p>-62</text:p>
              </table:table-cell>
              <table:table-cell office:value-type="float" office:value="-72">
                <text:p>-72</text:p>
              </table:table-cell>
              <table:table-cell office:value-type="float" office:value="-73.8290981281114">
                <text:p>-73.8290981281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3.8108071468303">
                <text:p>-73.8108071468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3">
                <text:p>-73</text:p>
              </table:table-cell>
              <table:table-cell office:value-type="float" office:value="-72">
                <text:p>-72</text:p>
              </table:table-cell>
              <table:table-cell office:value-type="float" office:value="-73.792699075362">
                <text:p>-73.7926990753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3.7747720846083">
                <text:p>-73.7747720846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3">
                <text:p>-73</text:p>
              </table:table-cell>
              <table:table-cell office:value-type="float" office:value="-71">
                <text:p>-71</text:p>
              </table:table-cell>
              <table:table-cell office:value-type="float" office:value="-73.7470243637623">
                <text:p>-73.7470243637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73.7195541201246">
                <text:p>-73.7195541201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1">
                <text:p>-71</text:p>
              </table:table-cell>
              <table:table-cell office:value-type="float" office:value="-69">
                <text:p>-69</text:p>
              </table:table-cell>
              <table:table-cell office:value-type="float" office:value="-73.6723585789234">
                <text:p>-73.6723585789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2">
                <text:p>-72</text:p>
              </table:table-cell>
              <table:table-cell office:value-type="float" office:value="-69">
                <text:p>-69</text:p>
              </table:table-cell>
              <table:table-cell office:value-type="float" office:value="-73.6256349931341">
                <text:p>-73.6256349931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7">
                <text:p>-57</text:p>
              </table:table-cell>
              <table:table-cell office:value-type="float" office:value="-67">
                <text:p>-67</text:p>
              </table:table-cell>
              <table:table-cell office:value-type="float" office:value="-73.5593786432028">
                <text:p>-73.5593786432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-69">
                <text:p>-69</text:p>
              </table:table-cell>
              <table:table-cell office:value-type="float" office:value="-73.5137848567708">
                <text:p>-73.51378485677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9">
                <text:p>-69</text:p>
              </table:table-cell>
              <table:table-cell office:value-type="float" office:value="-70">
                <text:p>-70</text:p>
              </table:table-cell>
              <table:table-cell office:value-type="float" office:value="-73.4786470082031">
                <text:p>-73.4786470082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73.443860538121">
                <text:p>-73.443860538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7">
                <text:p>-67</text:p>
              </table:table-cell>
              <table:table-cell office:value-type="float" office:value="-70">
                <text:p>-70</text:p>
              </table:table-cell>
              <table:table-cell office:value-type="float" office:value="-73.4094219327398">
                <text:p>-73.40942193273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73.3753277134124">
                <text:p>-73.3753277134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0">
                <text:p>-70</text:p>
              </table:table-cell>
              <table:table-cell office:value-type="float" office:value="-58">
                <text:p>-58</text:p>
              </table:table-cell>
              <table:table-cell office:value-type="float" office:value="-73.2215744362783">
                <text:p>-73.2215744362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0">
                <text:p>-70</text:p>
              </table:table-cell>
              <table:table-cell office:value-type="float" office:value="-58">
                <text:p>-58</text:p>
              </table:table-cell>
              <table:table-cell office:value-type="float" office:value="-73.0693586919155">
                <text:p>-73.0693586919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7">
                <text:p>-57</text:p>
              </table:table-cell>
              <table:table-cell office:value-type="float" office:value="-58">
                <text:p>-58</text:p>
              </table:table-cell>
              <table:table-cell office:value-type="float" office:value="-72.9186651049964">
                <text:p>-72.9186651049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8">
                <text:p>-58</text:p>
              </table:table-cell>
              <table:table-cell office:value-type="float" office:value="-68">
                <text:p>-68</text:p>
              </table:table-cell>
              <table:table-cell office:value-type="float" office:value="-72.8694784539464">
                <text:p>-72.8694784539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6">
                <text:p>-56</text:p>
              </table:table-cell>
              <table:table-cell office:value-type="float" office:value="-68">
                <text:p>-68</text:p>
              </table:table-cell>
              <table:table-cell office:value-type="float" office:value="-72.8207836694069">
                <text:p>-72.82078366940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72.7725758327129">
                <text:p>-72.7725758327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72.7248500743858">
                <text:p>-72.7248500743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1">
                <text:p>-71</text:p>
              </table:table-cell>
              <table:table-cell office:value-type="float" office:value="-67">
                <text:p>-67</text:p>
              </table:table-cell>
              <table:table-cell office:value-type="float" office:value="-72.6676015736419">
                <text:p>-72.6676015736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72.4909255579055">
                <text:p>-72.4909255579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8">
                <text:p>-68</text:p>
              </table:table-cell>
              <table:table-cell office:value-type="float" office:value="-67">
                <text:p>-67</text:p>
              </table:table-cell>
              <table:table-cell office:value-type="float" office:value="-72.4360163023264">
                <text:p>-72.4360163023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8">
                <text:p>-38</text:p>
              </table:table-cell>
              <table:table-cell office:value-type="float" office:value="-67">
                <text:p>-67</text:p>
              </table:table-cell>
              <table:table-cell office:value-type="float" office:value="-72.3816561393032">
                <text:p>-72.3816561393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  <table:table-cell office:value-type="float" office:value="-72.3278395779101">
                <text:p>-72.32783957791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">
                <text:p>-5</text:p>
              </table:table-cell>
              <table:table-cell office:value-type="float" office:value="-66">
                <text:p>-66</text:p>
              </table:table-cell>
              <table:table-cell office:value-type="float" office:value="-72.264561182131">
                <text:p>-72.264561182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7">
                <text:p>-67</text:p>
              </table:table-cell>
              <table:table-cell office:value-type="float" office:value="-66">
                <text:p>-66</text:p>
              </table:table-cell>
              <table:table-cell office:value-type="float" office:value="-72.2019155703097">
                <text:p>-72.2019155703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7">
                <text:p>-67</text:p>
              </table:table-cell>
              <table:table-cell office:value-type="float" office:value="-64">
                <text:p>-64</text:p>
              </table:table-cell>
              <table:table-cell office:value-type="float" office:value="-72.1198964146066">
                <text:p>-72.11989641460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6">
                <text:p>-66</text:p>
              </table:table-cell>
              <table:table-cell office:value-type="float" office:value="-64">
                <text:p>-64</text:p>
              </table:table-cell>
              <table:table-cell office:value-type="float" office:value="-72.0386974504606">
                <text:p>-72.03869745046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4">
                <text:p>-64</text:p>
              </table:table-cell>
              <table:table-cell office:value-type="float" office:value="-63">
                <text:p>-63</text:p>
              </table:table-cell>
              <table:table-cell office:value-type="float" office:value="-71.948310475956">
                <text:p>-71.948310475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">
                <text:p>-2</text:p>
              </table:table-cell>
              <table:table-cell office:value-type="float" office:value="-63">
                <text:p>-63</text:p>
              </table:table-cell>
              <table:table-cell office:value-type="float" office:value="-71.8588273711964">
                <text:p>-71.85882737119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">
                <text:p>-3</text:p>
              </table:table-cell>
              <table:table-cell office:value-type="float" office:value="-63">
                <text:p>-63</text:p>
              </table:table-cell>
              <table:table-cell office:value-type="float" office:value="-71.7702390974844">
                <text:p>-71.77023909748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4">
                <text:p>-64</text:p>
              </table:table-cell>
              <table:table-cell office:value-type="float" office:value="-63">
                <text:p>-63</text:p>
              </table:table-cell>
              <table:table-cell office:value-type="float" office:value="-71.6825367065096">
                <text:p>-71.68253670650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">
                <text:p>-63</text:p>
              </table:table-cell>
              <table:table-cell office:value-type="float" office:value="-62">
                <text:p>-62</text:p>
              </table:table-cell>
              <table:table-cell office:value-type="float" office:value="-71.5857113394445">
                <text:p>-71.5857113394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">
                <text:p>-63</text:p>
              </table:table-cell>
              <table:table-cell office:value-type="float" office:value="-62">
                <text:p>-62</text:p>
              </table:table-cell>
              <table:table-cell office:value-type="float" office:value="-71.48985422605">
                <text:p>-71.48985422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">
                <text:p>-3</text:p>
              </table:table-cell>
              <table:table-cell office:value-type="float" office:value="-62">
                <text:p>-62</text:p>
              </table:table-cell>
              <table:table-cell office:value-type="float" office:value="-71.3949556837895">
                <text:p>-71.3949556837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71.3010061269516">
                <text:p>-71.3010061269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71.2079960656821">
                <text:p>-71.20799606568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62">
                <text:p>-62</text:p>
              </table:table-cell>
              <table:table-cell office:value-type="float" office:value="-71.1159161050253">
                <text:p>-71.11591610502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71.0247569439751">
                <text:p>-71.02475694397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70.9345093745353">
                <text:p>-70.93450937453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70.84516428079">
                <text:p>-70.84516428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70.7467126379821">
                <text:p>-70.74671263798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5">
                <text:p>-45</text:p>
              </table:table-cell>
              <table:table-cell office:value-type="float" office:value="-62">
                <text:p>-62</text:p>
              </table:table-cell>
              <table:table-cell office:value-type="float" office:value="-70.6592455116023">
                <text:p>-70.65924551160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70.5726530564862">
                <text:p>-70.57265305648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70.4869265259214">
                <text:p>-70.48692652592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-63">
                <text:p>-63</text:p>
              </table:table-cell>
              <table:table-cell office:value-type="float" office:value="-70.4120572606622">
                <text:p>-70.41205726066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2">
                <text:p>-62</text:p>
              </table:table-cell>
              <table:table-cell office:value-type="float" office:value="-64">
                <text:p>-64</text:p>
              </table:table-cell>
              <table:table-cell office:value-type="float" office:value="-70.3479366880555">
                <text:p>-70.34793668805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">
                <text:p>-63</text:p>
              </table:table-cell>
              <table:table-cell office:value-type="float" office:value="-64">
                <text:p>-64</text:p>
              </table:table-cell>
              <table:table-cell office:value-type="float" office:value="-70.284457321175">
                <text:p>-70.284457321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  <table:table-cell office:value-type="float" office:value="-70.2216127479632">
                <text:p>-70.2216127479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  <table:table-cell office:value-type="float" office:value="-70.1893966204836">
                <text:p>-70.18939662048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  <table:table-cell office:value-type="float" office:value="-70.1575026542788">
                <text:p>-70.1575026542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">
                <text:p>-7</text:p>
              </table:table-cell>
              <table:table-cell office:value-type="float" office:value="-55">
                <text:p>-55</text:p>
              </table:table-cell>
              <table:table-cell office:value-type="float" office:value="-70.005927627736">
                <text:p>-70.005927627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5">
                <text:p>-55</text:p>
              </table:table-cell>
              <table:table-cell office:value-type="float" office:value="-68">
                <text:p>-68</text:p>
              </table:table-cell>
              <table:table-cell office:value-type="float" office:value="-69.9858683514586">
                <text:p>-69.9858683514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9.966009667944">
                <text:p>-69.966009667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8">
                <text:p>-68</text:p>
              </table:table-cell>
              <table:table-cell office:value-type="float" office:value="-70">
                <text:p>-70</text:p>
              </table:table-cell>
              <table:table-cell office:value-type="float" office:value="-69.9663495712646">
                <text:p>-69.96634957126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1">
                <text:p>-41</text:p>
              </table:table-cell>
              <table:table-cell office:value-type="float" office:value="-70">
                <text:p>-70</text:p>
              </table:table-cell>
              <table:table-cell office:value-type="float" office:value="-69.966686075552">
                <text:p>-69.966686075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-69.9670192147965">
                <text:p>-69.9670192147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0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-69.9773490226485">
                <text:p>-69.9773490226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0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-69.987575532422">
                <text:p>-69.9875755324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69.9976997770978">
                <text:p>-69.9976997770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1">
                <text:p>-71</text:p>
              </table:table-cell>
              <table:table-cell office:value-type="float" office:value="-69">
                <text:p>-69</text:p>
              </table:table-cell>
              <table:table-cell office:value-type="float" office:value="-69.9877227793268">
                <text:p>-69.9877227793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1">
                <text:p>-71</text:p>
              </table:table-cell>
              <table:table-cell office:value-type="float" office:value="-69">
                <text:p>-69</text:p>
              </table:table-cell>
              <table:table-cell office:value-type="float" office:value="-69.9778455515335">
                <text:p>-69.97784555153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5">
                <text:p>-55</text:p>
              </table:table-cell>
              <table:table-cell office:value-type="float" office:value="-57">
                <text:p>-57</text:p>
              </table:table-cell>
              <table:table-cell office:value-type="float" office:value="-69.8480670960182">
                <text:p>-69.84806709601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">
                <text:p>-10</text:p>
              </table:table-cell>
              <table:table-cell office:value-type="float" office:value="-69">
                <text:p>-69</text:p>
              </table:table-cell>
              <table:table-cell office:value-type="float" office:value="-69.839586425058">
                <text:p>-69.839586425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9">
                <text:p>-69</text:p>
              </table:table-cell>
              <table:table-cell office:value-type="float" office:value="-71">
                <text:p>-71</text:p>
              </table:table-cell>
              <table:table-cell office:value-type="float" office:value="-69.8511905608074">
                <text:p>-69.85119056080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69.8626786551993">
                <text:p>-69.86267865519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7">
                <text:p>-57</text:p>
              </table:table-cell>
              <table:table-cell office:value-type="float" office:value="-71">
                <text:p>-71</text:p>
              </table:table-cell>
              <table:table-cell office:value-type="float" office:value="-69.8740518686473">
                <text:p>-69.87405186864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69.8853113499608">
                <text:p>-69.88531134996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1">
                <text:p>-71</text:p>
              </table:table-cell>
              <table:table-cell office:value-type="float" office:value="-72">
                <text:p>-72</text:p>
              </table:table-cell>
              <table:table-cell office:value-type="float" office:value="-69.9064582364612">
                <text:p>-69.90645823646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69.9373936540966">
                <text:p>-69.9373936540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69.9680197175557">
                <text:p>-69.9680197175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6">
                <text:p>-46</text:p>
              </table:table-cell>
              <table:table-cell office:value-type="float" office:value="-74">
                <text:p>-74</text:p>
              </table:table-cell>
              <table:table-cell office:value-type="float" office:value="-70.0083395203801">
                <text:p>-70.00833952038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0.0482561251763">
                <text:p>-70.04825612517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0.0877735639245">
                <text:p>-70.08777356392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3">
                <text:p>-63</text:p>
              </table:table-cell>
              <table:table-cell office:value-type="float" office:value="-73">
                <text:p>-73</text:p>
              </table:table-cell>
              <table:table-cell office:value-type="float" office:value="-70.1168958282853">
                <text:p>-70.1168958282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-73">
                <text:p>-73</text:p>
              </table:table-cell>
              <table:table-cell office:value-type="float" office:value="-70.1457268700024">
                <text:p>-70.1457268700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-67">
                <text:p>-67</text:p>
              </table:table-cell>
              <table:table-cell office:value-type="float" office:value="-70.1142696013024">
                <text:p>-70.1142696013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4">
                <text:p>-74</text:p>
              </table:table-cell>
              <table:table-cell office:value-type="float" office:value="-67">
                <text:p>-67</text:p>
              </table:table-cell>
              <table:table-cell office:value-type="float" office:value="-70.0831269052894">
                <text:p>-70.08312690528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5">
                <text:p>-65</text:p>
              </table:table-cell>
              <table:table-cell office:value-type="float" office:value="-67">
                <text:p>-67</text:p>
              </table:table-cell>
              <table:table-cell office:value-type="float" office:value="-70.0522956362365">
                <text:p>-70.05229563623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  <table:table-cell office:value-type="float" office:value="-70.0217726798741">
                <text:p>-70.0217726798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4">
                <text:p>-64</text:p>
              </table:table-cell>
              <table:table-cell office:value-type="float" office:value="-73">
                <text:p>-73</text:p>
              </table:table-cell>
              <table:table-cell office:value-type="float" office:value="-70.0515549530754">
                <text:p>-70.05155495307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6">
                <text:p>-76</text:p>
              </table:table-cell>
              <table:table-cell office:value-type="float" office:value="-74">
                <text:p>-74</text:p>
              </table:table-cell>
              <table:table-cell office:value-type="float" office:value="-70.0910394035446">
                <text:p>-70.09103940354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0.1301290095092">
                <text:p>-70.13012900950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1">
                <text:p>-51</text:p>
              </table:table-cell>
              <table:table-cell office:value-type="float" office:value="-73">
                <text:p>-73</text:p>
              </table:table-cell>
              <table:table-cell office:value-type="float" office:value="-70.1588277194141">
                <text:p>-70.15882771941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18723944222">
                <text:p>-70.18723944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0.2253670477978">
                <text:p>-70.22536704779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0.2631133773198">
                <text:p>-70.26311337731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0.2904822435466">
                <text:p>-70.2904822435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0">
                <text:p>-60</text:p>
              </table:table-cell>
              <table:table-cell office:value-type="float" office:value="-74">
                <text:p>-74</text:p>
              </table:table-cell>
              <table:table-cell office:value-type="float" office:value="-70.3275774211111">
                <text:p>-70.3275774211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8">
                <text:p>-78</text:p>
              </table:table-cell>
              <table:table-cell office:value-type="float" office:value="-74">
                <text:p>-74</text:p>
              </table:table-cell>
              <table:table-cell office:value-type="float" office:value="-70.3643016469">
                <text:p>-70.36430164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0.400658630431">
                <text:p>-70.4006586304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3">
                <text:p>-63</text:p>
              </table:table-cell>
              <table:table-cell office:value-type="float" office:value="-69">
                <text:p>-69</text:p>
              </table:table-cell>
              <table:table-cell office:value-type="float" office:value="-70.3866520441267">
                <text:p>-70.38665204412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0.4227855236854">
                <text:p>-70.42278552368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0.4585576684486">
                <text:p>-70.45855766844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1">
                <text:p>-61</text:p>
              </table:table-cell>
              <table:table-cell office:value-type="float" office:value="-74">
                <text:p>-74</text:p>
              </table:table-cell>
              <table:table-cell office:value-type="float" office:value="-70.4939720917641">
                <text:p>-70.49397209176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9">
                <text:p>-69</text:p>
              </table:table-cell>
              <table:table-cell office:value-type="float" office:value="-75">
                <text:p>-75</text:p>
              </table:table-cell>
              <table:table-cell office:value-type="float" office:value="-70.5390323708464">
                <text:p>-70.5390323708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0.593642047138">
                <text:p>-70.5936420471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0.6477056266666">
                <text:p>-70.6477056266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0.7012285703999">
                <text:p>-70.7012285703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0.7542162846959">
                <text:p>-70.75421628469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0.816674121849">
                <text:p>-70.8166741218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3">
                <text:p>-63</text:p>
              </table:table-cell>
              <table:table-cell office:value-type="float" office:value="-71">
                <text:p>-71</text:p>
              </table:table-cell>
              <table:table-cell office:value-type="float" office:value="-70.8185073806305">
                <text:p>-70.81850738063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9">
                <text:p>-69</text:p>
              </table:table-cell>
              <table:table-cell office:value-type="float" office:value="-76">
                <text:p>-76</text:p>
              </table:table-cell>
              <table:table-cell office:value-type="float" office:value="-70.8703223068242">
                <text:p>-70.8703223068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0.9316190837559">
                <text:p>-70.93161908375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0.9923028929184">
                <text:p>-70.9923028929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1">
                <text:p>-71</text:p>
              </table:table-cell>
              <table:table-cell office:value-type="float" office:value="-77">
                <text:p>-77</text:p>
              </table:table-cell>
              <table:table-cell office:value-type="float" office:value="-71.0523798639892">
                <text:p>-71.05237986398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1.1118560653493">
                <text:p>-71.11185606534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1.1707375046958">
                <text:p>-71.17073750469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1.2290301296488">
                <text:p>-71.22903012964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1.2867398283523">
                <text:p>-71.28673982835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1.3238724300688">
                <text:p>-71.32387243006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7">
                <text:p>-67</text:p>
              </table:table-cell>
              <table:table-cell office:value-type="float" office:value="-77">
                <text:p>-77</text:p>
              </table:table-cell>
              <table:table-cell office:value-type="float" office:value="-71.3806337057681">
                <text:p>-71.38063370576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1.4368273687104">
                <text:p>-71.4368273687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1.4924590950233">
                <text:p>-71.49245909502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6">
                <text:p>-66</text:p>
              </table:table-cell>
              <table:table-cell office:value-type="float" office:value="-77">
                <text:p>-77</text:p>
              </table:table-cell>
              <table:table-cell office:value-type="float" office:value="-71.5475345040731">
                <text:p>-71.54753450407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1.6020591590324">
                <text:p>-71.6020591590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